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5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6" style:family="table-cell" style:parent-style-name="Default" style:data-style-name="N3">
      <style:table-cell-properties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Default" style:data-style-name="N3">
      <style:table-cell-properties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9" style:family="table-cell" style:parent-style-name="Default" style:data-style-name="N3"/>
    <style:style style:name="ce10" style:family="table-cell" style:parent-style-name="Default" style:data-style-name="N36"/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8.78416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0" style:parent-style-name="Graphics">
      <style:graphic-properties draw:fill="none" draw:stroke="none" draw:luminance="0%" draw:contrast="0%" draw:image-opacity="100%"/>
    </style:style>
    <style:style style:family="graphic" style:name="a11" style:parent-style-name="Graphics">
      <style:graphic-properties draw:fill="none" draw:stroke="none" draw:luminance="0%" draw:contrast="0%" draw:image-opacity="100%"/>
    </style:style>
    <style:style style:family="graphic" style:name="a12" style:parent-style-name="Graphics">
      <style:graphic-properties draw:fill="none" draw:stroke="none" draw:luminance="0%" draw:contrast="0%" draw:image-opacity="100%"/>
    </style:style>
    <style:style style:family="graphic" style:name="a13" style:parent-style-name="Graphics">
      <style:graphic-properties draw:fill="none" draw:stroke="none" draw:luminance="0%" draw:contrast="0%" draw:image-opacity="100%"/>
    </style:style>
    <style:style style:family="graphic" style:name="a14" style:parent-style-name="Graphics">
      <style:graphic-properties draw:fill="none" draw:stroke="none" draw:luminance="0%" draw:contrast="0%" draw:image-opacity="100%"/>
    </style:style>
    <style:style style:family="graphic" style:name="a15" style:parent-style-name="Graphics">
      <style:graphic-properties draw:fill="none" draw:stroke="none" draw:luminance="0%" draw:contrast="0%" draw:image-opacity="100%"/>
    </style:style>
    <style:style style:family="graphic" style:name="a16" style:parent-style-name="Graphics">
      <style:graphic-properties draw:fill="none" draw:stroke="none" draw:luminance="0%" draw:contrast="0%" draw:image-opacity="100%"/>
    </style:style>
    <style:style style:family="graphic" style:name="a17" style:parent-style-name="Graphics">
      <style:graphic-properties draw:fill="none" draw:stroke="none" draw:luminance="0%" draw:contrast="0%" draw:image-opacity="100%"/>
    </style:style>
    <style:style style:family="graphic" style:name="a0" style:parent-style-name="Graphics">
      <style:graphic-properties draw:fill="none" draw:stroke="none" draw:luminance="0%" draw:contrast="0%" draw:image-opacity="100%"/>
    </style:style>
    <style:style style:family="graphic" style:name="a1" style:parent-style-name="Graphics">
      <style:graphic-properties draw:fill="none" draw:stroke="none" draw:luminance="0%" draw:contrast="0%" draw:image-opacity="100%"/>
    </style:style>
    <style:style style:family="graphic" style:name="a2" style:parent-style-name="Graphics">
      <style:graphic-properties draw:fill="none" draw:stroke="none" draw:luminance="0%" draw:contrast="0%" draw:image-opacity="100%"/>
    </style:style>
    <style:style style:family="graphic" style:name="a3" style:parent-style-name="Graphics">
      <style:graphic-properties draw:fill="none" draw:stroke="none" draw:luminance="0%" draw:contrast="0%" draw:image-opacity="100%"/>
    </style:style>
    <style:style style:family="graphic" style:name="a4" style:parent-style-name="Graphics">
      <style:graphic-properties draw:fill="none" draw:stroke="none" draw:luminance="0%" draw:contrast="0%" draw:image-opacity="100%"/>
    </style:style>
    <style:style style:family="graphic" style:name="a5" style:parent-style-name="Graphics">
      <style:graphic-properties draw:fill="none" draw:stroke="none" draw:luminance="0%" draw:contrast="0%" draw:image-opacity="100%"/>
    </style:style>
    <style:style style:family="graphic" style:name="a6" style:parent-style-name="Graphics">
      <style:graphic-properties draw:fill="none" draw:stroke="none" draw:luminance="0%" draw:contrast="0%" draw:image-opacity="100%"/>
    </style:style>
    <style:style style:family="graphic" style:name="a7" style:parent-style-name="Graphics">
      <style:graphic-properties draw:fill="none" draw:stroke="none" draw:luminance="0%" draw:contrast="0%" draw:image-opacity="100%"/>
    </style:style>
    <style:style style:family="graphic" style:name="a8" style:parent-style-name="Graphics">
      <style:graphic-properties draw:fill="none" draw:stroke="none" draw:luminance="0%" draw:contrast="0%" draw:image-opacity="100%"/>
    </style:style>
    <style:style style:family="graphic" style:name="a9" style:parent-style-name="Graphics">
      <style:graphic-properties draw:fill="none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Legen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arget (#)</text:p>
          </table:table-cell>
          <table:table-cell office:value-type="string" table:style-name="ce3">
            <text:p>Total Energy Consumption (kTEP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1</text:p>
          </table:table-cell>
          <table:table-cell office:value-type="string" table:style-name="ce3">
            <text:p>GNP (10^6 eur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2</text:p>
          </table:table-cell>
          <table:table-cell office:value-type="string" table:style-name="ce3">
            <text:p>Popu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3</text:p>
          </table:table-cell>
          <table:table-cell office:value-type="string" table:style-name="ce3">
            <text:p>Exports(10^6 eur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4</text:p>
          </table:table-cell>
          <table:table-cell office:value-type="string" table:style-name="ce3">
            <text:p>Imports (10^6 eur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5</text:p>
          </table:table-cell>
          <table:table-cell office:value-type="string" table:style-name="ce3">
            <text:p>Energy Production (kt of oil eq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6</text:p>
          </table:table-cell>
          <table:table-cell office:value-type="string" table:style-name="ce3">
            <text:p>Electricity power trans. and dist. Losses (kWh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7</text:p>
          </table:table-cell>
          <table:table-cell office:value-type="string" table:style-name="ce3">
            <text:p>Electricity Production (kWh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8</text:p>
          </table:table-cell>
          <table:table-cell office:value-type="string" table:style-name="ce3">
            <text:p>GDP per unit of energy use (PPP $ per kg of oil eq.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9</text:p>
          </table:table-cell>
          <table:table-cell office:value-type="string" table:style-name="ce3">
            <text:p>Energy imports net (% energy us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10</text:p>
          </table:table-cell>
          <table:table-cell office:value-type="string" table:style-name="ce3">
            <text:p>Fossil Fuel Consumption (% tot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11</text:p>
          </table:table-cell>
          <table:table-cell office:value-type="string" table:style-name="ce3">
            <text:p>Electric Power Consumption (kWh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12</text:p>
          </table:table-cell>
          <table:table-cell office:value-type="string" table:style-name="ce3">
            <text:p>CO2 Emissions total (million 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13</text:p>
          </table:table-cell>
          <table:table-cell office:value-type="string" table:style-name="ce3">
            <text:p>Unemploiment (%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14</text:p>
          </table:table-cell>
          <table:table-cell office:value-type="string" table:style-name="ce3">
            <text:p>Diesel consumpion road (kt of oil equivalent)</text:p>
          </table:table-cell>
          <table:table-cell table:number-columns-repeated="16382"/>
        </table:table-row>
        <table:table-row table:number-rows-repeated="1048561" table:style-name="ro2">
          <table:table-cell table:number-columns-repeated="16384"/>
        </table:table-row>
      </table:table>
      <table:table table:name="Data" table:style-name="ta1"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00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4">
            <text:p>Year</text:p>
          </table:table-cell>
          <table:table-cell office:value-type="string" table:style-name="ce5">
            <text:p>#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6">
            <text:p>X5</text:p>
          </table:table-cell>
          <table:table-cell office:value-type="string" table:style-name="ce6">
            <text:p>X6</text:p>
          </table:table-cell>
          <table:table-cell office:value-type="string" table:style-name="ce6">
            <text:p>X7</text:p>
          </table:table-cell>
          <table:table-cell office:value-type="string" table:style-name="ce6">
            <text:p>X8</text:p>
          </table:table-cell>
          <table:table-cell office:value-type="string" table:style-name="ce6">
            <text:p>X9</text:p>
          </table:table-cell>
          <table:table-cell office:value-type="string" table:style-name="ce6">
            <text:p>X10</text:p>
          </table:table-cell>
          <table:table-cell office:value-type="string" table:style-name="ce6">
            <text:p>X11</text:p>
          </table:table-cell>
          <table:table-cell office:value-type="string" table:style-name="ce6">
            <text:p>X12</text:p>
          </table:table-cell>
          <table:table-cell office:value-type="string" table:style-name="ce6">
            <text:p>X13</text:p>
          </table:table-cell>
          <table:table-cell office:value-type="string" table:style-name="ce6">
            <text:p>X14</text:p>
          </table:table-cell>
          <table:table-cell table:number-columns-repeated="16368"/>
        </table:table-row>
        <table:table-row table:style-name="ro1">
          <table:table-cell office:value-type="float" office:value="1981" table:style-name="ce4">
            <text:p>1 981</text:p>
          </table:table-cell>
          <table:table-cell office:value-type="float" office:value="39889" table:style-name="ce5">
            <text:p>39 889</text:p>
          </table:table-cell>
          <table:table-cell office:value-type="float" office:value="159100" table:style-name="ce6">
            <text:p>159 100</text:p>
          </table:table-cell>
          <table:table-cell office:value-type="float" office:value="37484234.495999999" table:style-name="ce6">
            <text:p>37 484 234</text:p>
          </table:table-cell>
          <table:table-cell office:value-type="float" office:value="32045" table:style-name="ce6">
            <text:p>32 045</text:p>
          </table:table-cell>
          <table:table-cell office:value-type="float" office:value="41998" table:style-name="ce6">
            <text:p>41 998</text:p>
          </table:table-cell>
          <table:table-cell office:value-type="float" office:value="15773.606" table:style-name="ce7">
            <text:p>15773.606</text:p>
          </table:table-cell>
          <table:table-cell office:value-type="float" office:value="9966000000" table:style-name="ce7">
            <text:p>9966000000</text:p>
          </table:table-cell>
          <table:table-cell office:value-type="float" office:value="109226000000" table:style-name="ce7">
            <text:p>1.09226E+11</text:p>
          </table:table-cell>
          <table:table-cell office:value-type="float" office:value="3.7761246888314601" table:style-name="ce7">
            <text:p>3.776124689</text:p>
          </table:table-cell>
          <table:table-cell office:value-type="float" office:value="76.698561313682106" table:style-name="ce7">
            <text:p>76.69856131</text:p>
          </table:table-cell>
          <table:table-cell office:value-type="float" office:value="94.031658780654595" table:style-name="ce7">
            <text:p>94.03165878</text:p>
          </table:table-cell>
          <table:table-cell office:value-type="float" office:value="99135000000" table:style-name="ce7">
            <text:p>99135000000</text:p>
          </table:table-cell>
          <table:table-cell office:value-type="float" office:value="187.72" table:style-name="ce7">
            <text:p>187.72</text:p>
          </table:table-cell>
          <table:table-cell office:value-type="float" office:value="11.1" table:style-name="ce7">
            <text:p>11.1</text:p>
          </table:table-cell>
          <table:table-cell office:value-type="float" office:value="4561" table:style-name="ce7">
            <text:p>4561</text:p>
          </table:table-cell>
          <table:table-cell table:number-columns-repeated="16368"/>
        </table:table-row>
        <table:table-row table:style-name="ro1">
          <table:table-cell office:value-type="float" office:value="1982" table:style-name="ce4">
            <text:p>1 982</text:p>
          </table:table-cell>
          <table:table-cell office:value-type="float" office:value="41224" table:style-name="ce5">
            <text:p>41 224</text:p>
          </table:table-cell>
          <table:table-cell office:value-type="float" office:value="173339" table:style-name="ce6">
            <text:p>173 339</text:p>
          </table:table-cell>
          <table:table-cell office:value-type="float" office:value="37683363" table:style-name="ce6">
            <text:p>37 683 363</text:p>
          </table:table-cell>
          <table:table-cell office:value-type="float" office:value="34222" table:style-name="ce6">
            <text:p>34 222</text:p>
          </table:table-cell>
          <table:table-cell office:value-type="float" office:value="44762" table:style-name="ce6">
            <text:p>44 762</text:p>
          </table:table-cell>
          <table:table-cell office:value-type="float" office:value="17704.773000000001" table:style-name="ce7">
            <text:p>17704.773</text:p>
          </table:table-cell>
          <table:table-cell office:value-type="float" office:value="8920000000" table:style-name="ce7">
            <text:p>8920000000</text:p>
          </table:table-cell>
          <table:table-cell office:value-type="float" office:value="109996000000" table:style-name="ce7">
            <text:p>1.09996E+11</text:p>
          </table:table-cell>
          <table:table-cell office:value-type="float" office:value="4.0626928220738403" table:style-name="ce7">
            <text:p>4.062692822</text:p>
          </table:table-cell>
          <table:table-cell office:value-type="float" office:value="74.238100046795395" table:style-name="ce7">
            <text:p>74.23810005</text:p>
          </table:table-cell>
          <table:table-cell office:value-type="float" office:value="93.349533733461499" table:style-name="ce7">
            <text:p>93.34953373</text:p>
          </table:table-cell>
          <table:table-cell office:value-type="float" office:value="100864000000" table:style-name="ce7">
            <text:p>1.00864E+11</text:p>
          </table:table-cell>
          <table:table-cell office:value-type="float" office:value="191.15" table:style-name="ce7">
            <text:p>191.15</text:p>
          </table:table-cell>
          <table:table-cell office:value-type="float" office:value="13.7" table:style-name="ce7">
            <text:p>13.7</text:p>
          </table:table-cell>
          <table:table-cell office:value-type="float" office:value="4500" table:style-name="ce7">
            <text:p>4500</text:p>
          </table:table-cell>
          <table:table-cell table:number-columns-repeated="16368"/>
        </table:table-row>
        <table:table-row table:style-name="ro1">
          <table:table-cell office:value-type="float" office:value="1983" table:style-name="ce4">
            <text:p>1 983</text:p>
          </table:table-cell>
          <table:table-cell office:value-type="float" office:value="43953" table:style-name="ce5">
            <text:p>43 953</text:p>
          </table:table-cell>
          <table:table-cell office:value-type="float" office:value="190291" table:style-name="ce6">
            <text:p>190 291</text:p>
          </table:table-cell>
          <table:table-cell office:value-type="float" office:value="37858281.044" table:style-name="ce6">
            <text:p>37 858 281</text:p>
          </table:table-cell>
          <table:table-cell office:value-type="float" office:value="36898" table:style-name="ce6">
            <text:p>36 898</text:p>
          </table:table-cell>
          <table:table-cell office:value-type="float" office:value="47321" table:style-name="ce6">
            <text:p>47 321</text:p>
          </table:table-cell>
          <table:table-cell office:value-type="float" office:value="19647.353999999999" table:style-name="ce7">
            <text:p>19647.354</text:p>
          </table:table-cell>
          <table:table-cell office:value-type="float" office:value="10568000000" table:style-name="ce7">
            <text:p>10568000000</text:p>
          </table:table-cell>
          <table:table-cell office:value-type="float" office:value="113506000000" table:style-name="ce7">
            <text:p>1.13506E+11</text:p>
          </table:table-cell>
          <table:table-cell office:value-type="float" office:value="4.4849448899848703" table:style-name="ce7">
            <text:p>4.48494489</text:p>
          </table:table-cell>
          <table:table-cell office:value-type="float" office:value="70.618833647781599" table:style-name="ce7">
            <text:p>70.61883365</text:p>
          </table:table-cell>
          <table:table-cell office:value-type="float" office:value="93.070603613200703" table:style-name="ce7">
            <text:p>93.07060361</text:p>
          </table:table-cell>
          <table:table-cell office:value-type="float" office:value="100976000000" table:style-name="ce7">
            <text:p>1.00976E+11</text:p>
          </table:table-cell>
          <table:table-cell office:value-type="float" office:value="185.95" table:style-name="ce7">
            <text:p>185.95</text:p>
          </table:table-cell>
          <table:table-cell office:value-type="float" office:value="15.5" table:style-name="ce7">
            <text:p>15.5</text:p>
          </table:table-cell>
          <table:table-cell office:value-type="float" office:value="4906" table:style-name="ce7">
            <text:p>4906</text:p>
          </table:table-cell>
          <table:table-cell table:number-columns-repeated="16368"/>
        </table:table-row>
        <table:table-row table:style-name="ro1">
          <table:table-cell office:value-type="float" office:value="1984" table:style-name="ce4">
            <text:p>1 984</text:p>
          </table:table-cell>
          <table:table-cell office:value-type="float" office:value="47557" table:style-name="ce5">
            <text:p>47 557</text:p>
          </table:table-cell>
          <table:table-cell office:value-type="float" office:value="182781" table:style-name="ce6">
            <text:p>182 781</text:p>
          </table:table-cell>
          <table:table-cell office:value-type="float" office:value="38012195.872000001" table:style-name="ce6">
            <text:p>38 012 196</text:p>
          </table:table-cell>
          <table:table-cell office:value-type="float" office:value="38987" table:style-name="ce6">
            <text:p>38 987</text:p>
          </table:table-cell>
          <table:table-cell office:value-type="float" office:value="49982" table:style-name="ce6">
            <text:p>49 982</text:p>
          </table:table-cell>
          <table:table-cell office:value-type="float" office:value="21944.894" table:style-name="ce7">
            <text:p>21944.894</text:p>
          </table:table-cell>
          <table:table-cell office:value-type="float" office:value="10513000000" table:style-name="ce7">
            <text:p>10513000000</text:p>
          </table:table-cell>
          <table:table-cell office:value-type="float" office:value="115378000000" table:style-name="ce7">
            <text:p>1.15378E+11</text:p>
          </table:table-cell>
          <table:table-cell office:value-type="float" office:value="4.6659646949801603" table:style-name="ce7">
            <text:p>4.665964695</text:p>
          </table:table-cell>
          <table:table-cell office:value-type="float" office:value="67.728814143556306" table:style-name="ce7">
            <text:p>67.72881414</text:p>
          </table:table-cell>
          <table:table-cell office:value-type="float" office:value="92.001457144092001" table:style-name="ce7">
            <text:p>92.00145714</text:p>
          </table:table-cell>
          <table:table-cell office:value-type="float" office:value="106581000000" table:style-name="ce7">
            <text:p>1.06581E+11</text:p>
          </table:table-cell>
          <table:table-cell office:value-type="float" office:value="189.57" table:style-name="ce7">
            <text:p>189.57</text:p>
          </table:table-cell>
          <table:table-cell office:value-type="float" office:value="16.899999999999999" table:style-name="ce7">
            <text:p>16.9</text:p>
          </table:table-cell>
          <table:table-cell office:value-type="float" office:value="5017" table:style-name="ce7">
            <text:p>5017</text:p>
          </table:table-cell>
          <table:table-cell table:number-columns-repeated="16368"/>
        </table:table-row>
        <table:table-row table:style-name="ro1">
          <table:table-cell office:value-type="float" office:value="1985" table:style-name="ce4">
            <text:p>1 985</text:p>
          </table:table-cell>
          <table:table-cell office:value-type="float" office:value="49489" table:style-name="ce5">
            <text:p>49 489</text:p>
          </table:table-cell>
          <table:table-cell office:value-type="float" office:value="207776" table:style-name="ce6">
            <text:p>207 776</text:p>
          </table:table-cell>
          <table:table-cell office:value-type="float" office:value="38148314.728" table:style-name="ce6">
            <text:p>38 148 315</text:p>
          </table:table-cell>
          <table:table-cell office:value-type="float" office:value="40089" table:style-name="ce6">
            <text:p>40 089</text:p>
          </table:table-cell>
          <table:table-cell office:value-type="float" office:value="53321" table:style-name="ce6">
            <text:p>53 321</text:p>
          </table:table-cell>
          <table:table-cell office:value-type="float" office:value="25073.816999999999" table:style-name="ce7">
            <text:p>25073.817</text:p>
          </table:table-cell>
          <table:table-cell office:value-type="float" office:value="11071000000" table:style-name="ce7">
            <text:p>11071000000</text:p>
          </table:table-cell>
          <table:table-cell office:value-type="float" office:value="118106000000" table:style-name="ce7">
            <text:p>1.18106E+11</text:p>
          </table:table-cell>
          <table:table-cell office:value-type="float" office:value="4.8207210536953804" table:style-name="ce7">
            <text:p>4.820721054</text:p>
          </table:table-cell>
          <table:table-cell office:value-type="float" office:value="63.927350413763101" table:style-name="ce7">
            <text:p>63.92735041</text:p>
          </table:table-cell>
          <table:table-cell office:value-type="float" office:value="86.583222867171102" table:style-name="ce7">
            <text:p>86.58322287</text:p>
          </table:table-cell>
          <table:table-cell office:value-type="float" office:value="111286000000" table:style-name="ce7">
            <text:p>1.11286E+11</text:p>
          </table:table-cell>
          <table:table-cell office:value-type="float" office:value="180.48" table:style-name="ce7">
            <text:p>180.48</text:p>
          </table:table-cell>
          <table:table-cell office:value-type="float" office:value="19.600000000000001" table:style-name="ce7">
            <text:p>19.6</text:p>
          </table:table-cell>
          <table:table-cell office:value-type="float" office:value="5174" table:style-name="ce7">
            <text:p>5174</text:p>
          </table:table-cell>
          <table:table-cell table:number-columns-repeated="16368"/>
        </table:table-row>
        <table:table-row table:style-name="ro1">
          <table:table-cell office:value-type="float" office:value="1986" table:style-name="ce4">
            <text:p>1 986</text:p>
          </table:table-cell>
          <table:table-cell office:value-type="float" office:value="53197" table:style-name="ce5">
            <text:p>53 197</text:p>
          </table:table-cell>
          <table:table-cell office:value-type="float" office:value="226288" table:style-name="ce6">
            <text:p>226 288</text:p>
          </table:table-cell>
          <table:table-cell office:value-type="float" office:value="38269844.855999999" table:style-name="ce6">
            <text:p>38 269 845</text:p>
          </table:table-cell>
          <table:table-cell office:value-type="float" office:value="43107" table:style-name="ce6">
            <text:p>43 107</text:p>
          </table:table-cell>
          <table:table-cell office:value-type="float" office:value="56102" table:style-name="ce6">
            <text:p>56 102</text:p>
          </table:table-cell>
          <table:table-cell office:value-type="float" office:value="26471.712" table:style-name="ce7">
            <text:p>26471.712</text:p>
          </table:table-cell>
          <table:table-cell office:value-type="float" office:value="11838000000" table:style-name="ce7">
            <text:p>11838000000</text:p>
          </table:table-cell>
          <table:table-cell office:value-type="float" office:value="125617000000" table:style-name="ce7">
            <text:p>1.25617E+11</text:p>
          </table:table-cell>
          <table:table-cell office:value-type="float" office:value="4.9828515302164798" table:style-name="ce7">
            <text:p>4.98285153</text:p>
          </table:table-cell>
          <table:table-cell office:value-type="float" office:value="62.668600760301302" table:style-name="ce7">
            <text:p>62.66860076</text:p>
          </table:table-cell>
          <table:table-cell office:value-type="float" office:value="85.4027944841947" table:style-name="ce7">
            <text:p>85.40279448</text:p>
          </table:table-cell>
          <table:table-cell office:value-type="float" office:value="114450000000" table:style-name="ce7">
            <text:p>1.1445E+11</text:p>
          </table:table-cell>
          <table:table-cell office:value-type="float" office:value="175.23" table:style-name="ce7">
            <text:p>175.23</text:p>
          </table:table-cell>
          <table:table-cell office:value-type="float" office:value="21" table:style-name="ce7">
            <text:p>21</text:p>
          </table:table-cell>
          <table:table-cell office:value-type="float" office:value="5500" table:style-name="ce7">
            <text:p>5500</text:p>
          </table:table-cell>
          <table:table-cell table:number-columns-repeated="16368"/>
        </table:table-row>
        <table:table-row table:style-name="ro1">
          <table:table-cell office:value-type="float" office:value="1987" table:style-name="ce4">
            <text:p>1 987</text:p>
          </table:table-cell>
          <table:table-cell office:value-type="float" office:value="55263" table:style-name="ce5">
            <text:p>55 263</text:p>
          </table:table-cell>
          <table:table-cell office:value-type="float" office:value="243382" table:style-name="ce6">
            <text:p>243 382</text:p>
          </table:table-cell>
          <table:table-cell office:value-type="float" office:value="38379993.5" table:style-name="ce6">
            <text:p>38 379 994</text:p>
          </table:table-cell>
          <table:table-cell office:value-type="float" office:value="45367" table:style-name="ce6">
            <text:p>45 367</text:p>
          </table:table-cell>
          <table:table-cell office:value-type="float" office:value="58998" table:style-name="ce6">
            <text:p>58 998</text:p>
          </table:table-cell>
          <table:table-cell office:value-type="float" office:value="28318.169000000002" table:style-name="ce7">
            <text:p>28318.169</text:p>
          </table:table-cell>
          <table:table-cell office:value-type="float" office:value="11975000000" table:style-name="ce7">
            <text:p>11975000000</text:p>
          </table:table-cell>
          <table:table-cell office:value-type="float" office:value="128228000000" table:style-name="ce7">
            <text:p>1.28228E+11</text:p>
          </table:table-cell>
          <table:table-cell office:value-type="float" office:value="5.1534437482262296" table:style-name="ce7">
            <text:p>5.153443748</text:p>
          </table:table-cell>
          <table:table-cell office:value-type="float" office:value="60.873658442396" table:style-name="ce7">
            <text:p>60.87365844</text:p>
          </table:table-cell>
          <table:table-cell office:value-type="float" office:value="82.8923614073544" table:style-name="ce7">
            <text:p>82.89236141</text:p>
          </table:table-cell>
          <table:table-cell office:value-type="float" office:value="115919000000" table:style-name="ce7">
            <text:p>1.15919E+11</text:p>
          </table:table-cell>
          <table:table-cell office:value-type="float" office:value="179.13" table:style-name="ce7">
            <text:p>179.13</text:p>
          </table:table-cell>
          <table:table-cell office:value-type="float" office:value="20.6" table:style-name="ce7">
            <text:p>20.6</text:p>
          </table:table-cell>
          <table:table-cell office:value-type="float" office:value="5500" table:style-name="ce7">
            <text:p>5500</text:p>
          </table:table-cell>
          <table:table-cell table:number-columns-repeated="16368"/>
        </table:table-row>
        <table:table-row table:style-name="ro1">
          <table:table-cell office:value-type="float" office:value="1988" table:style-name="ce4">
            <text:p>1 988</text:p>
          </table:table-cell>
          <table:table-cell office:value-type="float" office:value="57708" table:style-name="ce5">
            <text:p>57 708</text:p>
          </table:table-cell>
          <table:table-cell office:value-type="float" office:value="263138" table:style-name="ce6">
            <text:p>263 138</text:p>
          </table:table-cell>
          <table:table-cell office:value-type="float" office:value="38481967.903999999" table:style-name="ce6">
            <text:p>38 481 968</text:p>
          </table:table-cell>
          <table:table-cell office:value-type="float" office:value="49982" table:style-name="ce6">
            <text:p>49 982</text:p>
          </table:table-cell>
          <table:table-cell office:value-type="float" office:value="62111" table:style-name="ce6">
            <text:p>62 111</text:p>
          </table:table-cell>
          <table:table-cell office:value-type="float" office:value="27895.474999999999" table:style-name="ce7">
            <text:p>27895.475</text:p>
          </table:table-cell>
          <table:table-cell office:value-type="float" office:value="12164000000" table:style-name="ce7">
            <text:p>12164000000</text:p>
          </table:table-cell>
          <table:table-cell office:value-type="float" office:value="132606000000" table:style-name="ce7">
            <text:p>1.32606E+11</text:p>
          </table:table-cell>
          <table:table-cell office:value-type="float" office:value="5.4651811608152601" table:style-name="ce7">
            <text:p>5.465181161</text:p>
          </table:table-cell>
          <table:table-cell office:value-type="float" office:value="62.377510164305598" table:style-name="ce7">
            <text:p>62.37751016</text:p>
          </table:table-cell>
          <table:table-cell office:value-type="float" office:value="81.850801847777007" table:style-name="ce7">
            <text:p>81.85080185</text:p>
          </table:table-cell>
          <table:table-cell office:value-type="float" office:value="119694000000" table:style-name="ce7">
            <text:p>1.19694E+11</text:p>
          </table:table-cell>
          <table:table-cell office:value-type="float" office:value="180.18" table:style-name="ce7">
            <text:p>180.18</text:p>
          </table:table-cell>
          <table:table-cell office:value-type="float" office:value="19.899999999999999" table:style-name="ce7">
            <text:p>19.9</text:p>
          </table:table-cell>
          <table:table-cell office:value-type="float" office:value="5600" table:style-name="ce7">
            <text:p>5600</text:p>
          </table:table-cell>
          <table:table-cell table:number-columns-repeated="16368"/>
        </table:table-row>
        <table:table-row table:style-name="ro1">
          <table:table-cell office:value-type="float" office:value="1989" table:style-name="ce4">
            <text:p>1 989</text:p>
          </table:table-cell>
          <table:table-cell office:value-type="float" office:value="59567" table:style-name="ce5">
            <text:p>59 567</text:p>
          </table:table-cell>
          <table:table-cell office:value-type="float" office:value="302674" table:style-name="ce6">
            <text:p>302 674</text:p>
          </table:table-cell>
          <table:table-cell office:value-type="float" office:value="38578975.311999999" table:style-name="ce6">
            <text:p>38 578 975</text:p>
          </table:table-cell>
          <table:table-cell office:value-type="float" office:value="52766" table:style-name="ce6">
            <text:p>52 766</text:p>
          </table:table-cell>
          <table:table-cell office:value-type="float" office:value="65334" table:style-name="ce6">
            <text:p>65 334</text:p>
          </table:table-cell>
          <table:table-cell office:value-type="float" office:value="30256.781999999999" table:style-name="ce7">
            <text:p>30256.782</text:p>
          </table:table-cell>
          <table:table-cell office:value-type="float" office:value="13499000000" table:style-name="ce7">
            <text:p>13499000000</text:p>
          </table:table-cell>
          <table:table-cell office:value-type="float" office:value="138584000000" table:style-name="ce7">
            <text:p>1.38584E+11</text:p>
          </table:table-cell>
          <table:table-cell office:value-type="float" office:value="5.5030678850963399" table:style-name="ce7">
            <text:p>5.503067885</text:p>
          </table:table-cell>
          <table:table-cell office:value-type="float" office:value="62.207691745042197" table:style-name="ce7">
            <text:p>62.20769175</text:p>
          </table:table-cell>
          <table:table-cell office:value-type="float" office:value="79.298788938711098" table:style-name="ce7">
            <text:p>79.29878894</text:p>
          </table:table-cell>
          <table:table-cell office:value-type="float" office:value="124750000000" table:style-name="ce7">
            <text:p>1.2475E+11</text:p>
          </table:table-cell>
          <table:table-cell office:value-type="float" office:value="184.58" table:style-name="ce7">
            <text:p>184.58</text:p>
          </table:table-cell>
          <table:table-cell office:value-type="float" office:value="18.899999999999999" table:style-name="ce7">
            <text:p>18.9</text:p>
          </table:table-cell>
          <table:table-cell office:value-type="float" office:value="7700" table:style-name="ce7">
            <text:p>7700</text:p>
          </table:table-cell>
          <table:table-cell table:number-columns-repeated="16368"/>
        </table:table-row>
        <table:table-row table:style-name="ro1">
          <table:table-cell office:value-type="float" office:value="1990" table:style-name="ce4">
            <text:p>1 990</text:p>
          </table:table-cell>
          <table:table-cell office:value-type="float" office:value="62850" table:style-name="ce5">
            <text:p>62 850</text:p>
          </table:table-cell>
          <table:table-cell office:value-type="float" office:value="357882" table:style-name="ce6">
            <text:p>357 882</text:p>
          </table:table-cell>
          <table:table-cell office:value-type="float" office:value="38674222.968000002" table:style-name="ce6">
            <text:p>38 674 223</text:p>
          </table:table-cell>
          <table:table-cell office:value-type="float" office:value="55081" table:style-name="ce6">
            <text:p>55 081</text:p>
          </table:table-cell>
          <table:table-cell office:value-type="float" office:value="68212" table:style-name="ce6">
            <text:p>68 212</text:p>
          </table:table-cell>
          <table:table-cell office:value-type="float" office:value="34546.010999999999" table:style-name="ce7">
            <text:p>34546.011</text:p>
          </table:table-cell>
          <table:table-cell office:value-type="float" office:value="12396000000" table:style-name="ce7">
            <text:p>12396000000</text:p>
          </table:table-cell>
          <table:table-cell office:value-type="float" office:value="147200000000" table:style-name="ce7">
            <text:p>1.472E+11</text:p>
          </table:table-cell>
          <table:table-cell office:value-type="float" office:value="5.4393106512142202" table:style-name="ce7">
            <text:p>5.439310651</text:p>
          </table:table-cell>
          <table:table-cell office:value-type="float" office:value="60.798660151147203" table:style-name="ce7">
            <text:p>60.79866015</text:p>
          </table:table-cell>
          <table:table-cell office:value-type="float" office:value="77.610463606590002" table:style-name="ce7">
            <text:p>77.61046361</text:p>
          </table:table-cell>
          <table:table-cell office:value-type="float" office:value="133682000000" table:style-name="ce7">
            <text:p>1.33682E+11</text:p>
          </table:table-cell>
          <table:table-cell office:value-type="float" office:value="202.1" table:style-name="ce7">
            <text:p>202.1</text:p>
          </table:table-cell>
          <table:table-cell office:value-type="float" office:value="17" table:style-name="ce7">
            <text:p>17</text:p>
          </table:table-cell>
          <table:table-cell office:value-type="float" office:value="8571" table:style-name="ce7">
            <text:p>8571</text:p>
          </table:table-cell>
          <table:table-cell table:number-columns-repeated="16368"/>
        </table:table-row>
        <table:table-row table:style-name="ro1">
          <table:table-cell office:value-type="float" office:value="1991" table:style-name="ce4">
            <text:p>1 991</text:p>
          </table:table-cell>
          <table:table-cell office:value-type="float" office:value="65575" table:style-name="ce5">
            <text:p>65 575</text:p>
          </table:table-cell>
          <table:table-cell office:value-type="float" office:value="401686" table:style-name="ce6">
            <text:p>401 686</text:p>
          </table:table-cell>
          <table:table-cell office:value-type="float" office:value="38770918.115999997" table:style-name="ce6">
            <text:p>38 770 918</text:p>
          </table:table-cell>
          <table:table-cell office:value-type="float" office:value="56332" table:style-name="ce6">
            <text:p>56 332</text:p>
          </table:table-cell>
          <table:table-cell office:value-type="float" office:value="71443" table:style-name="ce6">
            <text:p>71 443</text:p>
          </table:table-cell>
          <table:table-cell office:value-type="float" office:value="34591.235999999997" table:style-name="ce7">
            <text:p>34591.236</text:p>
          </table:table-cell>
          <table:table-cell office:value-type="float" office:value="14036000000" table:style-name="ce7">
            <text:p>14036000000</text:p>
          </table:table-cell>
          <table:table-cell office:value-type="float" office:value="151206000000" table:style-name="ce7">
            <text:p>1.51206E+11</text:p>
          </table:table-cell>
          <table:table-cell office:value-type="float" office:value="5.7353717437615801" table:style-name="ce7">
            <text:p>5.735371744</text:p>
          </table:table-cell>
          <table:table-cell office:value-type="float" office:value="61.603553259374401" table:style-name="ce7">
            <text:p>61.60355326</text:p>
          </table:table-cell>
          <table:table-cell office:value-type="float" office:value="77.390405871127498" table:style-name="ce7">
            <text:p>77.39040587</text:p>
          </table:table-cell>
          <table:table-cell office:value-type="float" office:value="137464000000" table:style-name="ce7">
            <text:p>1.37464E+11</text:p>
          </table:table-cell>
          <table:table-cell office:value-type="float" office:value="205.23" table:style-name="ce7">
            <text:p>205.23</text:p>
          </table:table-cell>
          <table:table-cell office:value-type="float" office:value="16" table:style-name="ce7">
            <text:p>16</text:p>
          </table:table-cell>
          <table:table-cell office:value-type="float" office:value="8995" table:style-name="ce7">
            <text:p>8995</text:p>
          </table:table-cell>
          <table:table-cell table:number-columns-repeated="16368"/>
        </table:table-row>
        <table:table-row table:style-name="ro1">
          <table:table-cell office:value-type="float" office:value="1992" table:style-name="ce4">
            <text:p>1 992</text:p>
          </table:table-cell>
          <table:table-cell office:value-type="float" office:value="66447" table:style-name="ce5">
            <text:p>66 447</text:p>
          </table:table-cell>
          <table:table-cell office:value-type="float" office:value="443715" table:style-name="ce6">
            <text:p>443 715</text:p>
          </table:table-cell>
          <table:table-cell office:value-type="float" office:value="38872268" table:style-name="ce6">
            <text:p>38 872 268</text:p>
          </table:table-cell>
          <table:table-cell office:value-type="float" office:value="58421" table:style-name="ce6">
            <text:p>58 421</text:p>
          </table:table-cell>
          <table:table-cell office:value-type="float" office:value="75231" table:style-name="ce6">
            <text:p>75 231</text:p>
          </table:table-cell>
          <table:table-cell office:value-type="float" office:value="34336.445" table:style-name="ce7">
            <text:p>34336.445</text:p>
          </table:table-cell>
          <table:table-cell office:value-type="float" office:value="14539000000" table:style-name="ce7">
            <text:p>14539000000</text:p>
          </table:table-cell>
          <table:table-cell office:value-type="float" office:value="154749000000" table:style-name="ce7">
            <text:p>1.54749E+11</text:p>
          </table:table-cell>
          <table:table-cell office:value-type="float" office:value="5.8717161758003398" table:style-name="ce7">
            <text:p>5.871716176</text:p>
          </table:table-cell>
          <table:table-cell office:value-type="float" office:value="63.251554224740197" table:style-name="ce7">
            <text:p>63.25155422</text:p>
          </table:table-cell>
          <table:table-cell office:value-type="float" office:value="77.953825410007298" table:style-name="ce7">
            <text:p>77.95382541</text:p>
          </table:table-cell>
          <table:table-cell office:value-type="float" office:value="140579000000" table:style-name="ce7">
            <text:p>1.40579E+11</text:p>
          </table:table-cell>
          <table:table-cell office:value-type="float" office:value="212.88" table:style-name="ce7">
            <text:p>212.88</text:p>
          </table:table-cell>
          <table:table-cell office:value-type="float" office:value="16.100000000000001" table:style-name="ce7">
            <text:p>16.1</text:p>
          </table:table-cell>
          <table:table-cell office:value-type="float" office:value="9522" table:style-name="ce7">
            <text:p>9522</text:p>
          </table:table-cell>
          <table:table-cell table:number-columns-repeated="16368"/>
        </table:table-row>
        <table:table-row table:style-name="ro1">
          <table:table-cell office:value-type="float" office:value="1993" table:style-name="ce4">
            <text:p>1 993</text:p>
          </table:table-cell>
          <table:table-cell office:value-type="float" office:value="65132" table:style-name="ce5">
            <text:p>65 132</text:p>
          </table:table-cell>
          <table:table-cell office:value-type="float" office:value="463263" table:style-name="ce6">
            <text:p>463 263</text:p>
          </table:table-cell>
          <table:table-cell office:value-type="float" office:value="38981479.864" table:style-name="ce6">
            <text:p>38 981 480</text:p>
          </table:table-cell>
          <table:table-cell office:value-type="float" office:value="62143" table:style-name="ce6">
            <text:p>62 143</text:p>
          </table:table-cell>
          <table:table-cell office:value-type="float" office:value="78899" table:style-name="ce6">
            <text:p>78 899</text:p>
          </table:table-cell>
          <table:table-cell office:value-type="float" office:value="33710.79" table:style-name="ce7">
            <text:p>33710.79</text:p>
          </table:table-cell>
          <table:table-cell office:value-type="float" office:value="14844000000" table:style-name="ce7">
            <text:p>14844000000</text:p>
          </table:table-cell>
          <table:table-cell office:value-type="float" office:value="156700000000" table:style-name="ce7">
            <text:p>1.567E+11</text:p>
          </table:table-cell>
          <table:table-cell office:value-type="float" office:value="5.9589880291438098" table:style-name="ce7">
            <text:p>5.958988029</text:p>
          </table:table-cell>
          <table:table-cell office:value-type="float" office:value="64.563578902572303" table:style-name="ce7">
            <text:p>64.5635789</text:p>
          </table:table-cell>
          <table:table-cell office:value-type="float" office:value="79.246001060481802" table:style-name="ce7">
            <text:p>79.24600106</text:p>
          </table:table-cell>
          <table:table-cell office:value-type="float" office:value="144515000000" table:style-name="ce7">
            <text:p>1.44515E+11</text:p>
          </table:table-cell>
          <table:table-cell office:value-type="float" office:value="224.42" table:style-name="ce7">
            <text:p>224.42</text:p>
          </table:table-cell>
          <table:table-cell office:value-type="float" office:value="18.100000000000001" table:style-name="ce7">
            <text:p>18.1</text:p>
          </table:table-cell>
          <table:table-cell office:value-type="float" office:value="9900" table:style-name="ce7">
            <text:p>9900</text:p>
          </table:table-cell>
          <table:table-cell table:number-columns-repeated="16368"/>
        </table:table-row>
        <table:table-row table:style-name="ro1">
          <table:table-cell office:value-type="float" office:value="1994" table:style-name="ce4">
            <text:p>1 994</text:p>
          </table:table-cell>
          <table:table-cell office:value-type="float" office:value="68608" table:style-name="ce5">
            <text:p>68 608</text:p>
          </table:table-cell>
          <table:table-cell office:value-type="float" office:value="425936" table:style-name="ce6">
            <text:p>425 936</text:p>
          </table:table-cell>
          <table:table-cell office:value-type="float" office:value="39101760.952" table:style-name="ce6">
            <text:p>39 101 761</text:p>
          </table:table-cell>
          <table:table-cell office:value-type="float" office:value="64221" table:style-name="ce6">
            <text:p>64 221</text:p>
          </table:table-cell>
          <table:table-cell office:value-type="float" office:value="82521" table:style-name="ce6">
            <text:p>82 521</text:p>
          </table:table-cell>
          <table:table-cell office:value-type="float" office:value="32922.368000000002" table:style-name="ce7">
            <text:p>32922.368</text:p>
          </table:table-cell>
          <table:table-cell office:value-type="float" office:value="14848000000" table:style-name="ce7">
            <text:p>14848000000</text:p>
          </table:table-cell>
          <table:table-cell office:value-type="float" office:value="155439000000" table:style-name="ce7">
            <text:p>1.55439E+11</text:p>
          </table:table-cell>
          <table:table-cell office:value-type="float" office:value="6.2814445826633003" table:style-name="ce7">
            <text:p>6.281444583</text:p>
          </table:table-cell>
          <table:table-cell office:value-type="float" office:value="63.931189120798898" table:style-name="ce7">
            <text:p>63.93118912</text:p>
          </table:table-cell>
          <table:table-cell office:value-type="float" office:value="77.691318433304204" table:style-name="ce7">
            <text:p>77.69131843</text:p>
          </table:table-cell>
          <table:table-cell office:value-type="float" office:value="143217000000" table:style-name="ce7">
            <text:p>1.43217E+11</text:p>
          </table:table-cell>
          <table:table-cell office:value-type="float" office:value="210.14" table:style-name="ce7">
            <text:p>210.14</text:p>
          </table:table-cell>
          <table:table-cell office:value-type="float" office:value="22.4" table:style-name="ce7">
            <text:p>22.4</text:p>
          </table:table-cell>
          <table:table-cell office:value-type="float" office:value="9980" table:style-name="ce7">
            <text:p>9980</text:p>
          </table:table-cell>
          <table:table-cell table:number-columns-repeated="16368"/>
        </table:table-row>
        <table:table-row table:style-name="ro1">
          <table:table-cell office:value-type="float" office:value="1995" table:style-name="ce4">
            <text:p>1 995</text:p>
          </table:table-cell>
          <table:table-cell office:value-type="float" office:value="71749" table:style-name="ce5">
            <text:p>71 749</text:p>
            <draw:frame draw:z-index="1" draw:id="id0" draw:style-name="a0" draw:name="Picture 1" svg:x="0.02953in" svg:y="0.04626in" svg:width="0.00945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office:value-type="float" office:value="425089" table:style-name="ce6">
            <text:p>425 089</text:p>
          </table:table-cell>
          <table:table-cell office:value-type="float" office:value="39236318.508000001" table:style-name="ce6">
            <text:p>39 236 319</text:p>
            <draw:frame draw:z-index="2" draw:id="id1" draw:style-name="a1" draw:name="Picture 2" svg:x="0.03307in" svg:y="0.04626in" svg:width="0.00669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  <draw:frame draw:z-index="18" draw:id="id17" draw:style-name="a17" draw:name="Picture 18" svg:x="0.03307in" svg:y="0.04626in" svg:width="0.00669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office:value-type="float" office:value="67883" table:style-name="ce6">
            <text:p>67 883</text:p>
            <draw:frame draw:z-index="3" draw:id="id2" draw:style-name="a2" draw:name="Picture 3" svg:x="0.03307in" svg:y="0.04626in" svg:width="0.00669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office:value-type="float" office:value="84354" table:style-name="ce6">
            <text:p>84 354</text:p>
            <draw:frame draw:z-index="4" draw:id="id3" draw:style-name="a3" draw:name="Picture 4" svg:x="0.03307in" svg:y="0.04626in" svg:width="0.00669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office:value-type="float" office:value="32252.091" table:style-name="ce7">
            <text:p>32252.091</text:p>
            <draw:frame draw:z-index="5" draw:id="id4" draw:style-name="a4" draw:name="Picture 5" svg:x="0.03071in" svg:y="0.04626in" svg:width="0.00906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office:value-type="float" office:value="15155000000" table:style-name="ce7">
            <text:p>15155000000</text:p>
          </table:table-cell>
          <table:table-cell office:value-type="float" office:value="160902000000" table:style-name="ce7">
            <text:p>1.60902E+11</text:p>
            <draw:frame draw:z-index="6" draw:id="id5" draw:style-name="a5" draw:name="Picture 6" svg:x="0.03071in" svg:y="0.04626in" svg:width="0.00906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office:value-type="float" office:value="6.2204281932372698" table:style-name="ce7">
            <text:p>6.220428193</text:p>
          </table:table-cell>
          <table:table-cell office:value-type="float" office:value="66.523523266962798" table:style-name="ce7">
            <text:p>66.52352327</text:p>
            <draw:frame draw:z-index="7" draw:id="id6" draw:style-name="a6" draw:name="Picture 7" svg:x="0.02953in" svg:y="0.04626in" svg:width="0.00945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office:value-type="float" office:value="78.590283094959403" table:style-name="ce7">
            <text:p>78.59028309</text:p>
          </table:table-cell>
          <table:table-cell office:value-type="float" office:value="148548000000" table:style-name="ce7">
            <text:p>1.48548E+11</text:p>
            <draw:frame draw:z-index="8" draw:id="id7" draw:style-name="a7" draw:name="Picture 8" svg:x="0.03307in" svg:y="0.04626in" svg:width="0.00669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office:value-type="float" office:value="219.87" table:style-name="ce7">
            <text:p>219.87</text:p>
          </table:table-cell>
          <table:table-cell office:value-type="float" office:value="23.9" table:style-name="ce7">
            <text:p>23.9</text:p>
          </table:table-cell>
          <table:table-cell office:value-type="float" office:value="10400" table:style-name="ce7">
            <text:p>10400</text:p>
            <draw:frame draw:z-index="10" draw:id="id9" draw:style-name="a9" draw:name="Picture 10" svg:x="0.03425in" svg:y="0.04626in" svg:width="0.0063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  <draw:frame draw:z-index="9" draw:id="id8" draw:style-name="a8" draw:name="Picture 9" svg:x="0.03425in" svg:y="0.04626in" svg:width="0.0063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float" office:value="1996" table:style-name="ce4">
            <text:p>1 996</text:p>
          </table:table-cell>
          <table:table-cell office:value-type="float" office:value="72205" table:style-name="ce5">
            <text:p>72 205</text:p>
          </table:table-cell>
          <table:table-cell office:value-type="float" office:value="456495" table:style-name="ce6">
            <text:p>456 495</text:p>
          </table:table-cell>
          <table:table-cell office:value-type="float" office:value="39388359.776000001" table:style-name="ce8">
            <text:p>39 388 360</text:p>
          </table:table-cell>
          <table:table-cell office:value-type="float" office:value="69962.210000000006" table:style-name="ce6">
            <text:p>69 962</text:p>
          </table:table-cell>
          <table:table-cell office:value-type="float" office:value="87142" table:style-name="ce6">
            <text:p>87 142</text:p>
          </table:table-cell>
          <table:table-cell office:value-type="float" office:value="31511.632000000001" table:style-name="ce7">
            <text:p>31511.632</text:p>
          </table:table-cell>
          <table:table-cell office:value-type="float" office:value="15959000000" table:style-name="ce7">
            <text:p>15959000000</text:p>
          </table:table-cell>
          <table:table-cell office:value-type="float" office:value="165596000000" table:style-name="ce7">
            <text:p>1.65596E+11</text:p>
          </table:table-cell>
          <table:table-cell office:value-type="float" office:value="6.23675154120422" table:style-name="ce7">
            <text:p>6.236751541</text:p>
          </table:table-cell>
          <table:table-cell office:value-type="float" office:value="68.734999455594505" table:style-name="ce7">
            <text:p>68.73499946</text:p>
          </table:table-cell>
          <table:table-cell office:value-type="float" office:value="79.602167668520295" table:style-name="ce7">
            <text:p>79.60216767</text:p>
          </table:table-cell>
          <table:table-cell office:value-type="float" office:value="155612000000" table:style-name="ce7">
            <text:p>1.55612E+11</text:p>
          </table:table-cell>
          <table:table-cell office:value-type="float" office:value="232.69" table:style-name="ce7">
            <text:p>232.69</text:p>
          </table:table-cell>
          <table:table-cell office:value-type="float" office:value="22.7" table:style-name="ce7">
            <text:p>22.7</text:p>
          </table:table-cell>
          <table:table-cell office:value-type="float" office:value="11300" table:style-name="ce7">
            <text:p>11300</text:p>
          </table:table-cell>
          <table:table-cell table:number-columns-repeated="16368"/>
        </table:table-row>
        <table:table-row table:style-name="ro1">
          <table:table-cell office:value-type="float" office:value="1997" table:style-name="ce4">
            <text:p>1 997</text:p>
          </table:table-cell>
          <table:table-cell office:value-type="float" office:value="76393" table:style-name="ce5">
            <text:p>76 393</text:p>
          </table:table-cell>
          <table:table-cell office:value-type="float" office:value="490476" table:style-name="ce6">
            <text:p>490 476</text:p>
          </table:table-cell>
          <table:table-cell office:value-type="float" office:value="39561092" table:style-name="ce6">
            <text:p>39 561 092</text:p>
          </table:table-cell>
          <table:table-cell office:value-type="float" office:value="78212" table:style-name="ce6">
            <text:p>78 212</text:p>
          </table:table-cell>
          <table:table-cell office:value-type="float" office:value="94179" table:style-name="ce6">
            <text:p>94 179</text:p>
          </table:table-cell>
          <table:table-cell office:value-type="float" office:value="32696.992999999999" table:style-name="ce7">
            <text:p>32696.993</text:p>
          </table:table-cell>
          <table:table-cell office:value-type="float" office:value="15597000000" table:style-name="ce7">
            <text:p>15597000000</text:p>
          </table:table-cell>
          <table:table-cell office:value-type="float" office:value="173365000000" table:style-name="ce7">
            <text:p>1.73365E+11</text:p>
          </table:table-cell>
          <table:table-cell office:value-type="float" office:value="6.6374252672458898" table:style-name="ce7">
            <text:p>6.637425267</text:p>
          </table:table-cell>
          <table:table-cell office:value-type="float" office:value="67.0784524160849" table:style-name="ce7">
            <text:p>67.07845242</text:p>
          </table:table-cell>
          <table:table-cell office:value-type="float" office:value="77.857633129815198" table:style-name="ce7">
            <text:p>77.85763313</text:p>
          </table:table-cell>
          <table:table-cell office:value-type="float" office:value="159916000000" table:style-name="ce7">
            <text:p>1.59916E+11</text:p>
          </table:table-cell>
          <table:table-cell office:value-type="float" office:value="222.37" table:style-name="ce7">
            <text:p>222.37</text:p>
          </table:table-cell>
          <table:table-cell office:value-type="float" office:value="22" table:style-name="ce7">
            <text:p>22</text:p>
          </table:table-cell>
          <table:table-cell office:value-type="float" office:value="11950" table:style-name="ce7">
            <text:p>11950</text:p>
          </table:table-cell>
          <table:table-cell table:number-columns-repeated="16368"/>
        </table:table-row>
        <table:table-row table:style-name="ro1">
          <table:table-cell office:value-type="float" office:value="1998" table:style-name="ce4">
            <text:p>1 998</text:p>
          </table:table-cell>
          <table:table-cell office:value-type="float" office:value="81176" table:style-name="ce5">
            <text:p>81 176</text:p>
          </table:table-cell>
          <table:table-cell office:value-type="float" office:value="505438" table:style-name="ce6">
            <text:p>505 438</text:p>
          </table:table-cell>
          <table:table-cell office:value-type="float" office:value="39757722.424000002" table:style-name="ce6">
            <text:p>39 757 722</text:p>
          </table:table-cell>
          <table:table-cell office:value-type="float" office:value="93419" table:style-name="ce6">
            <text:p>93 419</text:p>
          </table:table-cell>
          <table:table-cell office:value-type="float" office:value="109468" table:style-name="ce6">
            <text:p>109 468</text:p>
          </table:table-cell>
          <table:table-cell office:value-type="float" office:value="31695" table:style-name="ce7">
            <text:p>31695</text:p>
          </table:table-cell>
          <table:table-cell office:value-type="float" office:value="14098000000" table:style-name="ce7">
            <text:p>14098000000</text:p>
          </table:table-cell>
          <table:table-cell office:value-type="float" office:value="189147000000" table:style-name="ce7">
            <text:p>1.89147E+11</text:p>
          </table:table-cell>
          <table:table-cell office:value-type="float" office:value="6.6268542343875998" table:style-name="ce7">
            <text:p>6.626854234</text:p>
          </table:table-cell>
          <table:table-cell office:value-type="float" office:value="69.982939285738098" table:style-name="ce7">
            <text:p>69.98293929</text:p>
          </table:table-cell>
          <table:table-cell office:value-type="float" office:value="80.071261894313594" table:style-name="ce7">
            <text:p>80.07126189</text:p>
          </table:table-cell>
          <table:table-cell office:value-type="float" office:value="173225000000" table:style-name="ce7">
            <text:p>1.73225E+11</text:p>
          </table:table-cell>
          <table:table-cell office:value-type="float" office:value="240.69" table:style-name="ce7">
            <text:p>240.69</text:p>
          </table:table-cell>
          <table:table-cell office:value-type="float" office:value="20.6" table:style-name="ce7">
            <text:p>20.6</text:p>
          </table:table-cell>
          <table:table-cell office:value-type="float" office:value="12300" table:style-name="ce7">
            <text:p>12300</text:p>
          </table:table-cell>
          <table:table-cell table:number-columns-repeated="2"/>
          <table:table-cell table:style-name="ce1">
            <draw:frame draw:z-index="11" draw:id="id10" draw:style-name="a10" draw:name="Picture 11" svg:x="0.03425in" svg:y="0.1878in" svg:width="0.0063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2" draw:id="id11" draw:style-name="a11" draw:name="Picture 12" svg:x="0.03425in" svg:y="0.1878in" svg:width="0.0063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3" draw:id="id12" draw:style-name="a12" draw:name="Picture 13" svg:x="0.03425in" svg:y="0.1878in" svg:width="0.0063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4" draw:id="id13" draw:style-name="a13" draw:name="Picture 14" svg:x="0.03425in" svg:y="0.1878in" svg:width="0.0063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5" draw:id="id14" draw:style-name="a14" draw:name="Picture 15" svg:x="0.03425in" svg:y="0.1878in" svg:width="0.0063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6" draw:id="id15" draw:style-name="a15" draw:name="Picture 16" svg:x="0.03425in" svg:y="0.1878in" svg:width="0.0063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7" draw:id="id16" draw:style-name="a16" draw:name="Picture 17" svg:x="0.03071in" svg:y="0.1878in" svg:width="0.00906in" svg:height="0.00354in" style:rel-width="scale" style:rel-height="scale">
              <draw:image xlink:href="media/image1.gif" xlink:type="simple" xlink:show="embed" xlink:actuate="onLoad"/>
              <svg:title/>
              <svg:desc/>
            </draw:frame>
          </table:table-cell>
          <table:table-cell table:number-columns-repeated="16353"/>
        </table:table-row>
        <table:table-row table:style-name="ro1">
          <table:table-cell office:value-type="float" office:value="1999" table:style-name="ce4">
            <text:p>1 999</text:p>
          </table:table-cell>
          <table:table-cell office:value-type="float" office:value="83390" table:style-name="ce5">
            <text:p>83 390</text:p>
          </table:table-cell>
          <table:table-cell office:value-type="float" office:value="536917" table:style-name="ce6">
            <text:p>536 917</text:p>
          </table:table-cell>
          <table:table-cell office:value-type="float" office:value="39981458.292000003" table:style-name="ce6">
            <text:p>39 981 458</text:p>
          </table:table-cell>
          <table:table-cell office:value-type="float" office:value="99849" table:style-name="ce6">
            <text:p>99 849</text:p>
          </table:table-cell>
          <table:table-cell office:value-type="float" office:value="122856" table:style-name="ce6">
            <text:p>122 856</text:p>
          </table:table-cell>
          <table:table-cell office:value-type="float" office:value="32333.916000000001" table:style-name="ce7">
            <text:p>32333.916</text:p>
          </table:table-cell>
          <table:table-cell office:value-type="float" office:value="18448000000" table:style-name="ce7">
            <text:p>18448000000</text:p>
          </table:table-cell>
          <table:table-cell office:value-type="float" office:value="193392000000" table:style-name="ce7">
            <text:p>1.93392E+11</text:p>
          </table:table-cell>
          <table:table-cell office:value-type="float" office:value="6.7655522094212603" table:style-name="ce7">
            <text:p>6.765552209</text:p>
          </table:table-cell>
          <table:table-cell office:value-type="float" office:value="70.836552867264302" table:style-name="ce7">
            <text:p>70.83655287</text:p>
          </table:table-cell>
          <table:table-cell office:value-type="float" office:value="79.527312454551506" table:style-name="ce7">
            <text:p>79.52731245</text:p>
          </table:table-cell>
          <table:table-cell office:value-type="float" office:value="180163000000" table:style-name="ce7">
            <text:p>1.80163E+11</text:p>
          </table:table-cell>
          <table:table-cell office:value-type="float" office:value="248.71" table:style-name="ce7">
            <text:p>248.71</text:p>
          </table:table-cell>
          <table:table-cell office:value-type="float" office:value="18.600000000000001" table:style-name="ce7">
            <text:p>18.6</text:p>
          </table:table-cell>
          <table:table-cell office:value-type="float" office:value="14322" table:style-name="ce7">
            <text:p>14322</text:p>
          </table:table-cell>
          <table:table-cell table:number-columns-repeated="16368"/>
        </table:table-row>
        <table:table-row table:style-name="ro1">
          <table:table-cell office:value-type="float" office:value="2000" table:style-name="ce4">
            <text:p>2 000</text:p>
          </table:table-cell>
          <table:table-cell office:value-type="float" office:value="89038" table:style-name="ce5">
            <text:p>89 038</text:p>
          </table:table-cell>
          <table:table-cell office:value-type="float" office:value="579942" table:style-name="ce6">
            <text:p>579 942</text:p>
          </table:table-cell>
          <table:table-cell office:value-type="float" office:value="40235506.847999997" table:style-name="ce6">
            <text:p>40 235 507</text:p>
          </table:table-cell>
          <table:table-cell office:value-type="float" office:value="104788" table:style-name="ce6">
            <text:p>104 788</text:p>
          </table:table-cell>
          <table:table-cell office:value-type="float" office:value="139093" table:style-name="ce6">
            <text:p>139 093</text:p>
          </table:table-cell>
          <table:table-cell office:value-type="float" office:value="30657.88" table:style-name="ce7">
            <text:p>30657.88</text:p>
          </table:table-cell>
          <table:table-cell office:value-type="float" office:value="19478000000" table:style-name="ce7">
            <text:p>19478000000</text:p>
          </table:table-cell>
          <table:table-cell office:value-type="float" office:value="205837000000" table:style-name="ce7">
            <text:p>2.05837E+11</text:p>
          </table:table-cell>
          <table:table-cell office:value-type="float" office:value="6.8098794374737803" table:style-name="ce7">
            <text:p>6.809879437</text:p>
          </table:table-cell>
          <table:table-cell office:value-type="float" office:value="73.623788369760703" table:style-name="ce7">
            <text:p>73.62378837</text:p>
          </table:table-cell>
          <table:table-cell office:value-type="float" office:value="80.975962021410297" table:style-name="ce7">
            <text:p>80.97596202</text:p>
          </table:table-cell>
          <table:table-cell office:value-type="float" office:value="194692000000" table:style-name="ce7">
            <text:p>1.94692E+11</text:p>
          </table:table-cell>
          <table:table-cell office:value-type="float" office:value="268.43" table:style-name="ce7">
            <text:p>268.43</text:p>
          </table:table-cell>
          <table:table-cell office:value-type="float" office:value="15.6" table:style-name="ce7">
            <text:p>15.6</text:p>
          </table:table-cell>
          <table:table-cell office:value-type="float" office:value="15670" table:style-name="ce7">
            <text:p>15670</text:p>
          </table:table-cell>
          <table:table-cell table:number-columns-repeated="16368"/>
        </table:table-row>
        <table:table-row table:style-name="ro1">
          <table:table-cell office:value-type="float" office:value="2001" table:style-name="ce4">
            <text:p>2 001</text:p>
          </table:table-cell>
          <table:table-cell office:value-type="float" office:value="93286" table:style-name="ce5">
            <text:p>93 286</text:p>
          </table:table-cell>
          <table:table-cell office:value-type="float" office:value="629907" table:style-name="ce6">
            <text:p>629 907</text:p>
          </table:table-cell>
          <table:table-cell office:value-type="float" office:value="40523075.336000003" table:style-name="ce6">
            <text:p>40 523 075</text:p>
          </table:table-cell>
          <table:table-cell office:value-type="float" office:value="124177" table:style-name="ce6">
            <text:p>124 177</text:p>
          </table:table-cell>
          <table:table-cell office:value-type="float" office:value="169468" table:style-name="ce6">
            <text:p>169 468</text:p>
          </table:table-cell>
          <table:table-cell office:value-type="float" office:value="31560.548999999999" table:style-name="ce7">
            <text:p>31560.549</text:p>
          </table:table-cell>
          <table:table-cell office:value-type="float" office:value="19266000000" table:style-name="ce7">
            <text:p>19266000000</text:p>
          </table:table-cell>
          <table:table-cell office:value-type="float" office:value="220921000000" table:style-name="ce7">
            <text:p>2.20921E+11</text:p>
          </table:table-cell>
          <table:table-cell office:value-type="float" office:value="7.0416902986799199" table:style-name="ce7">
            <text:p>7.041690299</text:p>
          </table:table-cell>
          <table:table-cell office:value-type="float" office:value="74.100231983534897" table:style-name="ce7">
            <text:p>74.10023198</text:p>
          </table:table-cell>
          <table:table-cell office:value-type="float" office:value="80.634990045216597" table:style-name="ce7">
            <text:p>80.63499005</text:p>
          </table:table-cell>
          <table:table-cell office:value-type="float" office:value="209647000000" table:style-name="ce7">
            <text:p>2.09647E+11</text:p>
          </table:table-cell>
          <table:table-cell office:value-type="float" office:value="283.91000000000003" table:style-name="ce7">
            <text:p>283.91</text:p>
          </table:table-cell>
          <table:table-cell office:value-type="float" office:value="13.9" table:style-name="ce7">
            <text:p>13.9</text:p>
          </table:table-cell>
          <table:table-cell office:value-type="float" office:value="16767" table:style-name="ce7">
            <text:p>16767</text:p>
          </table:table-cell>
          <table:table-cell table:number-columns-repeated="16368"/>
        </table:table-row>
        <table:table-row table:style-name="ro1">
          <table:table-cell office:value-type="float" office:value="2002" table:style-name="ce4">
            <text:p>2 002</text:p>
          </table:table-cell>
          <table:table-cell office:value-type="float" office:value="94465" table:style-name="ce5">
            <text:p>94 465</text:p>
          </table:table-cell>
          <table:table-cell office:value-type="float" office:value="680397" table:style-name="ce6">
            <text:p>680 397</text:p>
          </table:table-cell>
          <table:table-cell office:value-type="float" office:value="40847371" table:style-name="ce6">
            <text:p>40 847 371</text:p>
          </table:table-cell>
          <table:table-cell office:value-type="float" office:value="129771" table:style-name="ce6">
            <text:p>129 771</text:p>
          </table:table-cell>
          <table:table-cell office:value-type="float" office:value="173210" table:style-name="ce6">
            <text:p>173 210</text:p>
          </table:table-cell>
          <table:table-cell office:value-type="float" office:value="33481.410000000003" table:style-name="ce7">
            <text:p>33481.41</text:p>
          </table:table-cell>
          <table:table-cell office:value-type="float" office:value="17981000000" table:style-name="ce7">
            <text:p>17981000000</text:p>
          </table:table-cell>
          <table:table-cell office:value-type="float" office:value="233067000000" table:style-name="ce7">
            <text:p>2.33067E+11</text:p>
          </table:table-cell>
          <table:table-cell office:value-type="float" office:value="7.35571145437937" table:style-name="ce7">
            <text:p>7.355711454</text:p>
          </table:table-cell>
          <table:table-cell office:value-type="float" office:value="73.222939821123703" table:style-name="ce7">
            <text:p>73.22293982</text:p>
          </table:table-cell>
          <table:table-cell office:value-type="float" office:value="79.849895945751101" table:style-name="ce7">
            <text:p>79.84989595</text:p>
          </table:table-cell>
          <table:table-cell office:value-type="float" office:value="221512000000" table:style-name="ce7">
            <text:p>2.21512E+11</text:p>
          </table:table-cell>
          <table:table-cell office:value-type="float" office:value="285.52" table:style-name="ce7">
            <text:p>285.52</text:p>
          </table:table-cell>
          <table:table-cell office:value-type="float" office:value="10.5" table:style-name="ce7">
            <text:p>10.5</text:p>
          </table:table-cell>
          <table:table-cell office:value-type="float" office:value="18085" table:style-name="ce7">
            <text:p>18085</text:p>
          </table:table-cell>
          <table:table-cell table:number-columns-repeated="16368"/>
        </table:table-row>
        <table:table-row table:style-name="ro1">
          <table:table-cell office:value-type="float" office:value="2003" table:style-name="ce4">
            <text:p>2 003</text:p>
          </table:table-cell>
          <table:table-cell office:value-type="float" office:value="99597" table:style-name="ce5">
            <text:p>99 597</text:p>
          </table:table-cell>
          <table:table-cell office:value-type="float" office:value="729258" table:style-name="ce6">
            <text:p>729 258</text:p>
          </table:table-cell>
          <table:table-cell office:value-type="float" office:value="41211601.083999999" table:style-name="ce6">
            <text:p>41 211 601</text:p>
          </table:table-cell>
          <table:table-cell office:value-type="float" office:value="133267" table:style-name="ce6">
            <text:p>133 267</text:p>
          </table:table-cell>
          <table:table-cell office:value-type="float" office:value="175267" table:style-name="ce6">
            <text:p>175 267</text:p>
          </table:table-cell>
          <table:table-cell office:value-type="float" office:value="31652.197" table:style-name="ce7">
            <text:p>31652.197</text:p>
          </table:table-cell>
          <table:table-cell office:value-type="float" office:value="19247000000" table:style-name="ce7">
            <text:p>19247000000</text:p>
          </table:table-cell>
          <table:table-cell office:value-type="float" office:value="239917000000" table:style-name="ce7">
            <text:p>2.39917E+11</text:p>
          </table:table-cell>
          <table:table-cell office:value-type="float" office:value="7.7227201685024696" table:style-name="ce7">
            <text:p>7.722720169</text:p>
          </table:table-cell>
          <table:table-cell office:value-type="float" office:value="75.417106247938307" table:style-name="ce7">
            <text:p>75.41710625</text:p>
          </table:table-cell>
          <table:table-cell office:value-type="float" office:value="81.459736069344004" table:style-name="ce7">
            <text:p>81.45973607</text:p>
          </table:table-cell>
          <table:table-cell office:value-type="float" office:value="231045000000" table:style-name="ce7">
            <text:p>2.31045E+11</text:p>
          </table:table-cell>
          <table:table-cell office:value-type="float" office:value="301.70999999999998" table:style-name="ce7">
            <text:p>301.71</text:p>
          </table:table-cell>
          <table:table-cell office:value-type="float" office:value="11.4" table:style-name="ce7">
            <text:p>11.4</text:p>
          </table:table-cell>
          <table:table-cell office:value-type="float" office:value="19124" table:style-name="ce7">
            <text:p>19124</text:p>
          </table:table-cell>
          <table:table-cell table:number-columns-repeated="16368"/>
        </table:table-row>
        <table:table-row table:style-name="ro1">
          <table:table-cell office:value-type="float" office:value="2004" table:style-name="ce4">
            <text:p>2 004</text:p>
          </table:table-cell>
          <table:table-cell office:value-type="float" office:value="103302" table:style-name="ce5">
            <text:p>103 302</text:p>
          </table:table-cell>
          <table:table-cell office:value-type="float" office:value="783082" table:style-name="ce6">
            <text:p>783 082</text:p>
          </table:table-cell>
          <table:table-cell office:value-type="float" office:value="41618972.832000002" table:style-name="ce6">
            <text:p>41 618 973</text:p>
          </table:table-cell>
          <table:table-cell office:value-type="float" office:value="138119" table:style-name="ce6">
            <text:p>138 119</text:p>
          </table:table-cell>
          <table:table-cell office:value-type="float" office:value="185113" table:style-name="ce6">
            <text:p>185 113</text:p>
          </table:table-cell>
          <table:table-cell office:value-type="float" office:value="32934.072" table:style-name="ce7">
            <text:p>32934.072</text:p>
          </table:table-cell>
          <table:table-cell office:value-type="float" office:value="22527000000" table:style-name="ce7">
            <text:p>22527000000</text:p>
          </table:table-cell>
          <table:table-cell office:value-type="float" office:value="257313000000" table:style-name="ce7">
            <text:p>2.57313E+11</text:p>
          </table:table-cell>
          <table:table-cell office:value-type="float" office:value="7.8096819879088999" table:style-name="ce7">
            <text:p>7.809681988</text:p>
          </table:table-cell>
          <table:table-cell office:value-type="float" office:value="75.273975041724796" table:style-name="ce7">
            <text:p>75.27397504</text:p>
          </table:table-cell>
          <table:table-cell office:value-type="float" office:value="80.823023018644605" table:style-name="ce7">
            <text:p>80.82302302</text:p>
          </table:table-cell>
          <table:table-cell office:value-type="float" office:value="239463000000" table:style-name="ce7">
            <text:p>2.39463E+11</text:p>
          </table:table-cell>
          <table:table-cell office:value-type="float" office:value="309.69" table:style-name="ce7">
            <text:p>309.69</text:p>
          </table:table-cell>
          <table:table-cell office:value-type="float" office:value="11.3" table:style-name="ce7">
            <text:p>11.3</text:p>
          </table:table-cell>
          <table:table-cell office:value-type="float" office:value="20609" table:style-name="ce7">
            <text:p>20609</text:p>
          </table:table-cell>
          <table:table-cell table:number-columns-repeated="16368"/>
        </table:table-row>
        <table:table-row table:style-name="ro1">
          <table:table-cell office:value-type="float" office:value="2005" table:style-name="ce4">
            <text:p>2 005</text:p>
          </table:table-cell>
          <table:table-cell office:value-type="float" office:value="105988" table:style-name="ce5">
            <text:p>105 988</text:p>
          </table:table-cell>
          <table:table-cell office:value-type="float" office:value="841294" table:style-name="ce6">
            <text:p>841 294</text:p>
          </table:table-cell>
          <table:table-cell office:value-type="float" office:value="42072693.487999998" table:style-name="ce6">
            <text:p>42 072 693</text:p>
          </table:table-cell>
          <table:table-cell office:value-type="float" office:value="146924" table:style-name="ce6">
            <text:p>146 924</text:p>
          </table:table-cell>
          <table:table-cell office:value-type="float" office:value="208410" table:style-name="ce6">
            <text:p>208 410</text:p>
          </table:table-cell>
          <table:table-cell office:value-type="float" office:value="32537.106" table:style-name="ce7">
            <text:p>32537.106</text:p>
          </table:table-cell>
          <table:table-cell office:value-type="float" office:value="24070000000" table:style-name="ce7">
            <text:p>24070000000</text:p>
          </table:table-cell>
          <table:table-cell office:value-type="float" office:value="276652000000" table:style-name="ce7">
            <text:p>2.76652E+11</text:p>
          </table:table-cell>
          <table:table-cell office:value-type="float" office:value="7.9703621438001697" table:style-name="ce7">
            <text:p>7.970362144</text:p>
          </table:table-cell>
          <table:table-cell office:value-type="float" office:value="76.597032786459806" table:style-name="ce7">
            <text:p>76.59703279</text:p>
          </table:table-cell>
          <table:table-cell office:value-type="float" office:value="81.835576122972" table:style-name="ce7">
            <text:p>81.83557612</text:p>
          </table:table-cell>
          <table:table-cell office:value-type="float" office:value="252909000000" table:style-name="ce7">
            <text:p>2.52909E+11</text:p>
          </table:table-cell>
          <table:table-cell office:value-type="float" office:value="327.25" table:style-name="ce7">
            <text:p>327.25</text:p>
          </table:table-cell>
          <table:table-cell office:value-type="float" office:value="11" table:style-name="ce7">
            <text:p>11</text:p>
          </table:table-cell>
          <table:table-cell office:value-type="float" office:value="22030" table:style-name="ce7">
            <text:p>22030</text:p>
          </table:table-cell>
          <table:table-cell table:number-columns-repeated="16368"/>
        </table:table-row>
        <table:table-row table:style-name="ro1">
          <table:table-cell office:value-type="float" office:value="2006" table:style-name="ce4">
            <text:p>2 006</text:p>
          </table:table-cell>
          <table:table-cell office:value-type="float" office:value="104143" table:style-name="ce5">
            <text:p>104 143</text:p>
          </table:table-cell>
          <table:table-cell office:value-type="float" office:value="909298" table:style-name="ce6">
            <text:p>909 298</text:p>
          </table:table-cell>
          <table:table-cell office:value-type="float" office:value="42575970.295999996" table:style-name="ce6">
            <text:p>42 575 970</text:p>
          </table:table-cell>
          <table:table-cell office:value-type="float" office:value="155004" table:style-name="ce6">
            <text:p>155 004</text:p>
          </table:table-cell>
          <table:table-cell office:value-type="float" office:value="232954" table:style-name="ce6">
            <text:p>232 954</text:p>
          </table:table-cell>
          <table:table-cell office:value-type="float" office:value="30159.439999999999" table:style-name="ce7">
            <text:p>30159.44</text:p>
          </table:table-cell>
          <table:table-cell office:value-type="float" office:value="25960000000" table:style-name="ce7">
            <text:p>25960000000</text:p>
          </table:table-cell>
          <table:table-cell office:value-type="float" office:value="289445000000" table:style-name="ce7">
            <text:p>2.89445E+11</text:p>
          </table:table-cell>
          <table:table-cell office:value-type="float" office:value="8.37662532951936" table:style-name="ce7">
            <text:p>8.37662533</text:p>
          </table:table-cell>
          <table:table-cell office:value-type="float" office:value="78.748147818424101" table:style-name="ce7">
            <text:p>78.74814782</text:p>
          </table:table-cell>
          <table:table-cell office:value-type="float" office:value="83.464559732825407" table:style-name="ce7">
            <text:p>83.46455973</text:p>
          </table:table-cell>
          <table:table-cell office:value-type="float" office:value="266774000000" table:style-name="ce7">
            <text:p>2.66774E+11</text:p>
          </table:table-cell>
          <table:table-cell office:value-type="float" office:value="339.44" table:style-name="ce7">
            <text:p>339.44</text:p>
          </table:table-cell>
          <table:table-cell office:value-type="float" office:value="9.1999999999999993" table:style-name="ce7">
            <text:p>9.2</text:p>
          </table:table-cell>
          <table:table-cell office:value-type="float" office:value="23216" table:style-name="ce7">
            <text:p>23216</text:p>
          </table:table-cell>
          <table:table-cell table:number-columns-repeated="16368"/>
        </table:table-row>
        <table:table-row table:style-name="ro1">
          <table:table-cell office:value-type="float" office:value="2007" table:style-name="ce4">
            <text:p>2 007</text:p>
          </table:table-cell>
          <table:table-cell office:value-type="float" office:value="106839" table:style-name="ce5">
            <text:p>106 839</text:p>
          </table:table-cell>
          <table:table-cell office:value-type="float" office:value="985547" table:style-name="ce6">
            <text:p>985 547</text:p>
          </table:table-cell>
          <table:table-cell office:value-type="float" office:value="43132010.5" table:style-name="ce6">
            <text:p>43 132 011</text:p>
          </table:table-cell>
          <table:table-cell office:value-type="float" office:value="170438" table:style-name="ce6">
            <text:p>170 438</text:p>
          </table:table-cell>
          <table:table-cell office:value-type="float" office:value="262687" table:style-name="ce6">
            <text:p>262 687</text:p>
          </table:table-cell>
          <table:table-cell office:value-type="float" office:value="31338.526999999998" table:style-name="ce7">
            <text:p>31338.527</text:p>
          </table:table-cell>
          <table:table-cell office:value-type="float" office:value="25125000000" table:style-name="ce7">
            <text:p>25125000000</text:p>
          </table:table-cell>
          <table:table-cell office:value-type="float" office:value="295582000000" table:style-name="ce7">
            <text:p>2.95582E+11</text:p>
          </table:table-cell>
          <table:table-cell office:value-type="float" office:value="9.4404908553528202" table:style-name="ce7">
            <text:p>9.440490855</text:p>
          </table:table-cell>
          <table:table-cell office:value-type="float" office:value="77.891422352637804" table:style-name="ce7">
            <text:p>77.89142235</text:p>
          </table:table-cell>
          <table:table-cell office:value-type="float" office:value="82.502139549876603" table:style-name="ce7">
            <text:p>82.50213955</text:p>
          </table:table-cell>
          <table:table-cell office:value-type="float" office:value="271049000000" table:style-name="ce7">
            <text:p>2.71049E+11</text:p>
          </table:table-cell>
          <table:table-cell office:value-type="float" office:value="331.86" table:style-name="ce7">
            <text:p>331.86</text:p>
          </table:table-cell>
          <table:table-cell office:value-type="float" office:value="8.5" table:style-name="ce7">
            <text:p>8.5</text:p>
          </table:table-cell>
          <table:table-cell office:value-type="float" office:value="24546" table:style-name="ce7">
            <text:p>24546</text:p>
          </table:table-cell>
          <table:table-cell table:number-columns-repeated="16368"/>
        </table:table-row>
        <table:table-row table:style-name="ro1">
          <table:table-cell office:value-type="float" office:value="2008" table:style-name="ce4">
            <text:p>2 008</text:p>
          </table:table-cell>
          <table:table-cell office:value-type="float" office:value="103274" table:style-name="ce5">
            <text:p>103 274</text:p>
          </table:table-cell>
          <table:table-cell office:value-type="float" office:value="1053161" table:style-name="ce6">
            <text:p>1 053 161</text:p>
          </table:table-cell>
          <table:table-cell office:value-type="float" office:value="43744021.343999997" table:style-name="ce6">
            <text:p>43 744 021</text:p>
          </table:table-cell>
          <table:table-cell office:value-type="float" office:value="185023" table:style-name="ce6">
            <text:p>185 023</text:p>
          </table:table-cell>
          <table:table-cell office:value-type="float" office:value="285038" table:style-name="ce6">
            <text:p>285 038</text:p>
          </table:table-cell>
          <table:table-cell office:value-type="float" office:value="30289.025000000001" table:style-name="ce7">
            <text:p>30289.025</text:p>
          </table:table-cell>
          <table:table-cell office:value-type="float" office:value="25481000000" table:style-name="ce7">
            <text:p>25481000000</text:p>
          </table:table-cell>
          <table:table-cell office:value-type="float" office:value="301839000000" table:style-name="ce7">
            <text:p>3.01839E+11</text:p>
          </table:table-cell>
          <table:table-cell office:value-type="float" office:value="10.050764098189401" table:style-name="ce7">
            <text:p>10.0507641</text:p>
          </table:table-cell>
          <table:table-cell office:value-type="float" office:value="78.9419292109434" table:style-name="ce7">
            <text:p>78.94192921</text:p>
          </table:table-cell>
          <table:table-cell office:value-type="float" office:value="83.187731680562493" table:style-name="ce7">
            <text:p>83.18773168</text:p>
          </table:table-cell>
          <table:table-cell office:value-type="float" office:value="273820000000" table:style-name="ce7">
            <text:p>2.7382E+11</text:p>
          </table:table-cell>
          <table:table-cell office:value-type="float" office:value="343.71" table:style-name="ce7">
            <text:p>343.71</text:p>
          </table:table-cell>
          <table:table-cell office:value-type="float" office:value="8.3000000000000007" table:style-name="ce7">
            <text:p>8.3</text:p>
          </table:table-cell>
          <table:table-cell office:value-type="float" office:value="25726" table:style-name="ce7">
            <text:p>25726</text:p>
          </table:table-cell>
          <table:table-cell table:number-columns-repeated="16368"/>
        </table:table-row>
        <table:table-row table:style-name="ro1">
          <table:table-cell office:value-type="float" office:value="2009" table:style-name="ce4">
            <text:p>2 009</text:p>
          </table:table-cell>
          <table:table-cell office:value-type="float" office:value="95815" table:style-name="ce5">
            <text:p>95 815</text:p>
          </table:table-cell>
          <table:table-cell office:value-type="float" office:value="1087788" table:style-name="ce6">
            <text:p>1 087 788</text:p>
          </table:table-cell>
          <table:table-cell office:value-type="float" office:value="44415210.071999997" table:style-name="ce6">
            <text:p>44 415 210</text:p>
          </table:table-cell>
          <table:table-cell office:value-type="float" office:value="189227" table:style-name="ce6">
            <text:p>189 227</text:p>
          </table:table-cell>
          <table:table-cell office:value-type="float" office:value="283387" table:style-name="ce6">
            <text:p>283 387</text:p>
          </table:table-cell>
          <table:table-cell office:value-type="float" office:value="30349.941999999999" table:style-name="ce7">
            <text:p>30349.942</text:p>
          </table:table-cell>
          <table:table-cell office:value-type="float" office:value="25810000000" table:style-name="ce7">
            <text:p>25810000000</text:p>
          </table:table-cell>
          <table:table-cell office:value-type="float" office:value="310978000000" table:style-name="ce7">
            <text:p>3.10978E+11</text:p>
          </table:table-cell>
          <table:table-cell office:value-type="float" office:value="10.866191372416701" table:style-name="ce7">
            <text:p>10.86619137</text:p>
          </table:table-cell>
          <table:table-cell office:value-type="float" office:value="78.167603534834996" table:style-name="ce7">
            <text:p>78.16760353</text:p>
          </table:table-cell>
          <table:table-cell office:value-type="float" office:value="81.800550023500307" table:style-name="ce7">
            <text:p>81.80055002</text:p>
          </table:table-cell>
          <table:table-cell office:value-type="float" office:value="276909000000" table:style-name="ce7">
            <text:p>2.76909E+11</text:p>
          </table:table-cell>
          <table:table-cell office:value-type="float" office:value="317.11" table:style-name="ce7">
            <text:p>317.11</text:p>
          </table:table-cell>
          <table:table-cell office:value-type="float" office:value="11.3" table:style-name="ce7">
            <text:p>11.3</text:p>
          </table:table-cell>
          <table:table-cell office:value-type="float" office:value="26343" table:style-name="ce7">
            <text:p>26343</text:p>
          </table:table-cell>
          <table:table-cell table:number-columns-repeated="16368"/>
        </table:table-row>
        <table:table-row table:style-name="ro1">
          <table:table-cell office:value-type="float" office:value="2010" table:style-name="ce4">
            <text:p>2 010</text:p>
          </table:table-cell>
          <table:table-cell office:value-type="float" office:value="97576" table:style-name="ce5">
            <text:p>97 576</text:p>
          </table:table-cell>
          <table:table-cell office:value-type="float" office:value="1046894" table:style-name="ce6">
            <text:p>1 046 894</text:p>
          </table:table-cell>
          <table:table-cell office:value-type="float" office:value="45148783.928000003" table:style-name="ce6">
            <text:p>45 148 784</text:p>
          </table:table-cell>
          <table:table-cell office:value-type="float" office:value="159889" table:style-name="ce6">
            <text:p>159 889</text:p>
          </table:table-cell>
          <table:table-cell office:value-type="float" office:value="206116" table:style-name="ce6">
            <text:p>206 116</text:p>
          </table:table-cell>
          <table:table-cell office:value-type="float" office:value="30250.684000000001" table:style-name="ce7">
            <text:p>30250.684</text:p>
          </table:table-cell>
          <table:table-cell office:value-type="float" office:value="24445000000" table:style-name="ce7">
            <text:p>24445000000</text:p>
          </table:table-cell>
          <table:table-cell office:value-type="float" office:value="291869000000" table:style-name="ce7">
            <text:p>2.91869E+11</text:p>
          </table:table-cell>
          <table:table-cell office:value-type="float" office:value="11.4889469838156" table:style-name="ce7">
            <text:p>11.48894698</text:p>
          </table:table-cell>
          <table:table-cell office:value-type="float" office:value="76.317139664933194" table:style-name="ce7">
            <text:p>76.31713966</text:p>
          </table:table-cell>
          <table:table-cell office:value-type="float" office:value="79.793960955495095" table:style-name="ce7">
            <text:p>79.79396096</text:p>
          </table:table-cell>
          <table:table-cell office:value-type="float" office:value="262071000000" table:style-name="ce7">
            <text:p>2.62071E+11</text:p>
          </table:table-cell>
          <table:table-cell office:value-type="float" office:value="282.49" table:style-name="ce7">
            <text:p>282.49</text:p>
          </table:table-cell>
          <table:table-cell office:value-type="float" office:value="18" table:style-name="ce7">
            <text:p>18</text:p>
          </table:table-cell>
          <table:table-cell office:value-type="float" office:value="24259" table:style-name="ce7">
            <text:p>24259</text:p>
          </table:table-cell>
          <table:table-cell table:number-columns-repeated="16368"/>
        </table:table-row>
        <table:table-row table:style-name="ro1">
          <table:table-cell office:value-type="float" office:value="2011" table:style-name="ce4">
            <text:p>2 011</text:p>
          </table:table-cell>
          <table:table-cell office:value-type="float" office:value="93238" table:style-name="ce5">
            <text:p>93 238</text:p>
          </table:table-cell>
          <table:table-cell office:value-type="float" office:value="1045620" table:style-name="ce6">
            <text:p>1 045 620</text:p>
          </table:table-cell>
          <table:table-cell office:value-type="float" office:value="45947950.156000003" table:style-name="ce6">
            <text:p>45 947 950</text:p>
          </table:table-cell>
          <table:table-cell office:value-type="float" office:value="186780" table:style-name="ce6">
            <text:p>186 780</text:p>
          </table:table-cell>
          <table:table-cell office:value-type="float" office:value="240055" table:style-name="ce6">
            <text:p>240 055</text:p>
          </table:table-cell>
          <table:table-cell office:value-type="float" office:value="34298.832000000002" table:style-name="ce7">
            <text:p>34298.832</text:p>
          </table:table-cell>
          <table:table-cell office:value-type="float" office:value="27400000000" table:style-name="ce7">
            <text:p>27400000000</text:p>
          </table:table-cell>
          <table:table-cell office:value-type="float" office:value="298320000000" table:style-name="ce7">
            <text:p>2.9832E+11</text:p>
          </table:table-cell>
          <table:table-cell office:value-type="float" office:value="11.351615064109" table:style-name="ce7">
            <text:p>11.35161506</text:p>
          </table:table-cell>
          <table:table-cell office:value-type="float" office:value="73.151300361245504" table:style-name="ce7">
            <text:p>73.15130036</text:p>
          </table:table-cell>
          <table:table-cell office:value-type="float" office:value="76.102672547948004" table:style-name="ce7">
            <text:p>76.10267255</text:p>
          </table:table-cell>
          <table:table-cell office:value-type="float" office:value="265794000000" table:style-name="ce7">
            <text:p>2.65794E+11</text:p>
          </table:table-cell>
          <table:table-cell office:value-type="float" office:value="267.92" table:style-name="ce7">
            <text:p>267.92</text:p>
          </table:table-cell>
          <table:table-cell office:value-type="float" office:value="20.100000000000001" table:style-name="ce7">
            <text:p>20.1</text:p>
          </table:table-cell>
          <table:table-cell office:value-type="float" office:value="23590" table:style-name="ce7">
            <text:p>23590</text:p>
          </table:table-cell>
          <table:table-cell table:number-columns-repeated="16368"/>
        </table:table-row>
        <table:table-row table:number-rows-repeated="1048544" table:style-name="ro2">
          <table:table-cell table:number-columns-repeated="16384"/>
        </table:table-row>
      </table:table>
      <table:table table:name="Data_Normalized" table:style-name="ta2">
        <table:table-column table:style-name="co15" table:number-columns-repeated="16" table:default-cell-style-name="ce1"/>
        <table:table-column table:style-name="co4" table:number-columns-repeated="16368" table:default-cell-style-name="ce1"/>
        <table:table-row table:style-name="ro1">
          <table:table-cell office:value-type="string" office:string-value="Year" table:formula="of:=[Data.A1]" table:style-name="ce1">
            <text:p>Year</text:p>
          </table:table-cell>
          <table:table-cell office:value-type="string" office:string-value="#" table:formula="of:=[Data.B1]" table:style-name="ce1">
            <text:p>#</text:p>
          </table:table-cell>
          <table:table-cell office:value-type="string" office:string-value="X1" table:formula="of:=[Data.C1]" table:style-name="ce1">
            <text:p>X1</text:p>
          </table:table-cell>
          <table:table-cell office:value-type="string" office:string-value="X2" table:formula="of:=[Data.D1]" table:style-name="ce1">
            <text:p>X2</text:p>
          </table:table-cell>
          <table:table-cell office:value-type="string" office:string-value="X3" table:formula="of:=[Data.E1]" table:style-name="ce1">
            <text:p>X3</text:p>
          </table:table-cell>
          <table:table-cell office:value-type="string" office:string-value="X4" table:formula="of:=[Data.F1]" table:style-name="ce1">
            <text:p>X4</text:p>
          </table:table-cell>
          <table:table-cell office:value-type="string" office:string-value="X5" table:formula="of:=[Data.G1]" table:style-name="ce1">
            <text:p>X5</text:p>
          </table:table-cell>
          <table:table-cell office:value-type="string" office:string-value="X6" table:formula="of:=[Data.H1]" table:style-name="ce1">
            <text:p>X6</text:p>
          </table:table-cell>
          <table:table-cell office:value-type="string" office:string-value="X7" table:formula="of:=[Data.I1]" table:style-name="ce1">
            <text:p>X7</text:p>
          </table:table-cell>
          <table:table-cell office:value-type="string" office:string-value="X8" table:formula="of:=[Data.J1]" table:style-name="ce1">
            <text:p>X8</text:p>
          </table:table-cell>
          <table:table-cell office:value-type="string" office:string-value="X9" table:formula="of:=[Data.K1]" table:style-name="ce1">
            <text:p>X9</text:p>
          </table:table-cell>
          <table:table-cell office:value-type="string" office:string-value="X10" table:formula="of:=[Data.L1]" table:style-name="ce1">
            <text:p>X10</text:p>
          </table:table-cell>
          <table:table-cell office:value-type="string" office:string-value="X11" table:formula="of:=[Data.M1]" table:style-name="ce1">
            <text:p>X11</text:p>
          </table:table-cell>
          <table:table-cell office:value-type="string" office:string-value="X12" table:formula="of:=[Data.N1]" table:style-name="ce1">
            <text:p>X12</text:p>
          </table:table-cell>
          <table:table-cell office:value-type="string" office:string-value="X13" table:formula="of:=[Data.O1]" table:style-name="ce1">
            <text:p>X13</text:p>
          </table:table-cell>
          <table:table-cell office:value-type="string" office:string-value="X14" table:formula="of:=[Data.P1]" table:style-name="ce1">
            <text:p>X14</text:p>
          </table:table-cell>
          <table:table-cell table:number-columns-repeated="16368"/>
        </table:table-row>
        <table:table-row table:style-name="ro1">
          <table:table-cell office:value-type="float" office:value="1981" table:formula="of:=[Data.A2]" table:style-name="ce9">
            <text:p>1 981</text:p>
          </table:table-cell>
          <table:table-cell office:value-type="float" office:value="0.42781912953945817" table:formula="of:=[Data.B2]/[Data.B$32]" table:style-name="ce10">
            <text:p>0.427819130</text:p>
          </table:table-cell>
          <table:table-cell office:value-type="float" office:value="0.1521585279547063" table:formula="of:=[Data.C2]/[Data.C$32]" table:style-name="ce10">
            <text:p>0.152158528</text:p>
          </table:table-cell>
          <table:table-cell office:value-type="float" office:value="0.81579775308224955" table:formula="of:=[Data.D2]/[Data.D$32]" table:style-name="ce10">
            <text:p>0.815797753</text:p>
          </table:table-cell>
          <table:table-cell office:value-type="float" office:value="0.17156547810258058" table:formula="of:=[Data.E2]/[Data.E$32]" table:style-name="ce10">
            <text:p>0.171565478</text:p>
          </table:table-cell>
          <table:table-cell office:value-type="float" office:value="0.17495157359771718" table:formula="of:=[Data.F2]/[Data.F$32]" table:style-name="ce10">
            <text:p>0.174951574</text:p>
          </table:table-cell>
          <table:table-cell office:value-type="float" office:value="0.45988755535465459" table:formula="of:=[Data.G2]/[Data.G$32]" table:style-name="ce10">
            <text:p>0.459887555</text:p>
          </table:table-cell>
          <table:table-cell office:value-type="float" office:value="0.3637226277372263" table:formula="of:=[Data.H2]/[Data.H$32]" table:style-name="ce10">
            <text:p>0.363722628</text:p>
          </table:table-cell>
          <table:table-cell office:value-type="float" office:value="0.36613703405738807" table:formula="of:=[Data.I2]/[Data.I$32]" table:style-name="ce10">
            <text:p>0.366137034</text:p>
          </table:table-cell>
          <table:table-cell office:value-type="float" office:value="0.33265087544860755" table:formula="of:=[Data.J2]/[Data.J$32]" table:style-name="ce10">
            <text:p>0.332650875</text:p>
          </table:table-cell>
          <table:table-cell office:value-type="float" office:value="1.0484921106654159" table:formula="of:=[Data.K2]/[Data.K$32]" table:style-name="ce10">
            <text:p>1.048492111</text:p>
          </table:table-cell>
          <table:table-cell office:value-type="float" office:value="1.2355894429516985" table:formula="of:=[Data.L2]/[Data.L$32]" table:style-name="ce10">
            <text:p>1.235589443</text:p>
          </table:table-cell>
          <table:table-cell office:value-type="float" office:value="0.37297681663242965" table:formula="of:=[Data.M2]/[Data.M$32]" table:style-name="ce10">
            <text:p>0.372976817</text:p>
          </table:table-cell>
          <table:table-cell office:value-type="float" office:value="0.70065691251119733" table:formula="of:=[Data.N2]/[Data.N$32]" table:style-name="ce10">
            <text:p>0.700656913</text:p>
          </table:table-cell>
          <table:table-cell office:value-type="float" office:value="0.55223880597014918" table:formula="of:=[Data.O2]/[Data.O$32]" table:style-name="ce10">
            <text:p>0.552238806</text:p>
          </table:table-cell>
          <table:table-cell office:value-type="float" office:value="0.1933446375582874" table:formula="of:=[Data.P2]/[Data.P$32]" table:style-name="ce10">
            <text:p>0.193344638</text:p>
          </table:table-cell>
          <table:table-cell table:number-columns-repeated="16368"/>
        </table:table-row>
        <table:table-row table:style-name="ro1">
          <table:table-cell office:value-type="float" office:value="1982" table:formula="of:=[Data.A3]" table:style-name="ce9">
            <text:p>1 982</text:p>
          </table:table-cell>
          <table:table-cell office:value-type="float" office:value="0.44213732598296834" table:formula="of:=[Data.B3]/[Data.B$32]" table:style-name="ce10">
            <text:p>0.442137326</text:p>
          </table:table-cell>
          <table:table-cell office:value-type="float" office:value="0.16577628583998011" table:formula="of:=[Data.C3]/[Data.C$32]" table:style-name="ce10">
            <text:p>0.165776286</text:p>
          </table:table-cell>
          <table:table-cell office:value-type="float" office:value="0.82013153736041489" table:formula="of:=[Data.D3]/[Data.D$32]" table:style-name="ce10">
            <text:p>0.820131537</text:p>
          </table:table-cell>
          <table:table-cell office:value-type="float" office:value="0.1832209015954599" table:formula="of:=[Data.E3]/[Data.E$32]" table:style-name="ce10">
            <text:p>0.183220902</text:p>
          </table:table-cell>
          <table:table-cell office:value-type="float" office:value="0.18646560163295911" table:formula="of:=[Data.F3]/[Data.F$32]" table:style-name="ce10">
            <text:p>0.186465602</text:p>
          </table:table-cell>
          <table:table-cell office:value-type="float" office:value="0.51619171754886584" table:formula="of:=[Data.G3]/[Data.G$32]" table:style-name="ce10">
            <text:p>0.516191718</text:p>
          </table:table-cell>
          <table:table-cell office:value-type="float" office:value="0.32554744525547447" table:formula="of:=[Data.H3]/[Data.H$32]" table:style-name="ce10">
            <text:p>0.325547445</text:p>
          </table:table-cell>
          <table:table-cell office:value-type="float" office:value="0.36871815500134086" table:formula="of:=[Data.I3]/[Data.I$32]" table:style-name="ce10">
            <text:p>0.368718155</text:p>
          </table:table-cell>
          <table:table-cell office:value-type="float" office:value="0.35789557689628415" table:formula="of:=[Data.J3]/[Data.J$32]" table:style-name="ce10">
            <text:p>0.357895577</text:p>
          </table:table-cell>
          <table:table-cell office:value-type="float" office:value="1.0148568744531254" table:formula="of:=[Data.K3]/[Data.K$32]" table:style-name="ce10">
            <text:p>1.014856874</text:p>
          </table:table-cell>
          <table:table-cell office:value-type="float" office:value="1.2266262222873607" table:formula="of:=[Data.L3]/[Data.L$32]" table:style-name="ce10">
            <text:p>1.226626222</text:p>
          </table:table-cell>
          <table:table-cell office:value-type="float" office:value="0.37948185436842063" table:formula="of:=[Data.M3]/[Data.M$32]" table:style-name="ce10">
            <text:p>0.379481854</text:p>
          </table:table-cell>
          <table:table-cell office:value-type="float" office:value="0.71345924156464613" table:formula="of:=[Data.N3]/[Data.N$32]" table:style-name="ce10">
            <text:p>0.713459242</text:p>
          </table:table-cell>
          <table:table-cell office:value-type="float" office:value="0.68159203980099492" table:formula="of:=[Data.O3]/[Data.O$32]" table:style-name="ce10">
            <text:p>0.681592040</text:p>
          </table:table-cell>
          <table:table-cell office:value-type="float" office:value="0.1907587961000424" table:formula="of:=[Data.P3]/[Data.P$32]" table:style-name="ce10">
            <text:p>0.190758796</text:p>
          </table:table-cell>
          <table:table-cell table:number-columns-repeated="16368"/>
        </table:table-row>
        <table:table-row table:style-name="ro1">
          <table:table-cell office:value-type="float" office:value="1983" table:formula="of:=[Data.A4]" table:style-name="ce9">
            <text:p>1 983</text:p>
          </table:table-cell>
          <table:table-cell office:value-type="float" office:value="0.47140650807610629" table:formula="of:=[Data.B4]/[Data.B$32]" table:style-name="ce10">
            <text:p>0.471406508</text:p>
          </table:table-cell>
          <table:table-cell office:value-type="float" office:value="0.18198867657466383" table:formula="of:=[Data.C4]/[Data.C$32]" table:style-name="ce10">
            <text:p>0.181988677</text:p>
          </table:table-cell>
          <table:table-cell office:value-type="float" office:value="0.82393841108179156" table:formula="of:=[Data.D4]/[Data.D$32]" table:style-name="ce10">
            <text:p>0.823938411</text:p>
          </table:table-cell>
          <table:table-cell office:value-type="float" office:value="0.19754791733590321" table:formula="of:=[Data.E4]/[Data.E$32]" table:style-name="ce10">
            <text:p>0.197547917</text:p>
          </table:table-cell>
          <table:table-cell office:value-type="float" office:value="0.19712565870321386" table:formula="of:=[Data.F4]/[Data.F$32]" table:style-name="ce10">
            <text:p>0.197125659</text:p>
          </table:table-cell>
          <table:table-cell office:value-type="float" office:value="0.57282866075439531" table:formula="of:=[Data.G4]/[Data.G$32]" table:style-name="ce10">
            <text:p>0.572828661</text:p>
          </table:table-cell>
          <table:table-cell office:value-type="float" office:value="0.38569343065693429" table:formula="of:=[Data.H4]/[Data.H$32]" table:style-name="ce10">
            <text:p>0.385693431</text:p>
          </table:table-cell>
          <table:table-cell office:value-type="float" office:value="0.38048404397961921" table:formula="of:=[Data.I4]/[Data.I$32]" table:style-name="ce10">
            <text:p>0.380484044</text:p>
          </table:table-cell>
          <table:table-cell office:value-type="float" office:value="0.39509310918806234" table:formula="of:=[Data.J4]/[Data.J$32]" table:style-name="ce10">
            <text:p>0.395093109</text:p>
          </table:table-cell>
          <table:table-cell office:value-type="float" office:value="0.96538042794922663" table:formula="of:=[Data.K4]/[Data.K$32]" table:style-name="ce10">
            <text:p>0.965380428</text:p>
          </table:table-cell>
          <table:table-cell office:value-type="float" office:value="1.2229610406199882" table:formula="of:=[Data.L4]/[Data.L$32]" table:style-name="ce10">
            <text:p>1.222961041</text:p>
          </table:table-cell>
          <table:table-cell office:value-type="float" office:value="0.37990323333107595" table:formula="of:=[Data.M4]/[Data.M$32]" table:style-name="ce10">
            <text:p>0.379903233</text:p>
          </table:table-cell>
          <table:table-cell office:value-type="float" office:value="0.69405046282472371" table:formula="of:=[Data.N4]/[Data.N$32]" table:style-name="ce10">
            <text:p>0.694050463</text:p>
          </table:table-cell>
          <table:table-cell office:value-type="float" office:value="0.77114427860696511" table:formula="of:=[Data.O4]/[Data.O$32]" table:style-name="ce10">
            <text:p>0.771144279</text:p>
          </table:table-cell>
          <table:table-cell office:value-type="float" office:value="0.20796947859262399" table:formula="of:=[Data.P4]/[Data.P$32]" table:style-name="ce10">
            <text:p>0.207969479</text:p>
          </table:table-cell>
          <table:table-cell table:number-columns-repeated="16368"/>
        </table:table-row>
        <table:table-row table:style-name="ro1">
          <table:table-cell office:value-type="float" office:value="1984" table:formula="of:=[Data.A5]" table:style-name="ce9">
            <text:p>1 984</text:p>
          </table:table-cell>
          <table:table-cell office:value-type="float" office:value="0.51006027585319291" table:formula="of:=[Data.B5]/[Data.B$32]" table:style-name="ce10">
            <text:p>0.510060276</text:p>
          </table:table-cell>
          <table:table-cell office:value-type="float" office:value="0.17480633499741779" table:formula="of:=[Data.C5]/[Data.C$32]" table:style-name="ce10">
            <text:p>0.174806335</text:p>
          </table:table-cell>
          <table:table-cell office:value-type="float" office:value="0.82728817592391046" table:formula="of:=[Data.D5]/[Data.D$32]" table:style-name="ce10">
            <text:p>0.827288176</text:p>
          </table:table-cell>
          <table:table-cell office:value-type="float" office:value="0.20873219830817005" table:formula="of:=[Data.E5]/[Data.E$32]" table:style-name="ce10">
            <text:p>0.208732198</text:p>
          </table:table-cell>
          <table:table-cell office:value-type="float" office:value="0.20821061839995" table:formula="of:=[Data.F5]/[Data.F$32]" table:style-name="ce10">
            <text:p>0.208210618</text:p>
          </table:table-cell>
          <table:table-cell office:value-type="float" office:value="0.63981461526153427" table:formula="of:=[Data.G5]/[Data.G$32]" table:style-name="ce10">
            <text:p>0.639814615</text:p>
          </table:table-cell>
          <table:table-cell office:value-type="float" office:value="0.38368613138686131" table:formula="of:=[Data.H5]/[Data.H$32]" table:style-name="ce10">
            <text:p>0.383686131</text:p>
          </table:table-cell>
          <table:table-cell office:value-type="float" office:value="0.38675918476803434" table:formula="of:=[Data.I5]/[Data.I$32]" table:style-name="ce10">
            <text:p>0.386759185</text:p>
          </table:table-cell>
          <table:table-cell office:value-type="float" office:value="0.41103972153995838" table:formula="of:=[Data.J5]/[Data.J$32]" table:style-name="ce10">
            <text:p>0.411039722</text:p>
          </table:table-cell>
          <table:table-cell office:value-type="float" office:value="0.92587300306472808" table:formula="of:=[Data.K5]/[Data.K$32]" table:style-name="ce10">
            <text:p>0.925873003</text:p>
          </table:table-cell>
          <table:table-cell office:value-type="float" office:value="1.208912303127424" table:formula="of:=[Data.L5]/[Data.L$32]" table:style-name="ce10">
            <text:p>1.208912303</text:p>
          </table:table-cell>
          <table:table-cell office:value-type="float" office:value="0.40099099302467323" table:formula="of:=[Data.M5]/[Data.M$32]" table:style-name="ce10">
            <text:p>0.400990993</text:p>
          </table:table-cell>
          <table:table-cell office:value-type="float" office:value="0.70756195879366968" table:formula="of:=[Data.N5]/[Data.N$32]" table:style-name="ce10">
            <text:p>0.707561959</text:p>
          </table:table-cell>
          <table:table-cell office:value-type="float" office:value="0.84079601990049735" table:formula="of:=[Data.O5]/[Data.O$32]" table:style-name="ce10">
            <text:p>0.840796020</text:p>
          </table:table-cell>
          <table:table-cell office:value-type="float" office:value="0.21267486222975837" table:formula="of:=[Data.P5]/[Data.P$32]" table:style-name="ce10">
            <text:p>0.212674862</text:p>
          </table:table-cell>
          <table:table-cell table:number-columns-repeated="16368"/>
        </table:table-row>
        <table:table-row table:style-name="ro1">
          <table:table-cell office:value-type="float" office:value="1985" table:formula="of:=[Data.A6]" table:style-name="ce9">
            <text:p>1 985</text:p>
          </table:table-cell>
          <table:table-cell office:value-type="float" office:value="0.53078144104335145" table:formula="of:=[Data.B6]/[Data.B$32]" table:style-name="ce10">
            <text:p>0.530781441</text:p>
          </table:table-cell>
          <table:table-cell office:value-type="float" office:value="0.19871081272355157" table:formula="of:=[Data.C6]/[Data.C$32]" table:style-name="ce10">
            <text:p>0.198710813</text:p>
          </table:table-cell>
          <table:table-cell office:value-type="float" office:value="0.83025063356430262" table:formula="of:=[Data.D6]/[Data.D$32]" table:style-name="ce10">
            <text:p>0.830250634</text:p>
          </table:table-cell>
          <table:table-cell office:value-type="float" office:value="0.21463218760038549" table:formula="of:=[Data.E6]/[Data.E$32]" table:style-name="ce10">
            <text:p>0.214632188</text:p>
          </table:table-cell>
          <table:table-cell office:value-type="float" office:value="0.22211993084918039" table:formula="of:=[Data.F6]/[Data.F$32]" table:style-name="ce10">
            <text:p>0.222119931</text:p>
          </table:table-cell>
          <table:table-cell office:value-type="float" office:value="0.73103996660877546" table:formula="of:=[Data.G6]/[Data.G$32]" table:style-name="ce10">
            <text:p>0.731039967</text:p>
          </table:table-cell>
          <table:table-cell office:value-type="float" office:value="0.40405109489051094" table:formula="of:=[Data.H6]/[Data.H$32]" table:style-name="ce10">
            <text:p>0.404051095</text:p>
          </table:table-cell>
          <table:table-cell office:value-type="float" office:value="0.3959037275408957" table:formula="of:=[Data.I6]/[Data.I$32]" table:style-name="ce10">
            <text:p>0.395903728</text:p>
          </table:table-cell>
          <table:table-cell office:value-type="float" office:value="0.42467270308850663" table:formula="of:=[Data.J6]/[Data.J$32]" table:style-name="ce10">
            <text:p>0.424672703</text:p>
          </table:table-cell>
          <table:table-cell office:value-type="float" office:value="0.8739058649411362" table:formula="of:=[Data.K6]/[Data.K$32]" table:style-name="ce10">
            <text:p>0.873905865</text:p>
          </table:table-cell>
          <table:table-cell office:value-type="float" office:value="1.1377159299184914" table:formula="of:=[Data.L6]/[Data.L$32]" table:style-name="ce10">
            <text:p>1.137715930</text:p>
          </table:table-cell>
          <table:table-cell office:value-type="float" office:value="0.41869267176836195" table:formula="of:=[Data.M6]/[Data.M$32]" table:style-name="ce10">
            <text:p>0.418692672</text:p>
          </table:table-cell>
          <table:table-cell office:value-type="float" office:value="0.6736339205733054" table:formula="of:=[Data.N6]/[Data.N$32]" table:style-name="ce10">
            <text:p>0.673633921</text:p>
          </table:table-cell>
          <table:table-cell office:value-type="float" office:value="0.97512437810945274" table:formula="of:=[Data.O6]/[Data.O$32]" table:style-name="ce10">
            <text:p>0.975124378</text:p>
          </table:table-cell>
          <table:table-cell office:value-type="float" office:value="0.21933022467147095" table:formula="of:=[Data.P6]/[Data.P$32]" table:style-name="ce10">
            <text:p>0.219330225</text:p>
          </table:table-cell>
          <table:table-cell table:number-columns-repeated="16368"/>
        </table:table-row>
        <table:table-row table:style-name="ro1">
          <table:table-cell office:value-type="float" office:value="1986" table:formula="of:=[Data.A7]" table:style-name="ce9">
            <text:p>1 986</text:p>
          </table:table-cell>
          <table:table-cell office:value-type="float" office:value="0.57055063386173022" table:formula="of:=[Data.B7]/[Data.B$32]" table:style-name="ce10">
            <text:p>0.570550634</text:p>
          </table:table-cell>
          <table:table-cell office:value-type="float" office:value="0.21641514125590558" table:formula="of:=[Data.C7]/[Data.C$32]" table:style-name="ce10">
            <text:p>0.216415141</text:p>
          </table:table-cell>
          <table:table-cell office:value-type="float" office:value="0.83289558568049904" table:formula="of:=[Data.D7]/[Data.D$32]" table:style-name="ce10">
            <text:p>0.832895586</text:p>
          </table:table-cell>
          <table:table-cell office:value-type="float" office:value="0.23079023450048186" table:formula="of:=[Data.E7]/[Data.E$32]" table:style-name="ce10">
            <text:p>0.230790235</text:p>
          </table:table-cell>
          <table:table-cell office:value-type="float" office:value="0.23370477598883591" table:formula="of:=[Data.F7]/[Data.F$32]" table:style-name="ce10">
            <text:p>0.233704776</text:p>
          </table:table-cell>
          <table:table-cell office:value-type="float" office:value="0.77179631073151411" table:formula="of:=[Data.G7]/[Data.G$32]" table:style-name="ce10">
            <text:p>0.771796311</text:p>
          </table:table-cell>
          <table:table-cell office:value-type="float" office:value="0.43204379562043793" table:formula="of:=[Data.H7]/[Data.H$32]" table:style-name="ce10">
            <text:p>0.432043796</text:p>
          </table:table-cell>
          <table:table-cell office:value-type="float" office:value="0.42108138911236254" table:formula="of:=[Data.I7]/[Data.I$32]" table:style-name="ce10">
            <text:p>0.421081389</text:p>
          </table:table-cell>
          <table:table-cell office:value-type="float" office:value="0.43895529420928164" table:formula="of:=[Data.J7]/[Data.J$32]" table:style-name="ce10">
            <text:p>0.438955294</text:p>
          </table:table-cell>
          <table:table-cell office:value-type="float" office:value="0.85669838336192061" table:formula="of:=[Data.K7]/[Data.K$32]" table:style-name="ce10">
            <text:p>0.856698383</text:p>
          </table:table-cell>
          <table:table-cell office:value-type="float" office:value="1.1222049321643364" table:formula="of:=[Data.L7]/[Data.L$32]" table:style-name="ce10">
            <text:p>1.122204932</text:p>
          </table:table-cell>
          <table:table-cell office:value-type="float" office:value="0.4305966274633739" table:formula="of:=[Data.M7]/[Data.M$32]" table:style-name="ce10">
            <text:p>0.430596627</text:p>
          </table:table-cell>
          <table:table-cell office:value-type="float" office:value="0.65403851896088372" table:formula="of:=[Data.N7]/[Data.N$32]" table:style-name="ce10">
            <text:p>0.654038519</text:p>
          </table:table-cell>
          <table:table-cell office:value-type="float" office:value="1.044776119402985" table:formula="of:=[Data.O7]/[Data.O$32]" table:style-name="ce10">
            <text:p>1.044776119</text:p>
          </table:table-cell>
          <table:table-cell office:value-type="float" office:value="0.23314963967782959" table:formula="of:=[Data.P7]/[Data.P$32]" table:style-name="ce10">
            <text:p>0.233149640</text:p>
          </table:table-cell>
          <table:table-cell table:number-columns-repeated="16368"/>
        </table:table-row>
        <table:table-row table:style-name="ro1">
          <table:table-cell office:value-type="float" office:value="1987" table:formula="of:=[Data.A8]" table:style-name="ce9">
            <text:p>1 987</text:p>
          </table:table-cell>
          <table:table-cell office:value-type="float" office:value="0.59270898131663052" table:formula="of:=[Data.B8]/[Data.B$32]" table:style-name="ce10">
            <text:p>0.592708981</text:p>
          </table:table-cell>
          <table:table-cell office:value-type="float" office:value="0.23276333658499263" table:formula="of:=[Data.C8]/[Data.C$32]" table:style-name="ce10">
            <text:p>0.232763337</text:p>
          </table:table-cell>
          <table:table-cell office:value-type="float" office:value="0.83529283395003073" table:formula="of:=[Data.D8]/[Data.D$32]" table:style-name="ce10">
            <text:p>0.835292834</text:p>
          </table:table-cell>
          <table:table-cell office:value-type="float" office:value="0.24289003105257523" table:formula="of:=[Data.E8]/[Data.E$32]" table:style-name="ce10">
            <text:p>0.242890031</text:p>
          </table:table-cell>
          <table:table-cell office:value-type="float" office:value="0.24576867801128907" table:formula="of:=[Data.F8]/[Data.F$32]" table:style-name="ce10">
            <text:p>0.245768678</text:p>
          </table:table-cell>
          <table:table-cell office:value-type="float" office:value="0.82563070952386952" table:formula="of:=[Data.G8]/[Data.G$32]" table:style-name="ce10">
            <text:p>0.825630710</text:p>
          </table:table-cell>
          <table:table-cell office:value-type="float" office:value="0.43704379562043794" table:formula="of:=[Data.H8]/[Data.H$32]" table:style-name="ce10">
            <text:p>0.437043796</text:p>
          </table:table-cell>
          <table:table-cell office:value-type="float" office:value="0.42983373558594795" table:formula="of:=[Data.I8]/[Data.I$32]" table:style-name="ce10">
            <text:p>0.429833736</text:p>
          </table:table-cell>
          <table:table-cell office:value-type="float" office:value="0.45398330714368079" table:formula="of:=[Data.J8]/[Data.J$32]" table:style-name="ce10">
            <text:p>0.453983307</text:p>
          </table:table-cell>
          <table:table-cell office:value-type="float" office:value="0.83216098882428047" table:formula="of:=[Data.K8]/[Data.K$32]" table:style-name="ce10">
            <text:p>0.832160989</text:p>
          </table:table-cell>
          <table:table-cell office:value-type="float" office:value="1.0892174825414784" table:formula="of:=[Data.L8]/[Data.L$32]" table:style-name="ce10">
            <text:p>1.089217483</text:p>
          </table:table-cell>
          <table:table-cell office:value-type="float" office:value="0.43612346403605801" table:formula="of:=[Data.M8]/[Data.M$32]" table:style-name="ce10">
            <text:p>0.436123464</text:p>
          </table:table-cell>
          <table:table-cell office:value-type="float" office:value="0.66859510301582559" table:formula="of:=[Data.N8]/[Data.N$32]" table:style-name="ce10">
            <text:p>0.668595103</text:p>
          </table:table-cell>
          <table:table-cell office:value-type="float" office:value="1.0248756218905473" table:formula="of:=[Data.O8]/[Data.O$32]" table:style-name="ce10">
            <text:p>1.024875622</text:p>
          </table:table-cell>
          <table:table-cell office:value-type="float" office:value="0.23314963967782959" table:formula="of:=[Data.P8]/[Data.P$32]" table:style-name="ce10">
            <text:p>0.233149640</text:p>
          </table:table-cell>
          <table:table-cell table:number-columns-repeated="16368"/>
        </table:table-row>
        <table:table-row table:style-name="ro1">
          <table:table-cell office:value-type="float" office:value="1988" table:formula="of:=[Data.A9]" table:style-name="ce9">
            <text:p>1 988</text:p>
          </table:table-cell>
          <table:table-cell office:value-type="float" office:value="0.61893219502777841" table:formula="of:=[Data.B9]/[Data.B$32]" table:style-name="ce10">
            <text:p>0.618932195</text:p>
          </table:table-cell>
          <table:table-cell office:value-type="float" office:value="0.25165738987395037" table:formula="of:=[Data.C9]/[Data.C$32]" table:style-name="ce10">
            <text:p>0.251657390</text:p>
          </table:table-cell>
          <table:table-cell office:value-type="float" office:value="0.83751218005042871" table:formula="of:=[Data.D9]/[Data.D$32]" table:style-name="ce10">
            <text:p>0.837512180</text:p>
          </table:table-cell>
          <table:table-cell office:value-type="float" office:value="0.26759824392333226" table:formula="of:=[Data.E9]/[Data.E$32]" table:style-name="ce10">
            <text:p>0.267598244</text:p>
          </table:table-cell>
          <table:table-cell office:value-type="float" office:value="0.25873653954302139" table:formula="of:=[Data.F9]/[Data.F$32]" table:style-name="ce10">
            <text:p>0.258736540</text:p>
          </table:table-cell>
          <table:table-cell office:value-type="float" office:value="0.81330684963266375" table:formula="of:=[Data.G9]/[Data.G$32]" table:style-name="ce10">
            <text:p>0.813306850</text:p>
          </table:table-cell>
          <table:table-cell office:value-type="float" office:value="0.44394160583941605" table:formula="of:=[Data.H9]/[Data.H$32]" table:style-name="ce10">
            <text:p>0.443941606</text:p>
          </table:table-cell>
          <table:table-cell office:value-type="float" office:value="0.44450925181013679" table:formula="of:=[Data.I9]/[Data.I$32]" table:style-name="ce10">
            <text:p>0.444509252</text:p>
          </table:table-cell>
          <table:table-cell office:value-type="float" office:value="0.48144525073747541" table:formula="of:=[Data.J9]/[Data.J$32]" table:style-name="ce10">
            <text:p>0.481445251</text:p>
          </table:table-cell>
          <table:table-cell office:value-type="float" office:value="0.85271908846821121" table:formula="of:=[Data.K9]/[Data.K$32]" table:style-name="ce10">
            <text:p>0.852719088</text:p>
          </table:table-cell>
          <table:table-cell office:value-type="float" office:value="1.0755312409850972" table:formula="of:=[Data.L9]/[Data.L$32]" table:style-name="ce10">
            <text:p>1.075531241</text:p>
          </table:table-cell>
          <table:table-cell office:value-type="float" office:value="0.45032619246484118" table:formula="of:=[Data.M9]/[Data.M$32]" table:style-name="ce10">
            <text:p>0.450326192</text:p>
          </table:table-cell>
          <table:table-cell office:value-type="float" office:value="0.67251418333830992" table:formula="of:=[Data.N9]/[Data.N$32]" table:style-name="ce10">
            <text:p>0.672514183</text:p>
          </table:table-cell>
          <table:table-cell office:value-type="float" office:value="0.99004975124378092" table:formula="of:=[Data.O9]/[Data.O$32]" table:style-name="ce10">
            <text:p>0.990049751</text:p>
          </table:table-cell>
          <table:table-cell office:value-type="float" office:value="0.23738872403560832" table:formula="of:=[Data.P9]/[Data.P$32]" table:style-name="ce10">
            <text:p>0.237388724</text:p>
          </table:table-cell>
          <table:table-cell table:number-columns-repeated="16368"/>
        </table:table-row>
        <table:table-row table:style-name="ro1">
          <table:table-cell office:value-type="float" office:value="1989" table:formula="of:=[Data.A10]" table:style-name="ce9">
            <text:p>1 989</text:p>
          </table:table-cell>
          <table:table-cell office:value-type="float" office:value="0.63887041764087604" table:formula="of:=[Data.B10]/[Data.B$32]" table:style-name="ce10">
            <text:p>0.638870418</text:p>
          </table:table-cell>
          <table:table-cell office:value-type="float" office:value="0.28946844934106081" table:formula="of:=[Data.C10]/[Data.C$32]" table:style-name="ce10">
            <text:p>0.289468449</text:p>
          </table:table-cell>
          <table:table-cell office:value-type="float" office:value="0.83962342565922399" table:formula="of:=[Data.D10]/[Data.D$32]" table:style-name="ce10">
            <text:p>0.839623426</text:p>
          </table:table-cell>
          <table:table-cell office:value-type="float" office:value="0.28250348002998182" table:formula="of:=[Data.E10]/[Data.E$32]" table:style-name="ce10">
            <text:p>0.282503480</text:p>
          </table:table-cell>
          <table:table-cell office:value-type="float" office:value="0.27216262939742975" table:formula="of:=[Data.F10]/[Data.F$32]" table:style-name="ce10">
            <text:p>0.272162629</text:p>
          </table:table-cell>
          <table:table-cell office:value-type="float" office:value="0.88215196365870407" table:formula="of:=[Data.G10]/[Data.G$32]" table:style-name="ce10">
            <text:p>0.882151964</text:p>
          </table:table-cell>
          <table:table-cell office:value-type="float" office:value="0.49266423357664235" table:formula="of:=[Data.H10]/[Data.H$32]" table:style-name="ce10">
            <text:p>0.492664234</text:p>
          </table:table-cell>
          <table:table-cell office:value-type="float" office:value="0.46454813622955216" table:formula="of:=[Data.I10]/[Data.I$32]" table:style-name="ce10">
            <text:p>0.464548136</text:p>
          </table:table-cell>
          <table:table-cell office:value-type="float" office:value="0.48478281319595484" table:formula="of:=[Data.J10]/[Data.J$32]" table:style-name="ce10">
            <text:p>0.484782813</text:p>
          </table:table-cell>
          <table:table-cell office:value-type="float" office:value="0.85039762024516152" table:formula="of:=[Data.K10]/[Data.K$32]" table:style-name="ce10">
            <text:p>0.850397620</text:p>
          </table:table-cell>
          <table:table-cell office:value-type="float" office:value="1.041997426420858" table:formula="of:=[Data.L10]/[Data.L$32]" table:style-name="ce10">
            <text:p>1.041997426</text:p>
          </table:table-cell>
          <table:table-cell office:value-type="float" office:value="0.46934844277899423" table:formula="of:=[Data.M10]/[Data.M$32]" table:style-name="ce10">
            <text:p>0.469348443</text:p>
          </table:table-cell>
          <table:table-cell office:value-type="float" office:value="0.68893699611824422" table:formula="of:=[Data.N10]/[Data.N$32]" table:style-name="ce10">
            <text:p>0.688936996</text:p>
          </table:table-cell>
          <table:table-cell office:value-type="float" office:value="0.94029850746268639" table:formula="of:=[Data.O10]/[Data.O$32]" table:style-name="ce10">
            <text:p>0.940298507</text:p>
          </table:table-cell>
          <table:table-cell office:value-type="float" office:value="0.32640949554896143" table:formula="of:=[Data.P10]/[Data.P$32]" table:style-name="ce10">
            <text:p>0.326409496</text:p>
          </table:table-cell>
          <table:table-cell table:number-columns-repeated="16368"/>
        </table:table-row>
        <table:table-row table:style-name="ro1">
          <table:table-cell office:value-type="float" office:value="1990" table:formula="of:=[Data.A11]" table:style-name="ce9">
            <text:p>1 990</text:p>
          </table:table-cell>
          <table:table-cell office:value-type="float" office:value="0.67408138312705124" table:formula="of:=[Data.B11]/[Data.B$32]" table:style-name="ce10">
            <text:p>0.674081383</text:p>
          </table:table-cell>
          <table:table-cell office:value-type="float" office:value="0.3422677454524588" table:formula="of:=[Data.C11]/[Data.C$32]" table:style-name="ce10">
            <text:p>0.342267745</text:p>
          </table:table-cell>
          <table:table-cell office:value-type="float" office:value="0.84169637245394768" table:formula="of:=[Data.D11]/[Data.D$32]" table:style-name="ce10">
            <text:p>0.841696372</text:p>
          </table:table-cell>
          <table:table-cell office:value-type="float" office:value="0.294897740657458" table:formula="of:=[Data.E11]/[Data.E$32]" table:style-name="ce10">
            <text:p>0.294897741</text:p>
          </table:table-cell>
          <table:table-cell office:value-type="float" office:value="0.28415154860344505" table:formula="of:=[Data.F11]/[Data.F$32]" table:style-name="ce10">
            <text:p>0.284151549</text:p>
          </table:table-cell>
          <table:table-cell office:value-type="float" office:value="1.0072066302432687" table:formula="of:=[Data.G11]/[Data.G$32]" table:style-name="ce10">
            <text:p>1.007206630</text:p>
          </table:table-cell>
          <table:table-cell office:value-type="float" office:value="0.45240875912408757" table:formula="of:=[Data.H11]/[Data.H$32]" table:style-name="ce10">
            <text:p>0.452408759</text:p>
          </table:table-cell>
          <table:table-cell office:value-type="float" office:value="0.49342987396084742" table:formula="of:=[Data.I11]/[Data.I$32]" table:style-name="ce10">
            <text:p>0.493429874</text:p>
          </table:table-cell>
          <table:table-cell office:value-type="float" office:value="0.4791662349802519" table:formula="of:=[Data.J11]/[Data.J$32]" table:style-name="ce10">
            <text:p>0.479166235</text:p>
          </table:table-cell>
          <table:table-cell office:value-type="float" office:value="0.83113573991033862" table:formula="of:=[Data.K11]/[Data.K$32]" table:style-name="ce10">
            <text:p>0.831135740</text:p>
          </table:table-cell>
          <table:table-cell office:value-type="float" office:value="1.019812590125426" table:formula="of:=[Data.L11]/[Data.L$32]" table:style-name="ce10">
            <text:p>1.019812590</text:p>
          </table:table-cell>
          <table:table-cell office:value-type="float" office:value="0.50295341505075364" table:formula="of:=[Data.M11]/[Data.M$32]" table:style-name="ce10">
            <text:p>0.502953415</text:p>
          </table:table-cell>
          <table:table-cell office:value-type="float" office:value="0.75432965064198265" table:formula="of:=[Data.N11]/[Data.N$32]" table:style-name="ce10">
            <text:p>0.754329651</text:p>
          </table:table-cell>
          <table:table-cell office:value-type="float" office:value="0.84577114427860689" table:formula="of:=[Data.O11]/[Data.O$32]" table:style-name="ce10">
            <text:p>0.845771144</text:p>
          </table:table-cell>
          <table:table-cell office:value-type="float" office:value="0.36333192030521405" table:formula="of:=[Data.P11]/[Data.P$32]" table:style-name="ce10">
            <text:p>0.363331920</text:p>
          </table:table-cell>
          <table:table-cell table:number-columns-repeated="16368"/>
        </table:table-row>
        <table:table-row table:style-name="ro1">
          <table:table-cell office:value-type="float" office:value="1991" table:formula="of:=[Data.A12]" table:style-name="ce9">
            <text:p>1 991</text:p>
          </table:table-cell>
          <table:table-cell office:value-type="float" office:value="0.70330766425706259" table:formula="of:=[Data.B12]/[Data.B$32]" table:style-name="ce10">
            <text:p>0.703307664</text:p>
          </table:table-cell>
          <table:table-cell office:value-type="float" office:value="0.38416059371473382" table:formula="of:=[Data.C12]/[Data.C$32]" table:style-name="ce10">
            <text:p>0.384160594</text:p>
          </table:table-cell>
          <table:table-cell office:value-type="float" office:value="0.84380082211213048" table:formula="of:=[Data.D12]/[Data.D$32]" table:style-name="ce10">
            <text:p>0.843800822</text:p>
          </table:table-cell>
          <table:table-cell office:value-type="float" office:value="0.30159545989934683" table:formula="of:=[Data.E12]/[Data.E$32]" table:style-name="ce10">
            <text:p>0.301595460</text:p>
          </table:table-cell>
          <table:table-cell office:value-type="float" office:value="0.29761096415404803" table:formula="of:=[Data.F12]/[Data.F$32]" table:style-name="ce10">
            <text:p>0.297610964</text:p>
          </table:table-cell>
          <table:table-cell office:value-type="float" office:value="1.0085251882629704" table:formula="of:=[Data.G12]/[Data.G$32]" table:style-name="ce10">
            <text:p>1.008525188</text:p>
          </table:table-cell>
          <table:table-cell office:value-type="float" office:value="0.51226277372262774" table:formula="of:=[Data.H12]/[Data.H$32]" table:style-name="ce10">
            <text:p>0.512262774</text:p>
          </table:table-cell>
          <table:table-cell office:value-type="float" office:value="0.50685840707964602" table:formula="of:=[Data.I12]/[Data.I$32]" table:style-name="ce10">
            <text:p>0.506858407</text:p>
          </table:table-cell>
          <table:table-cell office:value-type="float" office:value="0.50524720151015401" table:formula="of:=[Data.J12]/[Data.J$32]" table:style-name="ce10">
            <text:p>0.505247202</text:p>
          </table:table-cell>
          <table:table-cell office:value-type="float" office:value="0.84213886773243296" table:formula="of:=[Data.K12]/[Data.K$32]" table:style-name="ce10">
            <text:p>0.842138868</text:p>
          </table:table-cell>
          <table:table-cell office:value-type="float" office:value="1.0169210000130833" table:formula="of:=[Data.L12]/[Data.L$32]" table:style-name="ce10">
            <text:p>1.016921000</text:p>
          </table:table-cell>
          <table:table-cell office:value-type="float" office:value="0.51718247966470277" table:formula="of:=[Data.M12]/[Data.M$32]" table:style-name="ce10">
            <text:p>0.517182480</text:p>
          </table:table-cell>
          <table:table-cell office:value-type="float" office:value="0.76601224246043587" table:formula="of:=[Data.N12]/[Data.N$32]" table:style-name="ce10">
            <text:p>0.766012242</text:p>
          </table:table-cell>
          <table:table-cell office:value-type="float" office:value="0.79601990049751237" table:formula="of:=[Data.O12]/[Data.O$32]" table:style-name="ce10">
            <text:p>0.796019900</text:p>
          </table:table-cell>
          <table:table-cell office:value-type="float" office:value="0.38130563798219586" table:formula="of:=[Data.P12]/[Data.P$32]" table:style-name="ce10">
            <text:p>0.381305638</text:p>
          </table:table-cell>
          <table:table-cell table:number-columns-repeated="16368"/>
        </table:table-row>
        <table:table-row table:style-name="ro1">
          <table:table-cell office:value-type="float" office:value="1992" table:formula="of:=[Data.A13]" table:style-name="ce9">
            <text:p>1 992</text:p>
          </table:table-cell>
          <table:table-cell office:value-type="float" office:value="0.71266007421866617" table:formula="of:=[Data.B13]/[Data.B$32]" table:style-name="ce10">
            <text:p>0.712660074</text:p>
          </table:table-cell>
          <table:table-cell office:value-type="float" office:value="0.42435588454696738" table:formula="of:=[Data.C13]/[Data.C$32]" table:style-name="ce10">
            <text:p>0.424355885</text:p>
          </table:table-cell>
          <table:table-cell office:value-type="float" office:value="0.84600657631130383" table:formula="of:=[Data.D13]/[Data.D$32]" table:style-name="ce10">
            <text:p>0.846006576</text:p>
          </table:table-cell>
          <table:table-cell office:value-type="float" office:value="0.31277974087161364" table:formula="of:=[Data.E13]/[Data.E$32]" table:style-name="ce10">
            <text:p>0.312779741</text:p>
          </table:table-cell>
          <table:table-cell office:value-type="float" office:value="0.3133906813022016" table:formula="of:=[Data.F13]/[Data.F$32]" table:style-name="ce10">
            <text:p>0.313390681</text:p>
          </table:table-cell>
          <table:table-cell office:value-type="float" office:value="1.0010966262641245" table:formula="of:=[Data.G13]/[Data.G$32]" table:style-name="ce10">
            <text:p>1.001096626</text:p>
          </table:table-cell>
          <table:table-cell office:value-type="float" office:value="0.53062043795620439" table:formula="of:=[Data.H13]/[Data.H$32]" table:style-name="ce10">
            <text:p>0.530620438</text:p>
          </table:table-cell>
          <table:table-cell office:value-type="float" office:value="0.51873491552695095" table:formula="of:=[Data.I13]/[Data.I$32]" table:style-name="ce10">
            <text:p>0.518734916</text:p>
          </table:table-cell>
          <table:table-cell office:value-type="float" office:value="0.51725821767558477" table:formula="of:=[Data.J13]/[Data.J$32]" table:style-name="ce10">
            <text:p>0.517258218</text:p>
          </table:table-cell>
          <table:table-cell office:value-type="float" office:value="0.86466753034304156" table:formula="of:=[Data.K13]/[Data.K$32]" table:style-name="ce10">
            <text:p>0.864667530</text:p>
          </table:table-cell>
          <table:table-cell office:value-type="float" office:value="1.0243244133232376" table:formula="of:=[Data.L13]/[Data.L$32]" table:style-name="ce10">
            <text:p>1.024324413</text:p>
          </table:table-cell>
          <table:table-cell office:value-type="float" office:value="0.52890208206355294" table:formula="of:=[Data.M13]/[Data.M$32]" table:style-name="ce10">
            <text:p>0.528902082</text:p>
          </table:table-cell>
          <table:table-cell office:value-type="float" office:value="0.7945655419528217" table:formula="of:=[Data.N13]/[Data.N$32]" table:style-name="ce10">
            <text:p>0.794565542</text:p>
          </table:table-cell>
          <table:table-cell office:value-type="float" office:value="0.80099502487562191" table:formula="of:=[Data.O13]/[Data.O$32]" table:style-name="ce10">
            <text:p>0.800995025</text:p>
          </table:table-cell>
          <table:table-cell office:value-type="float" office:value="0.40364561254768971" table:formula="of:=[Data.P13]/[Data.P$32]" table:style-name="ce10">
            <text:p>0.403645613</text:p>
          </table:table-cell>
          <table:table-cell table:number-columns-repeated="16368"/>
        </table:table-row>
        <table:table-row table:style-name="ro1">
          <table:table-cell office:value-type="float" office:value="1993" table:formula="of:=[Data.A14]" table:style-name="ce9">
            <text:p>1 993</text:p>
          </table:table-cell>
          <table:table-cell office:value-type="float" office:value="0.69855638259078912" table:formula="of:=[Data.B14]/[Data.B$32]" table:style-name="ce10">
            <text:p>0.698556383</text:p>
          </table:table-cell>
          <table:table-cell office:value-type="float" office:value="0.44305101279623571" table:formula="of:=[Data.C14]/[Data.C$32]" table:style-name="ce10">
            <text:p>0.443051013</text:p>
          </table:table-cell>
          <table:table-cell office:value-type="float" office:value="0.84838343672899841" table:formula="of:=[Data.D14]/[Data.D$32]" table:style-name="ce10">
            <text:p>0.848383437</text:p>
          </table:table-cell>
          <table:table-cell office:value-type="float" office:value="0.33270692793660994" table:formula="of:=[Data.E14]/[Data.E$32]" table:style-name="ce10">
            <text:p>0.332706928</text:p>
          </table:table-cell>
          <table:table-cell office:value-type="float" office:value="0.32867051300743577" table:formula="of:=[Data.F14]/[Data.F$32]" table:style-name="ce10">
            <text:p>0.328670513</text:p>
          </table:table-cell>
          <table:table-cell office:value-type="float" office:value="0.98285533454900154" table:formula="of:=[Data.G14]/[Data.G$32]" table:style-name="ce10">
            <text:p>0.982855335</text:p>
          </table:table-cell>
          <table:table-cell office:value-type="float" office:value="0.54175182481751827" table:formula="of:=[Data.H14]/[Data.H$32]" table:style-name="ce10">
            <text:p>0.541751825</text:p>
          </table:table-cell>
          <table:table-cell office:value-type="float" office:value="0.52527487262000538" table:formula="of:=[Data.I14]/[Data.I$32]" table:style-name="ce10">
            <text:p>0.525274873</text:p>
          </table:table-cell>
          <table:table-cell office:value-type="float" office:value="0.52494627376721548" table:formula="of:=[Data.J14]/[Data.J$32]" table:style-name="ce10">
            <text:p>0.524946274</text:p>
          </table:table-cell>
          <table:table-cell office:value-type="float" office:value="0.88260329732671639" table:formula="of:=[Data.K14]/[Data.K$32]" table:style-name="ce10">
            <text:p>0.882603297</text:p>
          </table:table-cell>
          <table:table-cell office:value-type="float" office:value="1.0413037861522323" table:formula="of:=[Data.L14]/[Data.L$32]" table:style-name="ce10">
            <text:p>1.041303786</text:p>
          </table:table-cell>
          <table:table-cell office:value-type="float" office:value="0.54371054275115316" table:formula="of:=[Data.M14]/[Data.M$32]" table:style-name="ce10">
            <text:p>0.543710543</text:p>
          </table:table-cell>
          <table:table-cell office:value-type="float" office:value="0.83763810092564939" table:formula="of:=[Data.N14]/[Data.N$32]" table:style-name="ce10">
            <text:p>0.837638101</text:p>
          </table:table-cell>
          <table:table-cell office:value-type="float" office:value="0.90049751243781095" table:formula="of:=[Data.O14]/[Data.O$32]" table:style-name="ce10">
            <text:p>0.900497512</text:p>
          </table:table-cell>
          <table:table-cell office:value-type="float" office:value="0.41966935142009326" table:formula="of:=[Data.P14]/[Data.P$32]" table:style-name="ce10">
            <text:p>0.419669351</text:p>
          </table:table-cell>
          <table:table-cell table:number-columns-repeated="16368"/>
        </table:table-row>
        <table:table-row table:style-name="ro1">
          <table:table-cell office:value-type="float" office:value="1994" table:formula="of:=[Data.A15]" table:style-name="ce9">
            <text:p>1 994</text:p>
          </table:table-cell>
          <table:table-cell office:value-type="float" office:value="0.73583731954782383" table:formula="of:=[Data.B15]/[Data.B$32]" table:style-name="ce10">
            <text:p>0.735837320</text:p>
          </table:table-cell>
          <table:table-cell office:value-type="float" office:value="0.40735257550544174" table:formula="of:=[Data.C15]/[Data.C$32]" table:style-name="ce10">
            <text:p>0.407352576</text:p>
          </table:table-cell>
          <table:table-cell office:value-type="float" office:value="0.85100120504274535" table:formula="of:=[Data.D15]/[Data.D$32]" table:style-name="ce10">
            <text:p>0.851001205</text:p>
          </table:table-cell>
          <table:table-cell office:value-type="float" office:value="0.34383231609380022" table:formula="of:=[Data.E15]/[Data.E$32]" table:style-name="ce10">
            <text:p>0.343832316</text:p>
          </table:table-cell>
          <table:table-cell office:value-type="float" office:value="0.34375872195955093" table:formula="of:=[Data.F15]/[Data.F$32]" table:style-name="ce10">
            <text:p>0.343758722</text:p>
          </table:table-cell>
          <table:table-cell office:value-type="float" office:value="0.95986848764995847" table:formula="of:=[Data.G15]/[Data.G$32]" table:style-name="ce10">
            <text:p>0.959868488</text:p>
          </table:table-cell>
          <table:table-cell office:value-type="float" office:value="0.54189781021897809" table:formula="of:=[Data.H15]/[Data.H$32]" table:style-name="ce10">
            <text:p>0.541897810</text:p>
          </table:table-cell>
          <table:table-cell office:value-type="float" office:value="0.52104786806114245" table:formula="of:=[Data.I15]/[Data.I$32]" table:style-name="ce10">
            <text:p>0.521047868</text:p>
          </table:table-cell>
          <table:table-cell office:value-type="float" office:value="0.55335250069601771" table:formula="of:=[Data.J15]/[Data.J$32]" table:style-name="ce10">
            <text:p>0.553352501</text:p>
          </table:table-cell>
          <table:table-cell office:value-type="float" office:value="0.87395834120631322" table:formula="of:=[Data.K15]/[Data.K$32]" table:style-name="ce10">
            <text:p>0.873958341</text:p>
          </table:table-cell>
          <table:table-cell office:value-type="float" office:value="1.0208750341107309" table:formula="of:=[Data.L15]/[Data.L$32]" table:style-name="ce10">
            <text:p>1.020875034</text:p>
          </table:table-cell>
          <table:table-cell office:value-type="float" office:value="0.53882706155895166" table:formula="of:=[Data.M15]/[Data.M$32]" table:style-name="ce10">
            <text:p>0.538827062</text:p>
          </table:table-cell>
          <table:table-cell office:value-type="float" office:value="0.78433860853986259" table:formula="of:=[Data.N15]/[Data.N$32]" table:style-name="ce10">
            <text:p>0.784338609</text:p>
          </table:table-cell>
          <table:table-cell office:value-type="float" office:value="1.1144278606965172" table:formula="of:=[Data.O15]/[Data.O$32]" table:style-name="ce10">
            <text:p>1.114427861</text:p>
          </table:table-cell>
          <table:table-cell office:value-type="float" office:value="0.42306061890631624" table:formula="of:=[Data.P15]/[Data.P$32]" table:style-name="ce10">
            <text:p>0.423060619</text:p>
          </table:table-cell>
          <table:table-cell table:number-columns-repeated="16368"/>
        </table:table-row>
        <table:table-row table:style-name="ro1">
          <table:table-cell office:value-type="float" office:value="1995" table:formula="of:=[Data.A16]" table:style-name="ce9">
            <text:p>1 995</text:p>
          </table:table-cell>
          <table:table-cell office:value-type="float" office:value="0.76952530084300397" table:formula="of:=[Data.B16]/[Data.B$32]" table:style-name="ce10">
            <text:p>0.769525301</text:p>
          </table:table-cell>
          <table:table-cell office:value-type="float" office:value="0.40654252979093741" table:formula="of:=[Data.C16]/[Data.C$32]" table:style-name="ce10">
            <text:p>0.406542530</text:p>
          </table:table-cell>
          <table:table-cell office:value-type="float" office:value="0.85392968293007565" table:formula="of:=[Data.D16]/[Data.D$32]" table:style-name="ce10">
            <text:p>0.853929683</text:p>
          </table:table-cell>
          <table:table-cell office:value-type="float" office:value="0.3634382696220152" table:formula="of:=[Data.E16]/[Data.E$32]" table:style-name="ce10">
            <text:p>0.363438270</text:p>
          </table:table-cell>
          <table:table-cell office:value-type="float" office:value="0.35139447210014374" table:formula="of:=[Data.F16]/[Data.F$32]" table:style-name="ce10">
            <text:p>0.351394472</text:p>
          </table:table-cell>
          <table:table-cell office:value-type="float" office:value="0.94032621868872968" table:formula="of:=[Data.G16]/[Data.G$32]" table:style-name="ce10">
            <text:p>0.940326219</text:p>
          </table:table-cell>
          <table:table-cell office:value-type="float" office:value="0.55310218978102188" table:formula="of:=[Data.H16]/[Data.H$32]" table:style-name="ce10">
            <text:p>0.553102190</text:p>
          </table:table-cell>
          <table:table-cell office:value-type="float" office:value="0.53936041834271919" table:formula="of:=[Data.I16]/[Data.I$32]" table:style-name="ce10">
            <text:p>0.539360418</text:p>
          </table:table-cell>
          <table:table-cell office:value-type="float" office:value="0.54797737221593479" table:formula="of:=[Data.J16]/[Data.J$32]" table:style-name="ce10">
            <text:p>0.547977372</text:p>
          </table:table-cell>
          <table:table-cell office:value-type="float" office:value="0.90939631884118899" table:formula="of:=[Data.K16]/[Data.K$32]" table:style-name="ce10">
            <text:p>0.909396319</text:p>
          </table:table-cell>
          <table:table-cell office:value-type="float" office:value="1.0326875583172732" table:formula="of:=[Data.L16]/[Data.L$32]" table:style-name="ce10">
            <text:p>1.032687558</text:p>
          </table:table-cell>
          <table:table-cell office:value-type="float" office:value="0.55888394771891015" table:formula="of:=[Data.M16]/[Data.M$32]" table:style-name="ce10">
            <text:p>0.558883948</text:p>
          </table:table-cell>
          <table:table-cell office:value-type="float" office:value="0.8206554195282173" table:formula="of:=[Data.N16]/[Data.N$32]" table:style-name="ce10">
            <text:p>0.820655420</text:p>
          </table:table-cell>
          <table:table-cell office:value-type="float" office:value="1.189054726368159" table:formula="of:=[Data.O16]/[Data.O$32]" table:style-name="ce10">
            <text:p>1.189054726</text:p>
          </table:table-cell>
          <table:table-cell office:value-type="float" office:value="0.44086477320898687" table:formula="of:=[Data.P16]/[Data.P$32]" table:style-name="ce10">
            <text:p>0.440864773</text:p>
          </table:table-cell>
          <table:table-cell table:number-columns-repeated="16368"/>
        </table:table-row>
        <table:table-row table:style-name="ro1">
          <table:table-cell office:value-type="float" office:value="1996" table:formula="of:=[Data.A17]" table:style-name="ce9">
            <text:p>1 996</text:p>
          </table:table-cell>
          <table:table-cell office:value-type="float" office:value="0.77441601063943888" table:formula="of:=[Data.B17]/[Data.B$32]" table:style-name="ce10">
            <text:p>0.774416011</text:p>
          </table:table-cell>
          <table:table-cell office:value-type="float" office:value="0.4365782980432662" table:formula="of:=[Data.C17]/[Data.C$32]" table:style-name="ce10">
            <text:p>0.436578298</text:p>
          </table:table-cell>
          <table:table-cell office:value-type="float" office:value="0.85723867206852022" table:formula="of:=[Data.D17]/[Data.D$32]" table:style-name="ce10">
            <text:p>0.857238672</text:p>
          </table:table-cell>
          <table:table-cell office:value-type="float" office:value="0.37457013598886396" table:formula="of:=[Data.E17]/[Data.E$32]" table:style-name="ce10">
            <text:p>0.374570136</text:p>
          </table:table-cell>
          <table:table-cell office:value-type="float" office:value="0.36300847722396951" table:formula="of:=[Data.F17]/[Data.F$32]" table:style-name="ce10">
            <text:p>0.363008477</text:p>
          </table:table-cell>
          <table:table-cell office:value-type="float" office:value="0.91873775760060861" table:formula="of:=[Data.G17]/[Data.G$32]" table:style-name="ce10">
            <text:p>0.918737758</text:p>
          </table:table-cell>
          <table:table-cell office:value-type="float" office:value="0.58244525547445258" table:formula="of:=[Data.H17]/[Data.H$32]" table:style-name="ce10">
            <text:p>0.582445255</text:p>
          </table:table-cell>
          <table:table-cell office:value-type="float" office:value="0.55509519978546529" table:formula="of:=[Data.I17]/[Data.I$32]" table:style-name="ce10">
            <text:p>0.555095200</text:p>
          </table:table-cell>
          <table:table-cell office:value-type="float" office:value="0.54941534803477321" table:formula="of:=[Data.J17]/[Data.J$32]" table:style-name="ce10">
            <text:p>0.549415348</text:p>
          </table:table-cell>
          <table:table-cell office:value-type="float" office:value="0.93962785509154545" table:formula="of:=[Data.K17]/[Data.K$32]" table:style-name="ce10">
            <text:p>0.939627855</text:p>
          </table:table-cell>
          <table:table-cell office:value-type="float" office:value="1.0459838663138599" table:formula="of:=[Data.L17]/[Data.L$32]" table:style-name="ce10">
            <text:p>1.045983866</text:p>
          </table:table-cell>
          <table:table-cell office:value-type="float" office:value="0.58546092086352586" table:formula="of:=[Data.M17]/[Data.M$32]" table:style-name="ce10">
            <text:p>0.585460921</text:p>
          </table:table-cell>
          <table:table-cell office:value-type="float" office:value="0.86850552403702597" table:formula="of:=[Data.N17]/[Data.N$32]" table:style-name="ce10">
            <text:p>0.868505524</text:p>
          </table:table-cell>
          <table:table-cell office:value-type="float" office:value="1.1293532338308456" table:formula="of:=[Data.O17]/[Data.O$32]" table:style-name="ce10">
            <text:p>1.129353234</text:p>
          </table:table-cell>
          <table:table-cell office:value-type="float" office:value="0.47901653242899533" table:formula="of:=[Data.P17]/[Data.P$32]" table:style-name="ce10">
            <text:p>0.479016532</text:p>
          </table:table-cell>
          <table:table-cell table:number-columns-repeated="16368"/>
        </table:table-row>
        <table:table-row table:style-name="ro1">
          <table:table-cell office:value-type="float" office:value="1997" table:formula="of:=[Data.A18]" table:style-name="ce9">
            <text:p>1 997</text:p>
          </table:table-cell>
          <table:table-cell office:value-type="float" office:value="0.81933331903301232" table:formula="of:=[Data.B18]/[Data.B$32]" table:style-name="ce10">
            <text:p>0.819333319</text:p>
          </table:table-cell>
          <table:table-cell office:value-type="float" office:value="0.46907672003213402" table:formula="of:=[Data.C18]/[Data.C$32]" table:style-name="ce10">
            <text:p>0.469076720</text:p>
          </table:table-cell>
          <table:table-cell office:value-type="float" office:value="0.8609979741356103" table:formula="of:=[Data.D18]/[Data.D$32]" table:style-name="ce10">
            <text:p>0.860997974</text:p>
          </table:table-cell>
          <table:table-cell office:value-type="float" office:value="0.41873862297890568" table:formula="of:=[Data.E18]/[Data.E$32]" table:style-name="ce10">
            <text:p>0.418738623</text:p>
          </table:table-cell>
          <table:table-cell office:value-type="float" office:value="0.39232259273916392" table:formula="of:=[Data.F18]/[Data.F$32]" table:style-name="ce10">
            <text:p>0.392322593</text:p>
          </table:table-cell>
          <table:table-cell office:value-type="float" office:value="0.95329756418527589" table:formula="of:=[Data.G18]/[Data.G$32]" table:style-name="ce10">
            <text:p>0.953297564</text:p>
          </table:table-cell>
          <table:table-cell office:value-type="float" office:value="0.56923357664233576" table:formula="of:=[Data.H18]/[Data.H$32]" table:style-name="ce10">
            <text:p>0.569233577</text:p>
          </table:table-cell>
          <table:table-cell office:value-type="float" office:value="0.5811377044784124" table:formula="of:=[Data.I18]/[Data.I$32]" table:style-name="ce10">
            <text:p>0.581137704</text:p>
          </table:table-cell>
          <table:table-cell office:value-type="float" office:value="0.58471197532338703" table:formula="of:=[Data.J18]/[Data.J$32]" table:style-name="ce10">
            <text:p>0.584711975</text:p>
          </table:table-cell>
          <table:table-cell office:value-type="float" office:value="0.91698236510942588" table:formula="of:=[Data.K18]/[Data.K$32]" table:style-name="ce10">
            <text:p>0.916982365</text:p>
          </table:table-cell>
          <table:table-cell office:value-type="float" office:value="1.0230604330059696" table:formula="of:=[Data.L18]/[Data.L$32]" table:style-name="ce10">
            <text:p>1.023060433</text:p>
          </table:table-cell>
          <table:table-cell office:value-type="float" office:value="0.60165391242842203" table:formula="of:=[Data.M18]/[Data.M$32]" table:style-name="ce10">
            <text:p>0.601653912</text:p>
          </table:table-cell>
          <table:table-cell office:value-type="float" office:value="0.82998656315317998" table:formula="of:=[Data.N18]/[Data.N$32]" table:style-name="ce10">
            <text:p>0.829986563</text:p>
          </table:table-cell>
          <table:table-cell office:value-type="float" office:value="1.0945273631840795" table:formula="of:=[Data.O18]/[Data.O$32]" table:style-name="ce10">
            <text:p>1.094527363</text:p>
          </table:table-cell>
          <table:table-cell office:value-type="float" office:value="0.50657058075455696" table:formula="of:=[Data.P18]/[Data.P$32]" table:style-name="ce10">
            <text:p>0.506570581</text:p>
          </table:table-cell>
          <table:table-cell table:number-columns-repeated="16368"/>
        </table:table-row>
        <table:table-row table:style-name="ro1">
          <table:table-cell office:value-type="float" office:value="1998" table:formula="of:=[Data.A19]" table:style-name="ce9">
            <text:p>1 998</text:p>
          </table:table-cell>
          <table:table-cell office:value-type="float" office:value="0.8706321456916708" table:formula="of:=[Data.B19]/[Data.B$32]" table:style-name="ce10">
            <text:p>0.870632146</text:p>
          </table:table-cell>
          <table:table-cell office:value-type="float" office:value="0.48338593370440502" table:formula="of:=[Data.C19]/[Data.C$32]" table:style-name="ce10">
            <text:p>0.483385934</text:p>
          </table:table-cell>
          <table:table-cell office:value-type="float" office:value="0.86527739080887667" table:formula="of:=[Data.D19]/[Data.D$32]" table:style-name="ce10">
            <text:p>0.865277391</text:p>
          </table:table-cell>
          <table:table-cell office:value-type="float" office:value="0.5001552628761109" table:formula="of:=[Data.E19]/[Data.E$32]" table:style-name="ce10">
            <text:p>0.500155263</text:p>
          </table:table-cell>
          <table:table-cell office:value-type="float" office:value="0.45601216387911103" table:formula="of:=[Data.F19]/[Data.F$32]" table:style-name="ce10">
            <text:p>0.456012164</text:p>
          </table:table-cell>
          <table:table-cell office:value-type="float" office:value="0.92408394548245831" table:formula="of:=[Data.G19]/[Data.G$32]" table:style-name="ce10">
            <text:p>0.924083945</text:p>
          </table:table-cell>
          <table:table-cell office:value-type="float" office:value="0.51452554744525547" table:formula="of:=[Data.H19]/[Data.H$32]" table:style-name="ce10">
            <text:p>0.514525547</text:p>
          </table:table-cell>
          <table:table-cell office:value-type="float" office:value="0.63404062751407886" table:formula="of:=[Data.I19]/[Data.I$32]" table:style-name="ce10">
            <text:p>0.634040628</text:p>
          </table:table-cell>
          <table:table-cell office:value-type="float" office:value="0.58378073930114793" table:formula="of:=[Data.J19]/[Data.J$32]" table:style-name="ce10">
            <text:p>0.583780739</text:p>
          </table:table-cell>
          <table:table-cell office:value-type="float" office:value="0.95668756317576065" table:formula="of:=[Data.K19]/[Data.K$32]" table:style-name="ce10">
            <text:p>0.956687563</text:p>
          </table:table-cell>
          <table:table-cell office:value-type="float" office:value="1.0521478315214909" table:formula="of:=[Data.L19]/[Data.L$32]" table:style-name="ce10">
            <text:p>1.052147832</text:p>
          </table:table-cell>
          <table:table-cell office:value-type="float" office:value="0.65172652505323669" table:formula="of:=[Data.M19]/[Data.M$32]" table:style-name="ce10">
            <text:p>0.651726525</text:p>
          </table:table-cell>
          <table:table-cell office:value-type="float" office:value="0.89836518363690643" table:formula="of:=[Data.N19]/[Data.N$32]" table:style-name="ce10">
            <text:p>0.898365184</text:p>
          </table:table-cell>
          <table:table-cell office:value-type="float" office:value="1.0248756218905473" table:formula="of:=[Data.O19]/[Data.O$32]" table:style-name="ce10">
            <text:p>1.024875622</text:p>
          </table:table-cell>
          <table:table-cell office:value-type="float" office:value="0.52140737600678255" table:formula="of:=[Data.P19]/[Data.P$32]" table:style-name="ce10">
            <text:p>0.521407376</text:p>
          </table:table-cell>
          <table:table-cell table:number-columns-repeated="16368"/>
        </table:table-row>
        <table:table-row table:style-name="ro1">
          <table:table-cell office:value-type="float" office:value="1999" table:formula="of:=[Data.A20]" table:style-name="ce9">
            <text:p>1 999</text:p>
          </table:table-cell>
          <table:table-cell office:value-type="float" office:value="0.89437782878225613" table:formula="of:=[Data.B20]/[Data.B$32]" table:style-name="ce10">
            <text:p>0.894377829</text:p>
          </table:table-cell>
          <table:table-cell office:value-type="float" office:value="0.51349151699470175" table:formula="of:=[Data.C20]/[Data.C$32]" table:style-name="ce10">
            <text:p>0.513491517</text:p>
          </table:table-cell>
          <table:table-cell office:value-type="float" office:value="0.87014672376585056" table:formula="of:=[Data.D20]/[Data.D$32]" table:style-name="ce10">
            <text:p>0.870146724</text:p>
          </table:table-cell>
          <table:table-cell office:value-type="float" office:value="0.53458079023450045" table:formula="of:=[Data.E20]/[Data.E$32]" table:style-name="ce10">
            <text:p>0.534580790</text:p>
          </table:table-cell>
          <table:table-cell office:value-type="float" office:value="0.51178271646081108" table:formula="of:=[Data.F20]/[Data.F$32]" table:style-name="ce10">
            <text:p>0.511782716</text:p>
          </table:table-cell>
          <table:table-cell office:value-type="float" office:value="0.94271186843913513" table:formula="of:=[Data.G20]/[Data.G$32]" table:style-name="ce10">
            <text:p>0.942711868</text:p>
          </table:table-cell>
          <table:table-cell office:value-type="float" office:value="0.67328467153284677" table:formula="of:=[Data.H20]/[Data.H$32]" table:style-name="ce10">
            <text:p>0.673284672</text:p>
          </table:table-cell>
          <table:table-cell office:value-type="float" office:value="0.64827031375703947" table:formula="of:=[Data.I20]/[Data.I$32]" table:style-name="ce10">
            <text:p>0.648270314</text:p>
          </table:table-cell>
          <table:table-cell office:value-type="float" office:value="0.59599908658039891" table:formula="of:=[Data.J20]/[Data.J$32]" table:style-name="ce10">
            <text:p>0.595999087</text:p>
          </table:table-cell>
          <table:table-cell office:value-type="float" office:value="0.96835671433658455" table:formula="of:=[Data.K20]/[Data.K$32]" table:style-name="ce10">
            <text:p>0.968356714</text:p>
          </table:table-cell>
          <table:table-cell office:value-type="float" office:value="1.0450002580979771" table:formula="of:=[Data.L20]/[Data.L$32]" table:style-name="ce10">
            <text:p>1.045000258</text:p>
          </table:table-cell>
          <table:table-cell office:value-type="float" office:value="0.67782944686486524" table:formula="of:=[Data.M20]/[Data.M$32]" table:style-name="ce10">
            <text:p>0.677829447</text:p>
          </table:table-cell>
          <table:table-cell office:value-type="float" office:value="0.9282994923857868" table:formula="of:=[Data.N20]/[Data.N$32]" table:style-name="ce10">
            <text:p>0.928299492</text:p>
          </table:table-cell>
          <table:table-cell office:value-type="float" office:value="0.92537313432835822" table:formula="of:=[Data.O20]/[Data.O$32]" table:style-name="ce10">
            <text:p>0.925373134</text:p>
          </table:table-cell>
          <table:table-cell office:value-type="float" office:value="0.6071216617210683" table:formula="of:=[Data.P20]/[Data.P$32]" table:style-name="ce10">
            <text:p>0.607121662</text:p>
          </table:table-cell>
          <table:table-cell table:number-columns-repeated="16368"/>
        </table:table-row>
        <table:table-row table:style-name="ro1">
          <table:table-cell office:value-type="float" office:value="2000" table:formula="of:=[Data.A21]" table:style-name="ce9">
            <text:p>2 000</text:p>
          </table:table-cell>
          <table:table-cell office:value-type="float" office:value="0.95495398871704673" table:formula="of:=[Data.B21]/[Data.B$32]" table:style-name="ce10">
            <text:p>0.954953989</text:p>
          </table:table-cell>
          <table:table-cell office:value-type="float" office:value="0.55463935272852471" table:formula="of:=[Data.C21]/[Data.C$32]" table:style-name="ce10">
            <text:p>0.554639353</text:p>
          </table:table-cell>
          <table:table-cell office:value-type="float" office:value="0.87567577468406255" table:formula="of:=[Data.D21]/[Data.D$32]" table:style-name="ce10">
            <text:p>0.875675775</text:p>
          </table:table-cell>
          <table:table-cell office:value-type="float" office:value="0.56102366420387617" table:formula="of:=[Data.E21]/[Data.E$32]" table:style-name="ce10">
            <text:p>0.561023664</text:p>
          </table:table-cell>
          <table:table-cell office:value-type="float" office:value="0.5794213825998209" table:formula="of:=[Data.F21]/[Data.F$32]" table:style-name="ce10">
            <text:p>0.579421383</text:p>
          </table:table-cell>
          <table:table-cell office:value-type="float" office:value="0.89384618111777103" table:formula="of:=[Data.G21]/[Data.G$32]" table:style-name="ce10">
            <text:p>0.893846181</text:p>
          </table:table-cell>
          <table:table-cell office:value-type="float" office:value="0.71087591240875914" table:formula="of:=[Data.H21]/[Data.H$32]" table:style-name="ce10">
            <text:p>0.710875912</text:p>
          </table:table-cell>
          <table:table-cell office:value-type="float" office:value="0.68998726200053628" table:formula="of:=[Data.I21]/[Data.I$32]" table:style-name="ce10">
            <text:p>0.689987262</text:p>
          </table:table-cell>
          <table:table-cell office:value-type="float" office:value="0.59990401357115564" table:formula="of:=[Data.J21]/[Data.J$32]" table:style-name="ce10">
            <text:p>0.599904014</text:p>
          </table:table-cell>
          <table:table-cell office:value-type="float" office:value="1.0064590513932343" table:formula="of:=[Data.K21]/[Data.K$32]" table:style-name="ce10">
            <text:p>1.006459051</text:p>
          </table:table-cell>
          <table:table-cell office:value-type="float" office:value="1.0640357205641091" table:formula="of:=[Data.L21]/[Data.L$32]" table:style-name="ce10">
            <text:p>1.064035721</text:p>
          </table:table-cell>
          <table:table-cell office:value-type="float" office:value="0.73249208033288937" table:formula="of:=[Data.M21]/[Data.M$32]" table:style-name="ce10">
            <text:p>0.732492080</text:p>
          </table:table-cell>
          <table:table-cell office:value-type="float" office:value="1.0019035532994924" table:formula="of:=[Data.N21]/[Data.N$32]" table:style-name="ce10">
            <text:p>1.001903553</text:p>
          </table:table-cell>
          <table:table-cell office:value-type="float" office:value="0.77611940298507454" table:formula="of:=[Data.O21]/[Data.O$32]" table:style-name="ce10">
            <text:p>0.776119403</text:p>
          </table:table-cell>
          <table:table-cell office:value-type="float" office:value="0.66426451886392535" table:formula="of:=[Data.P21]/[Data.P$32]" table:style-name="ce10">
            <text:p>0.664264519</text:p>
          </table:table-cell>
          <table:table-cell table:number-columns-repeated="16368"/>
        </table:table-row>
        <table:table-row table:style-name="ro1">
          <table:table-cell office:value-type="float" office:value="2001" table:formula="of:=[Data.A22]" table:style-name="ce9">
            <text:p>2 001</text:p>
          </table:table-cell>
          <table:table-cell office:value-type="float" office:value="1.0005148115575195" table:formula="of:=[Data.B22]/[Data.B$32]" table:style-name="ce10">
            <text:p>1.000514812</text:p>
          </table:table-cell>
          <table:table-cell office:value-type="float" office:value="0.60242439892121424" table:formula="of:=[Data.C22]/[Data.C$32]" table:style-name="ce10">
            <text:p>0.602424399</text:p>
          </table:table-cell>
          <table:table-cell office:value-type="float" office:value="0.8819343452410443" table:formula="of:=[Data.D22]/[Data.D$32]" table:style-name="ce10">
            <text:p>0.881934345</text:p>
          </table:table-cell>
          <table:table-cell office:value-type="float" office:value="0.6648302816147339" table:formula="of:=[Data.E22]/[Data.E$32]" table:style-name="ce10">
            <text:p>0.664830282</text:p>
          </table:table-cell>
          <table:table-cell office:value-type="float" office:value="0.70595488533877648" table:formula="of:=[Data.F22]/[Data.F$32]" table:style-name="ce10">
            <text:p>0.705954885</text:p>
          </table:table-cell>
          <table:table-cell office:value-type="float" office:value="0.92016395776975723" table:formula="of:=[Data.G22]/[Data.G$32]" table:style-name="ce10">
            <text:p>0.920163958</text:p>
          </table:table-cell>
          <table:table-cell office:value-type="float" office:value="0.70313868613138686" table:formula="of:=[Data.H22]/[Data.H$32]" table:style-name="ce10">
            <text:p>0.703138686</text:p>
          </table:table-cell>
          <table:table-cell office:value-type="float" office:value="0.74055041566103508" table:formula="of:=[Data.I22]/[Data.I$32]" table:style-name="ce10">
            <text:p>0.740550416</text:p>
          </table:table-cell>
          <table:table-cell office:value-type="float" office:value="0.62032497216576732" table:formula="of:=[Data.J22]/[Data.J$32]" table:style-name="ce10">
            <text:p>0.620324972</text:p>
          </table:table-cell>
          <table:table-cell office:value-type="float" office:value="1.0129721770850724" table:formula="of:=[Data.K22]/[Data.K$32]" table:style-name="ce10">
            <text:p>1.012972177</text:p>
          </table:table-cell>
          <table:table-cell office:value-type="float" office:value="1.059555300037762" table:formula="of:=[Data.L22]/[Data.L$32]" table:style-name="ce10">
            <text:p>1.059555300</text:p>
          </table:table-cell>
          <table:table-cell office:value-type="float" office:value="0.78875745878387027" table:formula="of:=[Data.M22]/[Data.M$32]" table:style-name="ce10">
            <text:p>0.788757459</text:p>
          </table:table-cell>
          <table:table-cell office:value-type="float" office:value="1.0596819946252614" table:formula="of:=[Data.N22]/[Data.N$32]" table:style-name="ce10">
            <text:p>1.059681995</text:p>
          </table:table-cell>
          <table:table-cell office:value-type="float" office:value="0.69154228855721389" table:formula="of:=[Data.O22]/[Data.O$32]" table:style-name="ce10">
            <text:p>0.691542289</text:p>
          </table:table-cell>
          <table:table-cell office:value-type="float" office:value="0.71076727426875796" table:formula="of:=[Data.P22]/[Data.P$32]" table:style-name="ce10">
            <text:p>0.710767274</text:p>
          </table:table-cell>
          <table:table-cell table:number-columns-repeated="16368"/>
        </table:table-row>
        <table:table-row table:style-name="ro1">
          <table:table-cell office:value-type="float" office:value="2002" table:formula="of:=[Data.A23]" table:style-name="ce9">
            <text:p>2 002</text:p>
          </table:table-cell>
          <table:table-cell office:value-type="float" office:value="1.0131598704390914" table:formula="of:=[Data.B23]/[Data.B$32]" table:style-name="ce10">
            <text:p>1.013159870</text:p>
          </table:table-cell>
          <table:table-cell office:value-type="float" office:value="0.6507115395650428" table:formula="of:=[Data.C23]/[Data.C$32]" table:style-name="ce10">
            <text:p>0.650711540</text:p>
          </table:table-cell>
          <table:table-cell office:value-type="float" office:value="0.88899223711432629" table:formula="of:=[Data.D23]/[Data.D$32]" table:style-name="ce10">
            <text:p>0.888992237</text:p>
          </table:table-cell>
          <table:table-cell office:value-type="float" office:value="0.69477995502730483" table:formula="of:=[Data.E23]/[Data.E$32]" table:style-name="ce10">
            <text:p>0.694779955</text:p>
          </table:table-cell>
          <table:table-cell office:value-type="float" office:value="0.72154297973381099" table:formula="of:=[Data.F23]/[Data.F$32]" table:style-name="ce10">
            <text:p>0.721542980</text:p>
          </table:table-cell>
          <table:table-cell office:value-type="float" office:value="0.97616764325968886" table:formula="of:=[Data.G23]/[Data.G$32]" table:style-name="ce10">
            <text:p>0.976167643</text:p>
          </table:table-cell>
          <table:table-cell office:value-type="float" office:value="0.65624087591240876" table:formula="of:=[Data.H23]/[Data.H$32]" table:style-name="ce10">
            <text:p>0.656240876</text:p>
          </table:table-cell>
          <table:table-cell office:value-type="float" office:value="0.7812650844730491" table:formula="of:=[Data.I23]/[Data.I$32]" table:style-name="ce10">
            <text:p>0.781265084</text:p>
          </table:table-cell>
          <table:table-cell office:value-type="float" office:value="0.64798809797878987" table:formula="of:=[Data.J23]/[Data.J$32]" table:style-name="ce10">
            <text:p>0.647988098</text:p>
          </table:table-cell>
          <table:table-cell office:value-type="float" office:value="1.0009793326916188" table:formula="of:=[Data.K23]/[Data.K$32]" table:style-name="ce10">
            <text:p>1.000979333</text:p>
          </table:table-cell>
          <table:table-cell office:value-type="float" office:value="1.0492390513019392" table:formula="of:=[Data.L23]/[Data.L$32]" table:style-name="ce10">
            <text:p>1.049239051</text:p>
          </table:table-cell>
          <table:table-cell office:value-type="float" office:value="0.83339729264016493" table:formula="of:=[Data.M23]/[Data.M$32]" table:style-name="ce10">
            <text:p>0.833397293</text:p>
          </table:table-cell>
          <table:table-cell office:value-type="float" office:value="1.0656912511197372" table:formula="of:=[Data.N23]/[Data.N$32]" table:style-name="ce10">
            <text:p>1.065691251</text:p>
          </table:table-cell>
          <table:table-cell office:value-type="float" office:value="0.52238805970149249" table:formula="of:=[Data.O23]/[Data.O$32]" table:style-name="ce10">
            <text:p>0.522388060</text:p>
          </table:table-cell>
          <table:table-cell office:value-type="float" office:value="0.76663840610428147" table:formula="of:=[Data.P23]/[Data.P$32]" table:style-name="ce10">
            <text:p>0.766638406</text:p>
          </table:table-cell>
          <table:table-cell table:number-columns-repeated="16368"/>
        </table:table-row>
        <table:table-row table:style-name="ro1">
          <table:table-cell office:value-type="float" office:value="2003" table:formula="of:=[Data.A24]" table:style-name="ce9">
            <text:p>2 003</text:p>
          </table:table-cell>
          <table:table-cell office:value-type="float" office:value="1.0682018061305476" table:formula="of:=[Data.B24]/[Data.B$32]" table:style-name="ce10">
            <text:p>1.068201806</text:p>
          </table:table-cell>
          <table:table-cell office:value-type="float" office:value="0.69744075285476559" table:formula="of:=[Data.C24]/[Data.C$32]" table:style-name="ce10">
            <text:p>0.697440753</text:p>
          </table:table-cell>
          <table:table-cell office:value-type="float" office:value="0.89691925198143974" table:formula="of:=[Data.D24]/[Data.D$32]" table:style-name="ce10">
            <text:p>0.896919252</text:p>
          </table:table-cell>
          <table:table-cell office:value-type="float" office:value="0.71349716243709171" table:formula="of:=[Data.E24]/[Data.E$32]" table:style-name="ce10">
            <text:p>0.713497162</text:p>
          </table:table-cell>
          <table:table-cell office:value-type="float" office:value="0.73011184936785323" table:formula="of:=[Data.F24]/[Data.F$32]" table:style-name="ce10">
            <text:p>0.730111849</text:p>
          </table:table-cell>
          <table:table-cell office:value-type="float" office:value="0.92283600211225847" table:formula="of:=[Data.G24]/[Data.G$32]" table:style-name="ce10">
            <text:p>0.922836002</text:p>
          </table:table-cell>
          <table:table-cell office:value-type="float" office:value="0.70244525547445258" table:formula="of:=[Data.H24]/[Data.H$32]" table:style-name="ce10">
            <text:p>0.702445255</text:p>
          </table:table-cell>
          <table:table-cell office:value-type="float" office:value="0.80422700455886298" table:formula="of:=[Data.I24]/[Data.I$32]" table:style-name="ce10">
            <text:p>0.804227005</text:p>
          </table:table-cell>
          <table:table-cell office:value-type="float" office:value="0.68031906692465294" table:formula="of:=[Data.J24]/[Data.J$32]" table:style-name="ce10">
            <text:p>0.680319067</text:p>
          </table:table-cell>
          <table:table-cell office:value-type="float" office:value="1.0309742393573798" table:formula="of:=[Data.K24]/[Data.K$32]" table:style-name="ce10">
            <text:p>1.030974239</text:p>
          </table:table-cell>
          <table:table-cell office:value-type="float" office:value="1.070392580733887" table:formula="of:=[Data.L24]/[Data.L$32]" table:style-name="ce10">
            <text:p>1.070392581</text:p>
          </table:table-cell>
          <table:table-cell office:value-type="float" office:value="0.86926341452402989" table:formula="of:=[Data.M24]/[Data.M$32]" table:style-name="ce10">
            <text:p>0.869263415</text:p>
          </table:table-cell>
          <table:table-cell office:value-type="float" office:value="1.1261197372349954" table:formula="of:=[Data.N24]/[Data.N$32]" table:style-name="ce10">
            <text:p>1.126119737</text:p>
          </table:table-cell>
          <table:table-cell office:value-type="float" office:value="0.56716417910447758" table:formula="of:=[Data.O24]/[Data.O$32]" table:style-name="ce10">
            <text:p>0.567164179</text:p>
          </table:table-cell>
          <table:table-cell office:value-type="float" office:value="0.81068249258160241" table:formula="of:=[Data.P24]/[Data.P$32]" table:style-name="ce10">
            <text:p>0.810682493</text:p>
          </table:table-cell>
          <table:table-cell table:number-columns-repeated="16368"/>
        </table:table-row>
        <table:table-row table:style-name="ro1">
          <table:table-cell office:value-type="float" office:value="2004" table:formula="of:=[Data.A25]" table:style-name="ce9">
            <text:p>2 004</text:p>
          </table:table-cell>
          <table:table-cell office:value-type="float" office:value="1.1079388232265814" table:formula="of:=[Data.B25]/[Data.B$32]" table:style-name="ce10">
            <text:p>1.107938823</text:p>
          </table:table-cell>
          <table:table-cell office:value-type="float" office:value="0.74891643235592276" table:formula="of:=[Data.C25]/[Data.C$32]" table:style-name="ce10">
            <text:p>0.748916432</text:p>
          </table:table-cell>
          <table:table-cell office:value-type="float" office:value="0.90578519151991566" table:formula="of:=[Data.D25]/[Data.D$32]" table:style-name="ce10">
            <text:p>0.905785192</text:p>
          </table:table-cell>
          <table:table-cell office:value-type="float" office:value="0.73947424777813475" table:formula="of:=[Data.E25]/[Data.E$32]" table:style-name="ce10">
            <text:p>0.739474248</text:p>
          </table:table-cell>
          <table:table-cell office:value-type="float" office:value="0.77112744995938431" table:formula="of:=[Data.F25]/[Data.F$32]" table:style-name="ce10">
            <text:p>0.771127450</text:p>
          </table:table-cell>
          <table:table-cell office:value-type="float" office:value="0.96020972375968949" table:formula="of:=[Data.G25]/[Data.G$32]" table:style-name="ce10">
            <text:p>0.960209724</text:p>
          </table:table-cell>
          <table:table-cell office:value-type="float" office:value="0.82215328467153281" table:formula="of:=[Data.H25]/[Data.H$32]" table:style-name="ce10">
            <text:p>0.822153285</text:p>
          </table:table-cell>
          <table:table-cell office:value-type="float" office:value="0.86254022526146423" table:formula="of:=[Data.I25]/[Data.I$32]" table:style-name="ce10">
            <text:p>0.862540225</text:p>
          </table:table-cell>
          <table:table-cell office:value-type="float" office:value="0.68797981113728768" table:formula="of:=[Data.J25]/[Data.J$32]" table:style-name="ce10">
            <text:p>0.687979811</text:p>
          </table:table-cell>
          <table:table-cell office:value-type="float" office:value="1.0290175932621406" table:formula="of:=[Data.K25]/[Data.K$32]" table:style-name="ce10">
            <text:p>1.029017593</text:p>
          </table:table-cell>
          <table:table-cell office:value-type="float" office:value="1.0620260801974146" table:formula="of:=[Data.L25]/[Data.L$32]" table:style-name="ce10">
            <text:p>1.062026080</text:p>
          </table:table-cell>
          <table:table-cell office:value-type="float" office:value="0.90093455834217473" table:formula="of:=[Data.M25]/[Data.M$32]" table:style-name="ce10">
            <text:p>0.900934558</text:p>
          </table:table-cell>
          <table:table-cell office:value-type="float" office:value="1.1559047476858764" table:formula="of:=[Data.N25]/[Data.N$32]" table:style-name="ce10">
            <text:p>1.155904748</text:p>
          </table:table-cell>
          <table:table-cell office:value-type="float" office:value="0.56218905472636815" table:formula="of:=[Data.O25]/[Data.O$32]" table:style-name="ce10">
            <text:p>0.562189055</text:p>
          </table:table-cell>
          <table:table-cell office:value-type="float" office:value="0.87363289529461641" table:formula="of:=[Data.P25]/[Data.P$32]" table:style-name="ce10">
            <text:p>0.873632895</text:p>
          </table:table-cell>
          <table:table-cell table:number-columns-repeated="16368"/>
        </table:table-row>
        <table:table-row table:style-name="ro1">
          <table:table-cell office:value-type="float" office:value="2005" table:formula="of:=[Data.A26]" table:style-name="ce9">
            <text:p>2 005</text:p>
          </table:table-cell>
          <table:table-cell office:value-type="float" office:value="1.1367468199661082" table:formula="of:=[Data.B26]/[Data.B$32]" table:style-name="ce10">
            <text:p>1.136746820</text:p>
          </table:table-cell>
          <table:table-cell office:value-type="float" office:value="0.80458866509821925" table:formula="of:=[Data.C26]/[Data.C$32]" table:style-name="ce10">
            <text:p>0.804588665</text:p>
          </table:table-cell>
          <table:table-cell office:value-type="float" office:value="0.91565985740728495" table:formula="of:=[Data.D26]/[Data.D$32]" table:style-name="ce10">
            <text:p>0.915659857</text:p>
          </table:table-cell>
          <table:table-cell office:value-type="float" office:value="0.78661526930078163" table:formula="of:=[Data.E26]/[Data.E$32]" table:style-name="ce10">
            <text:p>0.786615269</text:p>
          </table:table-cell>
          <table:table-cell office:value-type="float" office:value="0.86817604299014806" table:formula="of:=[Data.F26]/[Data.F$32]" table:style-name="ce10">
            <text:p>0.868176043</text:p>
          </table:table-cell>
          <table:table-cell office:value-type="float" office:value="0.94863597687524748" table:formula="of:=[Data.G26]/[Data.G$32]" table:style-name="ce10">
            <text:p>0.948635977</text:p>
          </table:table-cell>
          <table:table-cell office:value-type="float" office:value="0.87846715328467151" table:formula="of:=[Data.H26]/[Data.H$32]" table:style-name="ce10">
            <text:p>0.878467153</text:p>
          </table:table-cell>
          <table:table-cell office:value-type="float" office:value="0.92736658621614376" table:formula="of:=[Data.I26]/[Data.I$32]" table:style-name="ce10">
            <text:p>0.927366586</text:p>
          </table:table-cell>
          <table:table-cell office:value-type="float" office:value="0.70213463888504146" table:formula="of:=[Data.J26]/[Data.J$32]" table:style-name="ce10">
            <text:p>0.702134639</text:p>
          </table:table-cell>
          <table:table-cell office:value-type="float" office:value="1.0471041855469161" table:formula="of:=[Data.K26]/[Data.K$32]" table:style-name="ce10">
            <text:p>1.047104186</text:p>
          </table:table-cell>
          <table:table-cell office:value-type="float" office:value="1.0753311727838732" table:formula="of:=[Data.L26]/[Data.L$32]" table:style-name="ce10">
            <text:p>1.075331173</text:p>
          </table:table-cell>
          <table:table-cell office:value-type="float" office:value="0.95152260773380892" table:formula="of:=[Data.M26]/[Data.M$32]" table:style-name="ce10">
            <text:p>0.951522608</text:p>
          </table:table-cell>
          <table:table-cell office:value-type="float" office:value="1.2214467005076142" table:formula="of:=[Data.N26]/[Data.N$32]" table:style-name="ce10">
            <text:p>1.221446701</text:p>
          </table:table-cell>
          <table:table-cell office:value-type="float" office:value="0.54726368159203975" table:formula="of:=[Data.O26]/[Data.O$32]" table:style-name="ce10">
            <text:p>0.547263682</text:p>
          </table:table-cell>
          <table:table-cell office:value-type="float" office:value="0.93387028401865202" table:formula="of:=[Data.P26]/[Data.P$32]" table:style-name="ce10">
            <text:p>0.933870284</text:p>
          </table:table-cell>
          <table:table-cell table:number-columns-repeated="16368"/>
        </table:table-row>
        <table:table-row table:style-name="ro1">
          <table:table-cell office:value-type="float" office:value="2006" table:formula="of:=[Data.A27]" table:style-name="ce9">
            <text:p>2 006</text:p>
          </table:table-cell>
          <table:table-cell office:value-type="float" office:value="1.1169587507239538" table:formula="of:=[Data.B27]/[Data.B$32]" table:style-name="ce10">
            <text:p>1.116958751</text:p>
          </table:table-cell>
          <table:table-cell office:value-type="float" office:value="0.86962567663204604" table:formula="of:=[Data.C27]/[Data.C$32]" table:style-name="ce10">
            <text:p>0.869625677</text:p>
          </table:table-cell>
          <table:table-cell office:value-type="float" office:value="0.92661305132107874" table:formula="of:=[Data.D27]/[Data.D$32]" table:style-name="ce10">
            <text:p>0.926613051</text:p>
          </table:table-cell>
          <table:table-cell office:value-type="float" office:value="0.82987471892065534" table:formula="of:=[Data.E27]/[Data.E$32]" table:style-name="ce10">
            <text:p>0.829874719</text:p>
          </table:table-cell>
          <table:table-cell office:value-type="float" office:value="0.9704192789152486" table:formula="of:=[Data.F27]/[Data.F$32]" table:style-name="ce10">
            <text:p>0.970419279</text:p>
          </table:table-cell>
          <table:table-cell office:value-type="float" office:value="0.87931390783219665" table:formula="of:=[Data.G27]/[Data.G$32]" table:style-name="ce10">
            <text:p>0.879313908</text:p>
          </table:table-cell>
          <table:table-cell office:value-type="float" office:value="0.94744525547445257" table:formula="of:=[Data.H27]/[Data.H$32]" table:style-name="ce10">
            <text:p>0.947445255</text:p>
          </table:table-cell>
          <table:table-cell office:value-type="float" office:value="0.97025006704210248" table:formula="of:=[Data.I27]/[Data.I$32]" table:style-name="ce10">
            <text:p>0.970250067</text:p>
          </table:table-cell>
          <table:table-cell office:value-type="float" office:value="0.73792365951556782" table:formula="of:=[Data.J27]/[Data.J$32]" table:style-name="ce10">
            <text:p>0.737923660</text:p>
          </table:table-cell>
          <table:table-cell office:value-type="float" office:value="1.0765105668599122" table:formula="of:=[Data.K27]/[Data.K$32]" table:style-name="ce10">
            <text:p>1.076510567</text:p>
          </table:table-cell>
          <table:table-cell office:value-type="float" office:value="1.096736250362812" table:formula="of:=[Data.L27]/[Data.L$32]" table:style-name="ce10">
            <text:p>1.096736250</text:p>
          </table:table-cell>
          <table:table-cell office:value-type="float" office:value="1.0036870659232338" table:formula="of:=[Data.M27]/[Data.M$32]" table:style-name="ce10">
            <text:p>1.003687066</text:p>
          </table:table-cell>
          <table:table-cell office:value-type="float" office:value="1.2669453568229321" table:formula="of:=[Data.N27]/[Data.N$32]" table:style-name="ce10">
            <text:p>1.266945357</text:p>
          </table:table-cell>
          <table:table-cell office:value-type="float" office:value="0.45771144278606957" table:formula="of:=[Data.O27]/[Data.O$32]" table:style-name="ce10">
            <text:p>0.457711443</text:p>
          </table:table-cell>
          <table:table-cell office:value-type="float" office:value="0.98414582450190757" table:formula="of:=[Data.P27]/[Data.P$32]" table:style-name="ce10">
            <text:p>0.984145825</text:p>
          </table:table-cell>
          <table:table-cell table:number-columns-repeated="16368"/>
        </table:table-row>
        <table:table-row table:style-name="ro1">
          <table:table-cell office:value-type="float" office:value="2007" table:formula="of:=[Data.A28]" table:style-name="ce9">
            <text:p>2 007</text:p>
          </table:table-cell>
          <table:table-cell office:value-type="float" office:value="1.145873999871297" table:formula="of:=[Data.B28]/[Data.B$32]" table:style-name="ce10">
            <text:p>1.145874000</text:p>
          </table:table-cell>
          <table:table-cell office:value-type="float" office:value="0.94254796197471358" table:formula="of:=[Data.C28]/[Data.C$32]" table:style-name="ce10">
            <text:p>0.942547962</text:p>
          </table:table-cell>
          <table:table-cell office:value-type="float" office:value="0.93871457493882804" table:formula="of:=[Data.D28]/[Data.D$32]" table:style-name="ce10">
            <text:p>0.938714575</text:p>
          </table:table-cell>
          <table:table-cell office:value-type="float" office:value="0.91250669236534965" table:formula="of:=[Data.E28]/[Data.E$32]" table:style-name="ce10">
            <text:p>0.912506692</text:p>
          </table:table-cell>
          <table:table-cell office:value-type="float" office:value="1.0942783945345858" table:formula="of:=[Data.F28]/[Data.F$32]" table:style-name="ce10">
            <text:p>1.094278395</text:p>
          </table:table-cell>
          <table:table-cell office:value-type="float" office:value="0.91369079273603238" table:formula="of:=[Data.G28]/[Data.G$32]" table:style-name="ce10">
            <text:p>0.913690793</text:p>
          </table:table-cell>
          <table:table-cell office:value-type="float" office:value="0.91697080291970801" table:formula="of:=[Data.H28]/[Data.H$32]" table:style-name="ce10">
            <text:p>0.916970803</text:p>
          </table:table-cell>
          <table:table-cell office:value-type="float" office:value="0.99082193617591852" table:formula="of:=[Data.I28]/[Data.I$32]" table:style-name="ce10">
            <text:p>0.990821936</text:p>
          </table:table-cell>
          <table:table-cell office:value-type="float" office:value="0.83164296904334944" table:formula="of:=[Data.J28]/[Data.J$32]" table:style-name="ce10">
            <text:p>0.831642969</text:p>
          </table:table-cell>
          <table:table-cell office:value-type="float" office:value="1.0647988753171029" table:formula="of:=[Data.K28]/[Data.K$32]" table:style-name="ce10">
            <text:p>1.064798875</text:p>
          </table:table-cell>
          <table:table-cell office:value-type="float" office:value="1.0840899115323008" table:formula="of:=[Data.L28]/[Data.L$32]" table:style-name="ce10">
            <text:p>1.084089912</text:p>
          </table:table-cell>
          <table:table-cell office:value-type="float" office:value="1.0197709504352994" table:formula="of:=[Data.M28]/[Data.M$32]" table:style-name="ce10">
            <text:p>1.019770950</text:p>
          </table:table-cell>
          <table:table-cell office:value-type="float" office:value="1.2386533293520454" table:formula="of:=[Data.N28]/[Data.N$32]" table:style-name="ce10">
            <text:p>1.238653329</text:p>
          </table:table-cell>
          <table:table-cell office:value-type="float" office:value="0.42288557213930345" table:formula="of:=[Data.O28]/[Data.O$32]" table:style-name="ce10">
            <text:p>0.422885572</text:p>
          </table:table-cell>
          <table:table-cell office:value-type="float" office:value="1.0405256464603645" table:formula="of:=[Data.P28]/[Data.P$32]" table:style-name="ce10">
            <text:p>1.040525646</text:p>
          </table:table-cell>
          <table:table-cell table:number-columns-repeated="16368"/>
        </table:table-row>
        <table:table-row table:style-name="ro1">
          <table:table-cell office:value-type="float" office:value="2008" table:formula="of:=[Data.A29]" table:style-name="ce9">
            <text:p>2 008</text:p>
          </table:table-cell>
          <table:table-cell office:value-type="float" office:value="1.1076385164846951" table:formula="of:=[Data.B29]/[Data.B$32]" table:style-name="ce10">
            <text:p>1.107638516</text:p>
          </table:table-cell>
          <table:table-cell office:value-type="float" office:value="1.0072119890591229" table:formula="of:=[Data.C29]/[Data.C$32]" table:style-name="ce10">
            <text:p>1.007211989</text:p>
          </table:table-cell>
          <table:table-cell office:value-type="float" office:value="0.95203422993806375" table:formula="of:=[Data.D29]/[Data.D$32]" table:style-name="ce10">
            <text:p>0.952034230</text:p>
          </table:table-cell>
          <table:table-cell office:value-type="float" office:value="0.99059321126458932" table:formula="of:=[Data.E29]/[Data.E$32]" table:style-name="ce10">
            <text:p>0.990593211</text:p>
          </table:table-cell>
          <table:table-cell office:value-type="float" office:value="1.1873862239903354" table:formula="of:=[Data.F29]/[Data.F$32]" table:style-name="ce10">
            <text:p>1.187386224</text:p>
          </table:table-cell>
          <table:table-cell office:value-type="float" office:value="0.88309202482463545" table:formula="of:=[Data.G29]/[Data.G$32]" table:style-name="ce10">
            <text:p>0.883092025</text:p>
          </table:table-cell>
          <table:table-cell office:value-type="float" office:value="0.92996350364963498" table:formula="of:=[Data.H29]/[Data.H$32]" table:style-name="ce10">
            <text:p>0.929963504</text:p>
          </table:table-cell>
          <table:table-cell office:value-type="float" office:value="1.0117960579243765" table:formula="of:=[Data.I29]/[Data.I$32]" table:style-name="ce10">
            <text:p>1.011796058</text:p>
          </table:table-cell>
          <table:table-cell office:value-type="float" office:value="0.88540388670925174" table:formula="of:=[Data.J29]/[Data.J$32]" table:style-name="ce10">
            <text:p>0.885403887</text:p>
          </table:table-cell>
          <table:table-cell office:value-type="float" office:value="1.0791596160437591" table:formula="of:=[Data.K29]/[Data.K$32]" table:style-name="ce10">
            <text:p>1.079159616</text:p>
          </table:table-cell>
          <table:table-cell office:value-type="float" office:value="1.0930986901695285" table:formula="of:=[Data.L29]/[Data.L$32]" table:style-name="ce10">
            <text:p>1.093098690</text:p>
          </table:table-cell>
          <table:table-cell office:value-type="float" office:value="1.0301963174488513" table:formula="of:=[Data.M29]/[Data.M$32]" table:style-name="ce10">
            <text:p>1.030196317</text:p>
          </table:table-cell>
          <table:table-cell office:value-type="float" office:value="1.2828829501343684" table:formula="of:=[Data.N29]/[Data.N$32]" table:style-name="ce10">
            <text:p>1.282882950</text:p>
          </table:table-cell>
          <table:table-cell office:value-type="float" office:value="0.41293532338308458" table:formula="of:=[Data.O29]/[Data.O$32]" table:style-name="ce10">
            <text:p>0.412935323</text:p>
          </table:table-cell>
          <table:table-cell office:value-type="float" office:value="1.0905468418821536" table:formula="of:=[Data.P29]/[Data.P$32]" table:style-name="ce10">
            <text:p>1.090546842</text:p>
          </table:table-cell>
          <table:table-cell table:number-columns-repeated="16368"/>
        </table:table-row>
        <table:table-row table:style-name="ro1">
          <table:table-cell office:value-type="float" office:value="2009" table:formula="of:=[Data.A30]" table:style-name="ce9">
            <text:p>2 009</text:p>
          </table:table-cell>
          <table:table-cell office:value-type="float" office:value="1.0276389454943264" table:formula="of:=[Data.B30]/[Data.B$32]" table:style-name="ce10">
            <text:p>1.027638945</text:p>
          </table:table-cell>
          <table:table-cell office:value-type="float" office:value="1.0403282263154874" table:formula="of:=[Data.C30]/[Data.C$32]" table:style-name="ce10">
            <text:p>1.040328226</text:p>
          </table:table-cell>
          <table:table-cell office:value-type="float" office:value="0.96664181799631688" table:formula="of:=[Data.D30]/[Data.D$32]" table:style-name="ce10">
            <text:p>0.966641818</text:p>
          </table:table-cell>
          <table:table-cell office:value-type="float" office:value="1.013100974408395" table:formula="of:=[Data.E30]/[Data.E$32]" table:style-name="ce10">
            <text:p>1.013100974</text:p>
          </table:table-cell>
          <table:table-cell office:value-type="float" office:value="1.1805086334381705" table:formula="of:=[Data.F30]/[Data.F$32]" table:style-name="ce10">
            <text:p>1.180508633</text:p>
          </table:table-cell>
          <table:table-cell office:value-type="float" office:value="0.88486809113499831" table:formula="of:=[Data.G30]/[Data.G$32]" table:style-name="ce10">
            <text:p>0.884868091</text:p>
          </table:table-cell>
          <table:table-cell office:value-type="float" office:value="0.94197080291970803" table:formula="of:=[Data.H30]/[Data.H$32]" table:style-name="ce10">
            <text:p>0.941970803</text:p>
          </table:table-cell>
          <table:table-cell office:value-type="float" office:value="1.0424309466344865" table:formula="of:=[Data.I30]/[Data.I$32]" table:style-name="ce10">
            <text:p>1.042430947</text:p>
          </table:table-cell>
          <table:table-cell office:value-type="float" office:value="0.95723747775529422" table:formula="of:=[Data.J30]/[Data.J$32]" table:style-name="ce10">
            <text:p>0.957237478</text:p>
          </table:table-cell>
          <table:table-cell office:value-type="float" office:value="1.0685743540964729" table:formula="of:=[Data.K30]/[Data.K$32]" table:style-name="ce10">
            <text:p>1.068574354</text:p>
          </table:table-cell>
          <table:table-cell office:value-type="float" office:value="1.0748709248280655" table:formula="of:=[Data.L30]/[Data.L$32]" table:style-name="ce10">
            <text:p>1.074870925</text:p>
          </table:table-cell>
          <table:table-cell office:value-type="float" office:value="1.0418180997313709" table:formula="of:=[Data.M30]/[Data.M$32]" table:style-name="ce10">
            <text:p>1.041818100</text:p>
          </table:table-cell>
          <table:table-cell office:value-type="float" office:value="1.1835995819647656" table:formula="of:=[Data.N30]/[Data.N$32]" table:style-name="ce10">
            <text:p>1.183599582</text:p>
          </table:table-cell>
          <table:table-cell office:value-type="float" office:value="0.56218905472636815" table:formula="of:=[Data.O30]/[Data.O$32]" table:style-name="ce10">
            <text:p>0.562189055</text:p>
          </table:table-cell>
          <table:table-cell office:value-type="float" office:value="1.1167019923696482" table:formula="of:=[Data.P30]/[Data.P$32]" table:style-name="ce10">
            <text:p>1.116701992</text:p>
          </table:table-cell>
          <table:table-cell table:number-columns-repeated="16368"/>
        </table:table-row>
        <table:table-row table:style-name="ro1">
          <table:table-cell office:value-type="float" office:value="2010" table:formula="of:=[Data.A31]" table:style-name="ce9">
            <text:p>2 010</text:p>
          </table:table-cell>
          <table:table-cell office:value-type="float" office:value="1.0465260945108217" table:formula="of:=[Data.B31]/[Data.B$32]" table:style-name="ce10">
            <text:p>1.046526095</text:p>
          </table:table-cell>
          <table:table-cell office:value-type="float" office:value="1.0012184158680975" table:formula="of:=[Data.C31]/[Data.C$32]" table:style-name="ce10">
            <text:p>1.001218416</text:p>
          </table:table-cell>
          <table:table-cell office:value-type="float" office:value="0.98260714079111877" table:formula="of:=[Data.D31]/[Data.D$32]" table:style-name="ce10">
            <text:p>0.982607141</text:p>
          </table:table-cell>
          <table:table-cell office:value-type="float" office:value="0.85602848270692788" table:formula="of:=[Data.E31]/[Data.E$32]" table:style-name="ce10">
            <text:p>0.856028483</text:p>
          </table:table-cell>
          <table:table-cell office:value-type="float" office:value="0.85861989960634022" table:formula="of:=[Data.F31]/[Data.F$32]" table:style-name="ce10">
            <text:p>0.858619900</text:p>
          </table:table-cell>
          <table:table-cell office:value-type="float" office:value="0.8819741733479437" table:formula="of:=[Data.G31]/[Data.G$32]" table:style-name="ce10">
            <text:p>0.881974173</text:p>
          </table:table-cell>
          <table:table-cell office:value-type="float" office:value="0.89215328467153288" table:formula="of:=[Data.H31]/[Data.H$32]" table:style-name="ce10">
            <text:p>0.892153285</text:p>
          </table:table-cell>
          <table:table-cell office:value-type="float" office:value="0.97837556985787077" table:formula="of:=[Data.I31]/[Data.I$32]" table:style-name="ce10">
            <text:p>0.978375570</text:p>
          </table:table-cell>
          <table:table-cell office:value-type="float" office:value="1.0120980071056858" table:formula="of:=[Data.J31]/[Data.J$32]" table:style-name="ce10">
            <text:p>1.012098007</text:p>
          </table:table-cell>
          <table:table-cell office:value-type="float" office:value="1.0432779634545624" table:formula="of:=[Data.K31]/[Data.K$32]" table:style-name="ce10">
            <text:p>1.043277963</text:p>
          </table:table-cell>
          <table:table-cell office:value-type="float" office:value="1.0485040575312439" table:formula="of:=[Data.L31]/[Data.L$32]" table:style-name="ce10">
            <text:p>1.048504058</text:p>
          </table:table-cell>
          <table:table-cell office:value-type="float" office:value="0.98599291180387816" table:formula="of:=[Data.M31]/[Data.M$32]" table:style-name="ce10">
            <text:p>0.985992912</text:p>
          </table:table-cell>
          <table:table-cell office:value-type="float" office:value="1.0543819050462824" table:formula="of:=[Data.N31]/[Data.N$32]" table:style-name="ce10">
            <text:p>1.054381905</text:p>
          </table:table-cell>
          <table:table-cell office:value-type="float" office:value="0.89552238805970141" table:formula="of:=[Data.O31]/[Data.O$32]" table:style-name="ce10">
            <text:p>0.895522388</text:p>
          </table:table-cell>
          <table:table-cell office:value-type="float" office:value="1.0283594743535396" table:formula="of:=[Data.P31]/[Data.P$32]" table:style-name="ce10">
            <text:p>1.028359474</text:p>
          </table:table-cell>
          <table:table-cell table:number-columns-repeated="16368"/>
        </table:table-row>
        <table:table-row table:style-name="ro1">
          <table:table-cell office:value-type="float" office:value="2011" table:formula="of:=[Data.A32]" table:style-name="ce9">
            <text:p>2 011</text:p>
          </table:table-cell>
          <table:table-cell office:value-type="float" office:value="1" table:formula="of:=[Data.B32]/[Data.B$32]" table:style-name="ce10">
            <text:p>1.000000000</text:p>
          </table:table-cell>
          <table:table-cell office:value-type="float" office:value="1" table:formula="of:=[Data.C32]/[Data.C$32]" table:style-name="ce10">
            <text:p>1.000000000</text:p>
          </table:table-cell>
          <table:table-cell office:value-type="float" office:value="1" table:formula="of:=[Data.D32]/[Data.D$32]" table:style-name="ce10">
            <text:p>1.000000000</text:p>
          </table:table-cell>
          <table:table-cell office:value-type="float" office:value="1" table:formula="of:=[Data.E32]/[Data.E$32]" table:style-name="ce10">
            <text:p>1.000000000</text:p>
          </table:table-cell>
          <table:table-cell office:value-type="float" office:value="1" table:formula="of:=[Data.F32]/[Data.F$32]" table:style-name="ce10">
            <text:p>1.000000000</text:p>
          </table:table-cell>
          <table:table-cell office:value-type="float" office:value="1" table:formula="of:=[Data.G32]/[Data.G$32]" table:style-name="ce10">
            <text:p>1.000000000</text:p>
          </table:table-cell>
          <table:table-cell office:value-type="float" office:value="1" table:formula="of:=[Data.H32]/[Data.H$32]" table:style-name="ce10">
            <text:p>1.000000000</text:p>
          </table:table-cell>
          <table:table-cell office:value-type="float" office:value="1" table:formula="of:=[Data.I32]/[Data.I$32]" table:style-name="ce10">
            <text:p>1.000000000</text:p>
          </table:table-cell>
          <table:table-cell office:value-type="float" office:value="1" table:formula="of:=[Data.J32]/[Data.J$32]" table:style-name="ce10">
            <text:p>1.000000000</text:p>
          </table:table-cell>
          <table:table-cell office:value-type="float" office:value="1" table:formula="of:=[Data.K32]/[Data.K$32]" table:style-name="ce10">
            <text:p>1.000000000</text:p>
          </table:table-cell>
          <table:table-cell office:value-type="float" office:value="1" table:formula="of:=[Data.L32]/[Data.L$32]" table:style-name="ce10">
            <text:p>1.000000000</text:p>
          </table:table-cell>
          <table:table-cell office:value-type="float" office:value="1" table:formula="of:=[Data.M32]/[Data.M$32]" table:style-name="ce10">
            <text:p>1.000000000</text:p>
          </table:table-cell>
          <table:table-cell office:value-type="float" office:value="1" table:formula="of:=[Data.N32]/[Data.N$32]" table:style-name="ce10">
            <text:p>1.000000000</text:p>
          </table:table-cell>
          <table:table-cell office:value-type="float" office:value="1" table:formula="of:=[Data.O32]/[Data.O$32]" table:style-name="ce10">
            <text:p>1.000000000</text:p>
          </table:table-cell>
          <table:table-cell office:value-type="float" office:value="1" table:formula="of:=[Data.P32]/[Data.P$32]" table:style-name="ce10">
            <text:p>1.000000000</text:p>
          </table:table-cell>
          <table:table-cell table:number-columns-repeated="16368"/>
        </table:table-row>
        <table:table-row table:number-rows-repeated="1048544" table:style-name="ro1">
          <table:table-cell table:number-columns-repeated="16384"/>
        </table:table-row>
      </table:table>
      <table:table table:name="Training_Data" table:style-name="ta3">
        <table:table-column table:style-name="co4" table:number-columns-repeated="16384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#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office:value-type="string" table:style-name="ce1">
            <text:p>X6</text:p>
          </table:table-cell>
          <table:table-cell office:value-type="string" table:style-name="ce1">
            <text:p>X7</text:p>
          </table:table-cell>
          <table:table-cell office:value-type="string" table:style-name="ce1">
            <text:p>X8</text:p>
          </table:table-cell>
          <table:table-cell office:value-type="string" table:style-name="ce1">
            <text:p>X9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X11</text:p>
          </table:table-cell>
          <table:table-cell office:value-type="string" table:style-name="ce1">
            <text:p>X12</text:p>
          </table:table-cell>
          <table:table-cell office:value-type="string" table:style-name="ce1">
            <text:p>X13</text:p>
          </table:table-cell>
          <table:table-cell office:value-type="string" table:style-name="ce1">
            <text:p>X14</text:p>
          </table:table-cell>
          <table:table-cell table:number-columns-repeated="16368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float" office:value="43953" table:style-name="ce1">
            <text:p>43953</text:p>
          </table:table-cell>
          <table:table-cell office:value-type="float" office:value="190291" table:style-name="ce1">
            <text:p>190291</text:p>
          </table:table-cell>
          <table:table-cell office:value-type="float" office:value="37858281.044" table:style-name="ce1">
            <text:p>37858281.04</text:p>
          </table:table-cell>
          <table:table-cell office:value-type="float" office:value="36898" table:style-name="ce1">
            <text:p>36898</text:p>
          </table:table-cell>
          <table:table-cell office:value-type="float" office:value="47321" table:style-name="ce1">
            <text:p>47321</text:p>
          </table:table-cell>
          <table:table-cell office:value-type="float" office:value="19647.353999999999" table:style-name="ce1">
            <text:p>19647.354</text:p>
          </table:table-cell>
          <table:table-cell office:value-type="float" office:value="10568000000" table:style-name="ce1">
            <text:p>10568000000</text:p>
          </table:table-cell>
          <table:table-cell office:value-type="float" office:value="113506000000" table:style-name="ce1">
            <text:p>1.13506E+11</text:p>
          </table:table-cell>
          <table:table-cell office:value-type="float" office:value="4.4849448899848703" table:style-name="ce1">
            <text:p>4.48494489</text:p>
          </table:table-cell>
          <table:table-cell office:value-type="float" office:value="70.618833647781599" table:style-name="ce1">
            <text:p>70.61883365</text:p>
          </table:table-cell>
          <table:table-cell office:value-type="float" office:value="93.070603613200703" table:style-name="ce1">
            <text:p>93.07060361</text:p>
          </table:table-cell>
          <table:table-cell office:value-type="float" office:value="100976000000" table:style-name="ce1">
            <text:p>1.00976E+11</text:p>
          </table:table-cell>
          <table:table-cell office:value-type="float" office:value="185.95" table:style-name="ce1">
            <text:p>185.95</text:p>
          </table:table-cell>
          <table:table-cell office:value-type="float" office:value="15.5" table:style-name="ce1">
            <text:p>15.5</text:p>
          </table:table-cell>
          <table:table-cell office:value-type="float" office:value="4906" table:style-name="ce1">
            <text:p>4906</text:p>
          </table:table-cell>
          <table:table-cell table:number-columns-repeated="16368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49489" table:style-name="ce1">
            <text:p>49489</text:p>
          </table:table-cell>
          <table:table-cell office:value-type="float" office:value="207776" table:style-name="ce1">
            <text:p>207776</text:p>
          </table:table-cell>
          <table:table-cell office:value-type="float" office:value="38148314.728" table:style-name="ce1">
            <text:p>38148314.73</text:p>
          </table:table-cell>
          <table:table-cell office:value-type="float" office:value="40089" table:style-name="ce1">
            <text:p>40089</text:p>
          </table:table-cell>
          <table:table-cell office:value-type="float" office:value="53321" table:style-name="ce1">
            <text:p>53321</text:p>
          </table:table-cell>
          <table:table-cell office:value-type="float" office:value="25073.816999999999" table:style-name="ce1">
            <text:p>25073.817</text:p>
          </table:table-cell>
          <table:table-cell office:value-type="float" office:value="11071000000" table:style-name="ce1">
            <text:p>11071000000</text:p>
          </table:table-cell>
          <table:table-cell office:value-type="float" office:value="118106000000" table:style-name="ce1">
            <text:p>1.18106E+11</text:p>
          </table:table-cell>
          <table:table-cell office:value-type="float" office:value="4.8207210536953804" table:style-name="ce1">
            <text:p>4.820721054</text:p>
          </table:table-cell>
          <table:table-cell office:value-type="float" office:value="63.927350413763101" table:style-name="ce1">
            <text:p>63.92735041</text:p>
          </table:table-cell>
          <table:table-cell office:value-type="float" office:value="86.583222867171102" table:style-name="ce1">
            <text:p>86.58322287</text:p>
          </table:table-cell>
          <table:table-cell office:value-type="float" office:value="111286000000" table:style-name="ce1">
            <text:p>1.11286E+11</text:p>
          </table:table-cell>
          <table:table-cell office:value-type="float" office:value="180.48" table:style-name="ce1">
            <text:p>180.48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5174" table:style-name="ce1">
            <text:p>5174</text:p>
          </table:table-cell>
          <table:table-cell table:number-columns-repeated="16368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55263" table:style-name="ce1">
            <text:p>55263</text:p>
          </table:table-cell>
          <table:table-cell office:value-type="float" office:value="243382" table:style-name="ce1">
            <text:p>243382</text:p>
          </table:table-cell>
          <table:table-cell office:value-type="float" office:value="38379993.5" table:style-name="ce1">
            <text:p>38379993.5</text:p>
          </table:table-cell>
          <table:table-cell office:value-type="float" office:value="45367" table:style-name="ce1">
            <text:p>45367</text:p>
          </table:table-cell>
          <table:table-cell office:value-type="float" office:value="58998" table:style-name="ce1">
            <text:p>58998</text:p>
          </table:table-cell>
          <table:table-cell office:value-type="float" office:value="28318.169000000002" table:style-name="ce1">
            <text:p>28318.169</text:p>
          </table:table-cell>
          <table:table-cell office:value-type="float" office:value="11975000000" table:style-name="ce1">
            <text:p>11975000000</text:p>
          </table:table-cell>
          <table:table-cell office:value-type="float" office:value="128228000000" table:style-name="ce1">
            <text:p>1.28228E+11</text:p>
          </table:table-cell>
          <table:table-cell office:value-type="float" office:value="5.1534437482262296" table:style-name="ce1">
            <text:p>5.153443748</text:p>
          </table:table-cell>
          <table:table-cell office:value-type="float" office:value="60.873658442396" table:style-name="ce1">
            <text:p>60.87365844</text:p>
          </table:table-cell>
          <table:table-cell office:value-type="float" office:value="82.8923614073544" table:style-name="ce1">
            <text:p>82.89236141</text:p>
          </table:table-cell>
          <table:table-cell office:value-type="float" office:value="115919000000" table:style-name="ce1">
            <text:p>1.15919E+11</text:p>
          </table:table-cell>
          <table:table-cell office:value-type="float" office:value="179.13" table:style-name="ce1">
            <text:p>179.13</text:p>
          </table:table-cell>
          <table:table-cell office:value-type="float" office:value="20.6" table:style-name="ce1">
            <text:p>20.6</text:p>
          </table:table-cell>
          <table:table-cell office:value-type="float" office:value="5500" table:style-name="ce1">
            <text:p>5500</text:p>
          </table:table-cell>
          <table:table-cell table:number-columns-repeated="16368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57708" table:style-name="ce1">
            <text:p>57708</text:p>
          </table:table-cell>
          <table:table-cell office:value-type="float" office:value="263138" table:style-name="ce1">
            <text:p>263138</text:p>
          </table:table-cell>
          <table:table-cell office:value-type="float" office:value="38481967.903999999" table:style-name="ce1">
            <text:p>38481967.9</text:p>
          </table:table-cell>
          <table:table-cell office:value-type="float" office:value="49982" table:style-name="ce1">
            <text:p>49982</text:p>
          </table:table-cell>
          <table:table-cell office:value-type="float" office:value="62111" table:style-name="ce1">
            <text:p>62111</text:p>
          </table:table-cell>
          <table:table-cell office:value-type="float" office:value="27895.474999999999" table:style-name="ce1">
            <text:p>27895.475</text:p>
          </table:table-cell>
          <table:table-cell office:value-type="float" office:value="12164000000" table:style-name="ce1">
            <text:p>12164000000</text:p>
          </table:table-cell>
          <table:table-cell office:value-type="float" office:value="132606000000" table:style-name="ce1">
            <text:p>1.32606E+11</text:p>
          </table:table-cell>
          <table:table-cell office:value-type="float" office:value="5.4651811608152601" table:style-name="ce1">
            <text:p>5.465181161</text:p>
          </table:table-cell>
          <table:table-cell office:value-type="float" office:value="62.377510164305598" table:style-name="ce1">
            <text:p>62.37751016</text:p>
          </table:table-cell>
          <table:table-cell office:value-type="float" office:value="81.850801847777007" table:style-name="ce1">
            <text:p>81.85080185</text:p>
          </table:table-cell>
          <table:table-cell office:value-type="float" office:value="119694000000" table:style-name="ce1">
            <text:p>1.19694E+11</text:p>
          </table:table-cell>
          <table:table-cell office:value-type="float" office:value="180.18" table:style-name="ce1">
            <text:p>180.18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5600" table:style-name="ce1">
            <text:p>5600</text:p>
          </table:table-cell>
          <table:table-cell table:number-columns-repeated="16368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62850" table:style-name="ce1">
            <text:p>62850</text:p>
          </table:table-cell>
          <table:table-cell office:value-type="float" office:value="357882" table:style-name="ce1">
            <text:p>357882</text:p>
          </table:table-cell>
          <table:table-cell office:value-type="float" office:value="38674222.968000002" table:style-name="ce1">
            <text:p>38674222.97</text:p>
          </table:table-cell>
          <table:table-cell office:value-type="float" office:value="55081" table:style-name="ce1">
            <text:p>55081</text:p>
          </table:table-cell>
          <table:table-cell office:value-type="float" office:value="68212" table:style-name="ce1">
            <text:p>68212</text:p>
          </table:table-cell>
          <table:table-cell office:value-type="float" office:value="34546.010999999999" table:style-name="ce1">
            <text:p>34546.011</text:p>
          </table:table-cell>
          <table:table-cell office:value-type="float" office:value="12396000000" table:style-name="ce1">
            <text:p>12396000000</text:p>
          </table:table-cell>
          <table:table-cell office:value-type="float" office:value="147200000000" table:style-name="ce1">
            <text:p>1.472E+11</text:p>
          </table:table-cell>
          <table:table-cell office:value-type="float" office:value="5.4393106512142202" table:style-name="ce1">
            <text:p>5.439310651</text:p>
          </table:table-cell>
          <table:table-cell office:value-type="float" office:value="60.798660151147203" table:style-name="ce1">
            <text:p>60.79866015</text:p>
          </table:table-cell>
          <table:table-cell office:value-type="float" office:value="77.610463606590002" table:style-name="ce1">
            <text:p>77.61046361</text:p>
          </table:table-cell>
          <table:table-cell office:value-type="float" office:value="133682000000" table:style-name="ce1">
            <text:p>1.33682E+11</text:p>
          </table:table-cell>
          <table:table-cell office:value-type="float" office:value="202.1" table:style-name="ce1">
            <text:p>202.1</text:p>
          </table:table-cell>
          <table:table-cell office:value-type="float" office:value="17" table:style-name="ce1">
            <text:p>17</text:p>
          </table:table-cell>
          <table:table-cell office:value-type="float" office:value="8571" table:style-name="ce1">
            <text:p>8571</text:p>
          </table:table-cell>
          <table:table-cell table:number-columns-repeated="16368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65575" table:style-name="ce1">
            <text:p>65575</text:p>
          </table:table-cell>
          <table:table-cell office:value-type="float" office:value="401686" table:style-name="ce1">
            <text:p>401686</text:p>
          </table:table-cell>
          <table:table-cell office:value-type="float" office:value="38770918.115999997" table:style-name="ce1">
            <text:p>38770918.12</text:p>
          </table:table-cell>
          <table:table-cell office:value-type="float" office:value="56332" table:style-name="ce1">
            <text:p>56332</text:p>
          </table:table-cell>
          <table:table-cell office:value-type="float" office:value="71443" table:style-name="ce1">
            <text:p>71443</text:p>
          </table:table-cell>
          <table:table-cell office:value-type="float" office:value="34591.235999999997" table:style-name="ce1">
            <text:p>34591.236</text:p>
          </table:table-cell>
          <table:table-cell office:value-type="float" office:value="14036000000" table:style-name="ce1">
            <text:p>14036000000</text:p>
          </table:table-cell>
          <table:table-cell office:value-type="float" office:value="151206000000" table:style-name="ce1">
            <text:p>1.51206E+11</text:p>
          </table:table-cell>
          <table:table-cell office:value-type="float" office:value="5.7353717437615801" table:style-name="ce1">
            <text:p>5.735371744</text:p>
          </table:table-cell>
          <table:table-cell office:value-type="float" office:value="61.603553259374401" table:style-name="ce1">
            <text:p>61.60355326</text:p>
          </table:table-cell>
          <table:table-cell office:value-type="float" office:value="77.390405871127498" table:style-name="ce1">
            <text:p>77.39040587</text:p>
          </table:table-cell>
          <table:table-cell office:value-type="float" office:value="137464000000" table:style-name="ce1">
            <text:p>1.37464E+11</text:p>
          </table:table-cell>
          <table:table-cell office:value-type="float" office:value="205.23" table:style-name="ce1">
            <text:p>205.23</text:p>
          </table:table-cell>
          <table:table-cell office:value-type="float" office:value="16" table:style-name="ce1">
            <text:p>16</text:p>
          </table:table-cell>
          <table:table-cell office:value-type="float" office:value="8995" table:style-name="ce1">
            <text:p>8995</text:p>
          </table:table-cell>
          <table:table-cell table:number-columns-repeated="16368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65132" table:style-name="ce1">
            <text:p>65132</text:p>
          </table:table-cell>
          <table:table-cell office:value-type="float" office:value="463263" table:style-name="ce1">
            <text:p>463263</text:p>
          </table:table-cell>
          <table:table-cell office:value-type="float" office:value="38981479.864" table:style-name="ce1">
            <text:p>38981479.86</text:p>
          </table:table-cell>
          <table:table-cell office:value-type="float" office:value="62143" table:style-name="ce1">
            <text:p>62143</text:p>
          </table:table-cell>
          <table:table-cell office:value-type="float" office:value="78899" table:style-name="ce1">
            <text:p>78899</text:p>
          </table:table-cell>
          <table:table-cell office:value-type="float" office:value="33710.79" table:style-name="ce1">
            <text:p>33710.79</text:p>
          </table:table-cell>
          <table:table-cell office:value-type="float" office:value="14844000000" table:style-name="ce1">
            <text:p>14844000000</text:p>
          </table:table-cell>
          <table:table-cell office:value-type="float" office:value="156700000000" table:style-name="ce1">
            <text:p>1.567E+11</text:p>
          </table:table-cell>
          <table:table-cell office:value-type="float" office:value="5.9589880291438098" table:style-name="ce1">
            <text:p>5.958988029</text:p>
          </table:table-cell>
          <table:table-cell office:value-type="float" office:value="64.563578902572303" table:style-name="ce1">
            <text:p>64.5635789</text:p>
          </table:table-cell>
          <table:table-cell office:value-type="float" office:value="79.246001060481802" table:style-name="ce1">
            <text:p>79.24600106</text:p>
          </table:table-cell>
          <table:table-cell office:value-type="float" office:value="144515000000" table:style-name="ce1">
            <text:p>1.44515E+11</text:p>
          </table:table-cell>
          <table:table-cell office:value-type="float" office:value="224.42" table:style-name="ce1">
            <text:p>224.42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9900" table:style-name="ce1">
            <text:p>9900</text:p>
          </table:table-cell>
          <table:table-cell table:number-columns-repeated="16368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71749" table:style-name="ce1">
            <text:p>71749</text:p>
          </table:table-cell>
          <table:table-cell office:value-type="float" office:value="425089" table:style-name="ce1">
            <text:p>425089</text:p>
          </table:table-cell>
          <table:table-cell office:value-type="float" office:value="39236318.508000001" table:style-name="ce1">
            <text:p>39236318.51</text:p>
          </table:table-cell>
          <table:table-cell office:value-type="float" office:value="67883" table:style-name="ce1">
            <text:p>67883</text:p>
          </table:table-cell>
          <table:table-cell office:value-type="float" office:value="84354" table:style-name="ce1">
            <text:p>84354</text:p>
          </table:table-cell>
          <table:table-cell office:value-type="float" office:value="32252.091" table:style-name="ce1">
            <text:p>32252.091</text:p>
          </table:table-cell>
          <table:table-cell office:value-type="float" office:value="15155000000" table:style-name="ce1">
            <text:p>15155000000</text:p>
          </table:table-cell>
          <table:table-cell office:value-type="float" office:value="160902000000" table:style-name="ce1">
            <text:p>1.60902E+11</text:p>
          </table:table-cell>
          <table:table-cell office:value-type="float" office:value="6.2204281932372698" table:style-name="ce1">
            <text:p>6.220428193</text:p>
          </table:table-cell>
          <table:table-cell office:value-type="float" office:value="66.523523266962798" table:style-name="ce1">
            <text:p>66.52352327</text:p>
          </table:table-cell>
          <table:table-cell office:value-type="float" office:value="78.590283094959403" table:style-name="ce1">
            <text:p>78.59028309</text:p>
          </table:table-cell>
          <table:table-cell office:value-type="float" office:value="148548000000" table:style-name="ce1">
            <text:p>1.48548E+11</text:p>
          </table:table-cell>
          <table:table-cell office:value-type="float" office:value="219.87" table:style-name="ce1">
            <text:p>219.87</text:p>
          </table:table-cell>
          <table:table-cell office:value-type="float" office:value="23.9" table:style-name="ce1">
            <text:p>23.9</text:p>
          </table:table-cell>
          <table:table-cell office:value-type="float" office:value="10400" table:style-name="ce1">
            <text:p>10400</text:p>
          </table:table-cell>
          <table:table-cell table:number-columns-repeated="16368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83390" table:style-name="ce1">
            <text:p>83390</text:p>
          </table:table-cell>
          <table:table-cell office:value-type="float" office:value="536917" table:style-name="ce1">
            <text:p>536917</text:p>
          </table:table-cell>
          <table:table-cell office:value-type="float" office:value="39981458.292000003" table:style-name="ce1">
            <text:p>39981458.29</text:p>
          </table:table-cell>
          <table:table-cell office:value-type="float" office:value="99849" table:style-name="ce1">
            <text:p>99849</text:p>
          </table:table-cell>
          <table:table-cell office:value-type="float" office:value="122856" table:style-name="ce1">
            <text:p>122856</text:p>
          </table:table-cell>
          <table:table-cell office:value-type="float" office:value="32333.916000000001" table:style-name="ce1">
            <text:p>32333.916</text:p>
          </table:table-cell>
          <table:table-cell office:value-type="float" office:value="18448000000" table:style-name="ce1">
            <text:p>18448000000</text:p>
          </table:table-cell>
          <table:table-cell office:value-type="float" office:value="193392000000" table:style-name="ce1">
            <text:p>1.93392E+11</text:p>
          </table:table-cell>
          <table:table-cell office:value-type="float" office:value="6.7655522094212603" table:style-name="ce1">
            <text:p>6.765552209</text:p>
          </table:table-cell>
          <table:table-cell office:value-type="float" office:value="70.836552867264302" table:style-name="ce1">
            <text:p>70.83655287</text:p>
          </table:table-cell>
          <table:table-cell office:value-type="float" office:value="79.527312454551506" table:style-name="ce1">
            <text:p>79.52731245</text:p>
          </table:table-cell>
          <table:table-cell office:value-type="float" office:value="180163000000" table:style-name="ce1">
            <text:p>1.80163E+11</text:p>
          </table:table-cell>
          <table:table-cell office:value-type="float" office:value="248.71" table:style-name="ce1">
            <text:p>248.71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4322" table:style-name="ce1">
            <text:p>14322</text:p>
          </table:table-cell>
          <table:table-cell table:number-columns-repeated="16368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94465" table:style-name="ce1">
            <text:p>94465</text:p>
          </table:table-cell>
          <table:table-cell office:value-type="float" office:value="680397" table:style-name="ce1">
            <text:p>680397</text:p>
          </table:table-cell>
          <table:table-cell office:value-type="float" office:value="40847371" table:style-name="ce1">
            <text:p>40847371</text:p>
          </table:table-cell>
          <table:table-cell office:value-type="float" office:value="129771" table:style-name="ce1">
            <text:p>129771</text:p>
          </table:table-cell>
          <table:table-cell office:value-type="float" office:value="173210" table:style-name="ce1">
            <text:p>173210</text:p>
          </table:table-cell>
          <table:table-cell office:value-type="float" office:value="33481.410000000003" table:style-name="ce1">
            <text:p>33481.41</text:p>
          </table:table-cell>
          <table:table-cell office:value-type="float" office:value="17981000000" table:style-name="ce1">
            <text:p>17981000000</text:p>
          </table:table-cell>
          <table:table-cell office:value-type="float" office:value="233067000000" table:style-name="ce1">
            <text:p>2.33067E+11</text:p>
          </table:table-cell>
          <table:table-cell office:value-type="float" office:value="7.35571145437937" table:style-name="ce1">
            <text:p>7.355711454</text:p>
          </table:table-cell>
          <table:table-cell office:value-type="float" office:value="73.222939821123703" table:style-name="ce1">
            <text:p>73.22293982</text:p>
          </table:table-cell>
          <table:table-cell office:value-type="float" office:value="79.849895945751101" table:style-name="ce1">
            <text:p>79.84989595</text:p>
          </table:table-cell>
          <table:table-cell office:value-type="float" office:value="221512000000" table:style-name="ce1">
            <text:p>2.21512E+11</text:p>
          </table:table-cell>
          <table:table-cell office:value-type="float" office:value="285.52" table:style-name="ce1">
            <text:p>285.52</text:p>
          </table:table-cell>
          <table:table-cell office:value-type="float" office:value="10.5" table:style-name="ce1">
            <text:p>10.5</text:p>
          </table:table-cell>
          <table:table-cell office:value-type="float" office:value="18085" table:style-name="ce1">
            <text:p>18085</text:p>
          </table:table-cell>
          <table:table-cell table:number-columns-repeated="16368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103302" table:style-name="ce1">
            <text:p>103302</text:p>
          </table:table-cell>
          <table:table-cell office:value-type="float" office:value="783082" table:style-name="ce1">
            <text:p>783082</text:p>
          </table:table-cell>
          <table:table-cell office:value-type="float" office:value="41618972.832000002" table:style-name="ce1">
            <text:p>41618972.83</text:p>
          </table:table-cell>
          <table:table-cell office:value-type="float" office:value="138119" table:style-name="ce1">
            <text:p>138119</text:p>
          </table:table-cell>
          <table:table-cell office:value-type="float" office:value="185113" table:style-name="ce1">
            <text:p>185113</text:p>
          </table:table-cell>
          <table:table-cell office:value-type="float" office:value="32934.072" table:style-name="ce1">
            <text:p>32934.072</text:p>
          </table:table-cell>
          <table:table-cell office:value-type="float" office:value="22527000000" table:style-name="ce1">
            <text:p>22527000000</text:p>
          </table:table-cell>
          <table:table-cell office:value-type="float" office:value="257313000000" table:style-name="ce1">
            <text:p>2.57313E+11</text:p>
          </table:table-cell>
          <table:table-cell office:value-type="float" office:value="7.8096819879088999" table:style-name="ce1">
            <text:p>7.809681988</text:p>
          </table:table-cell>
          <table:table-cell office:value-type="float" office:value="75.273975041724796" table:style-name="ce1">
            <text:p>75.27397504</text:p>
          </table:table-cell>
          <table:table-cell office:value-type="float" office:value="80.823023018644605" table:style-name="ce1">
            <text:p>80.82302302</text:p>
          </table:table-cell>
          <table:table-cell office:value-type="float" office:value="239463000000" table:style-name="ce1">
            <text:p>2.39463E+11</text:p>
          </table:table-cell>
          <table:table-cell office:value-type="float" office:value="309.69" table:style-name="ce1">
            <text:p>309.69</text:p>
          </table:table-cell>
          <table:table-cell office:value-type="float" office:value="11.3" table:style-name="ce1">
            <text:p>11.3</text:p>
          </table:table-cell>
          <table:table-cell office:value-type="float" office:value="20609" table:style-name="ce1">
            <text:p>20609</text:p>
          </table:table-cell>
          <table:table-cell table:number-columns-repeated="16368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106839" table:style-name="ce1">
            <text:p>106839</text:p>
          </table:table-cell>
          <table:table-cell office:value-type="float" office:value="985547" table:style-name="ce1">
            <text:p>985547</text:p>
          </table:table-cell>
          <table:table-cell office:value-type="float" office:value="43132010.5" table:style-name="ce1">
            <text:p>43132010.5</text:p>
          </table:table-cell>
          <table:table-cell office:value-type="float" office:value="170438" table:style-name="ce1">
            <text:p>170438</text:p>
          </table:table-cell>
          <table:table-cell office:value-type="float" office:value="262687" table:style-name="ce1">
            <text:p>262687</text:p>
          </table:table-cell>
          <table:table-cell office:value-type="float" office:value="31338.526999999998" table:style-name="ce1">
            <text:p>31338.527</text:p>
          </table:table-cell>
          <table:table-cell office:value-type="float" office:value="25125000000" table:style-name="ce1">
            <text:p>25125000000</text:p>
          </table:table-cell>
          <table:table-cell office:value-type="float" office:value="295582000000" table:style-name="ce1">
            <text:p>2.95582E+11</text:p>
          </table:table-cell>
          <table:table-cell office:value-type="float" office:value="9.4404908553528202" table:style-name="ce1">
            <text:p>9.440490855</text:p>
          </table:table-cell>
          <table:table-cell office:value-type="float" office:value="77.891422352637804" table:style-name="ce1">
            <text:p>77.89142235</text:p>
          </table:table-cell>
          <table:table-cell office:value-type="float" office:value="82.502139549876603" table:style-name="ce1">
            <text:p>82.50213955</text:p>
          </table:table-cell>
          <table:table-cell office:value-type="float" office:value="271049000000" table:style-name="ce1">
            <text:p>2.71049E+11</text:p>
          </table:table-cell>
          <table:table-cell office:value-type="float" office:value="331.86" table:style-name="ce1">
            <text:p>331.86</text:p>
          </table:table-cell>
          <table:table-cell office:value-type="float" office:value="8.5" table:style-name="ce1">
            <text:p>8.5</text:p>
          </table:table-cell>
          <table:table-cell office:value-type="float" office:value="24546" table:style-name="ce1">
            <text:p>24546</text:p>
          </table:table-cell>
          <table:table-cell table:number-columns-repeated="16368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95815" table:style-name="ce1">
            <text:p>95815</text:p>
          </table:table-cell>
          <table:table-cell office:value-type="float" office:value="1087788" table:style-name="ce1">
            <text:p>1087788</text:p>
          </table:table-cell>
          <table:table-cell office:value-type="float" office:value="44415210.071999997" table:style-name="ce1">
            <text:p>44415210.07</text:p>
          </table:table-cell>
          <table:table-cell office:value-type="float" office:value="189227" table:style-name="ce1">
            <text:p>189227</text:p>
          </table:table-cell>
          <table:table-cell office:value-type="float" office:value="283387" table:style-name="ce1">
            <text:p>283387</text:p>
          </table:table-cell>
          <table:table-cell office:value-type="float" office:value="30349.941999999999" table:style-name="ce1">
            <text:p>30349.942</text:p>
          </table:table-cell>
          <table:table-cell office:value-type="float" office:value="25810000000" table:style-name="ce1">
            <text:p>25810000000</text:p>
          </table:table-cell>
          <table:table-cell office:value-type="float" office:value="310978000000" table:style-name="ce1">
            <text:p>3.10978E+11</text:p>
          </table:table-cell>
          <table:table-cell office:value-type="float" office:value="10.866191372416701" table:style-name="ce1">
            <text:p>10.86619137</text:p>
          </table:table-cell>
          <table:table-cell office:value-type="float" office:value="78.167603534834996" table:style-name="ce1">
            <text:p>78.16760353</text:p>
          </table:table-cell>
          <table:table-cell office:value-type="float" office:value="81.800550023500307" table:style-name="ce1">
            <text:p>81.80055002</text:p>
          </table:table-cell>
          <table:table-cell office:value-type="float" office:value="276909000000" table:style-name="ce1">
            <text:p>2.76909E+11</text:p>
          </table:table-cell>
          <table:table-cell office:value-type="float" office:value="317.11" table:style-name="ce1">
            <text:p>317.11</text:p>
          </table:table-cell>
          <table:table-cell office:value-type="float" office:value="11.3" table:style-name="ce1">
            <text:p>11.3</text:p>
          </table:table-cell>
          <table:table-cell office:value-type="float" office:value="26343" table:style-name="ce1">
            <text:p>26343</text:p>
          </table:table-cell>
          <table:table-cell table:number-columns-repeated="16368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97576" table:style-name="ce1">
            <text:p>97576</text:p>
          </table:table-cell>
          <table:table-cell office:value-type="float" office:value="1046894" table:style-name="ce1">
            <text:p>1046894</text:p>
          </table:table-cell>
          <table:table-cell office:value-type="float" office:value="45148783.928000003" table:style-name="ce1">
            <text:p>45148783.93</text:p>
          </table:table-cell>
          <table:table-cell office:value-type="float" office:value="159889" table:style-name="ce1">
            <text:p>159889</text:p>
          </table:table-cell>
          <table:table-cell office:value-type="float" office:value="206116" table:style-name="ce1">
            <text:p>206116</text:p>
          </table:table-cell>
          <table:table-cell office:value-type="float" office:value="30250.684000000001" table:style-name="ce1">
            <text:p>30250.684</text:p>
          </table:table-cell>
          <table:table-cell office:value-type="float" office:value="24445000000" table:style-name="ce1">
            <text:p>24445000000</text:p>
          </table:table-cell>
          <table:table-cell office:value-type="float" office:value="291869000000" table:style-name="ce1">
            <text:p>2.91869E+11</text:p>
          </table:table-cell>
          <table:table-cell office:value-type="float" office:value="11.4889469838156" table:style-name="ce1">
            <text:p>11.48894698</text:p>
          </table:table-cell>
          <table:table-cell office:value-type="float" office:value="76.317139664933194" table:style-name="ce1">
            <text:p>76.31713966</text:p>
          </table:table-cell>
          <table:table-cell office:value-type="float" office:value="79.793960955495095" table:style-name="ce1">
            <text:p>79.79396096</text:p>
          </table:table-cell>
          <table:table-cell office:value-type="float" office:value="262071000000" table:style-name="ce1">
            <text:p>2.62071E+11</text:p>
          </table:table-cell>
          <table:table-cell office:value-type="float" office:value="282.49" table:style-name="ce1">
            <text:p>282.49</text:p>
          </table:table-cell>
          <table:table-cell office:value-type="float" office:value="18" table:style-name="ce1">
            <text:p>18</text:p>
          </table:table-cell>
          <table:table-cell office:value-type="float" office:value="24259" table:style-name="ce1">
            <text:p>24259</text:p>
          </table:table-cell>
          <table:table-cell table:number-columns-repeated="16368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93238" table:style-name="ce1">
            <text:p>93238</text:p>
          </table:table-cell>
          <table:table-cell office:value-type="float" office:value="1045620" table:style-name="ce1">
            <text:p>1045620</text:p>
          </table:table-cell>
          <table:table-cell office:value-type="float" office:value="45947950.156000003" table:style-name="ce1">
            <text:p>45947950.16</text:p>
          </table:table-cell>
          <table:table-cell office:value-type="float" office:value="186780" table:style-name="ce1">
            <text:p>186780</text:p>
          </table:table-cell>
          <table:table-cell office:value-type="float" office:value="240055" table:style-name="ce1">
            <text:p>240055</text:p>
          </table:table-cell>
          <table:table-cell office:value-type="float" office:value="34298.832000000002" table:style-name="ce1">
            <text:p>34298.832</text:p>
          </table:table-cell>
          <table:table-cell office:value-type="float" office:value="27400000000" table:style-name="ce1">
            <text:p>27400000000</text:p>
          </table:table-cell>
          <table:table-cell office:value-type="float" office:value="298320000000" table:style-name="ce1">
            <text:p>2.9832E+11</text:p>
          </table:table-cell>
          <table:table-cell office:value-type="float" office:value="11.351615064109" table:style-name="ce1">
            <text:p>11.35161506</text:p>
          </table:table-cell>
          <table:table-cell office:value-type="float" office:value="73.151300361245504" table:style-name="ce1">
            <text:p>73.15130036</text:p>
          </table:table-cell>
          <table:table-cell office:value-type="float" office:value="76.102672547948004" table:style-name="ce1">
            <text:p>76.10267255</text:p>
          </table:table-cell>
          <table:table-cell office:value-type="float" office:value="265794000000" table:style-name="ce1">
            <text:p>2.65794E+11</text:p>
          </table:table-cell>
          <table:table-cell office:value-type="float" office:value="267.92" table:style-name="ce1">
            <text:p>267.92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23590" table:style-name="ce1">
            <text:p>23590</text:p>
          </table:table-cell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  <table:table table:name="Test_Data" table:style-name="ta3">
        <table:table-column table:style-name="co4" table:number-columns-repeated="16384" table:default-cell-style-name="ce1"/>
        <table:table-row table:style-name="ro3">
          <table:table-cell office:value-type="string" table:style-name="ce11">
            <text:p>Year</text:p>
          </table:table-cell>
          <table:table-cell office:value-type="string" table:style-name="ce1">
            <text:p>#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office:value-type="string" table:style-name="ce1">
            <text:p>X6</text:p>
          </table:table-cell>
          <table:table-cell office:value-type="string" table:style-name="ce1">
            <text:p>X7</text:p>
          </table:table-cell>
          <table:table-cell office:value-type="string" table:style-name="ce1">
            <text:p>X8</text:p>
          </table:table-cell>
          <table:table-cell office:value-type="string" table:style-name="ce1">
            <text:p>X9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X11</text:p>
          </table:table-cell>
          <table:table-cell office:value-type="string" table:style-name="ce1">
            <text:p>X12</text:p>
          </table:table-cell>
          <table:table-cell office:value-type="string" table:style-name="ce1">
            <text:p>X13</text:p>
          </table:table-cell>
          <table:table-cell office:value-type="string" table:style-name="ce1">
            <text:p>X14</text:p>
          </table:table-cell>
          <table:table-cell table:number-columns-repeated="16368"/>
        </table:table-row>
        <table:table-row table:style-name="ro3">
          <table:table-cell office:value-type="float" office:value="1982" table:style-name="ce11">
            <text:p>1982</text:p>
          </table:table-cell>
          <table:table-cell office:value-type="float" office:value="41224" table:style-name="ce1">
            <text:p>41224</text:p>
          </table:table-cell>
          <table:table-cell office:value-type="float" office:value="173339" table:style-name="ce1">
            <text:p>173339</text:p>
          </table:table-cell>
          <table:table-cell office:value-type="float" office:value="37683363" table:style-name="ce1">
            <text:p>37683363</text:p>
          </table:table-cell>
          <table:table-cell office:value-type="float" office:value="34222" table:style-name="ce1">
            <text:p>34222</text:p>
          </table:table-cell>
          <table:table-cell office:value-type="float" office:value="44762" table:style-name="ce1">
            <text:p>44762</text:p>
          </table:table-cell>
          <table:table-cell office:value-type="float" office:value="17704.773000000001" table:style-name="ce1">
            <text:p>17704.773</text:p>
          </table:table-cell>
          <table:table-cell office:value-type="float" office:value="8920000000" table:style-name="ce1">
            <text:p>8920000000</text:p>
          </table:table-cell>
          <table:table-cell office:value-type="float" office:value="109996000000" table:style-name="ce1">
            <text:p>1.09996E+11</text:p>
          </table:table-cell>
          <table:table-cell office:value-type="float" office:value="4.0626928220738403" table:style-name="ce1">
            <text:p>4.062692822</text:p>
          </table:table-cell>
          <table:table-cell office:value-type="float" office:value="74.238100046795395" table:style-name="ce1">
            <text:p>74.23810005</text:p>
          </table:table-cell>
          <table:table-cell office:value-type="float" office:value="93.349533733461499" table:style-name="ce1">
            <text:p>93.34953373</text:p>
          </table:table-cell>
          <table:table-cell office:value-type="float" office:value="100864000000" table:style-name="ce1">
            <text:p>1.00864E+11</text:p>
          </table:table-cell>
          <table:table-cell office:value-type="float" office:value="191.15" table:style-name="ce1">
            <text:p>191.15</text:p>
          </table:table-cell>
          <table:table-cell office:value-type="float" office:value="13.7" table:style-name="ce1">
            <text:p>13.7</text:p>
          </table:table-cell>
          <table:table-cell office:value-type="float" office:value="4500" table:style-name="ce1">
            <text:p>4500</text:p>
          </table:table-cell>
          <table:table-cell table:number-columns-repeated="16368"/>
        </table:table-row>
        <table:table-row table:style-name="ro3">
          <table:table-cell office:value-type="float" office:value="1984" table:style-name="ce11">
            <text:p>1984</text:p>
          </table:table-cell>
          <table:table-cell office:value-type="float" office:value="47557" table:style-name="ce1">
            <text:p>47557</text:p>
          </table:table-cell>
          <table:table-cell office:value-type="float" office:value="182781" table:style-name="ce1">
            <text:p>182781</text:p>
          </table:table-cell>
          <table:table-cell office:value-type="float" office:value="38012195.872000001" table:style-name="ce1">
            <text:p>38012195.87</text:p>
          </table:table-cell>
          <table:table-cell office:value-type="float" office:value="38987" table:style-name="ce1">
            <text:p>38987</text:p>
          </table:table-cell>
          <table:table-cell office:value-type="float" office:value="49982" table:style-name="ce1">
            <text:p>49982</text:p>
          </table:table-cell>
          <table:table-cell office:value-type="float" office:value="21944.894" table:style-name="ce1">
            <text:p>21944.894</text:p>
          </table:table-cell>
          <table:table-cell office:value-type="float" office:value="10513000000" table:style-name="ce1">
            <text:p>10513000000</text:p>
          </table:table-cell>
          <table:table-cell office:value-type="float" office:value="115378000000" table:style-name="ce1">
            <text:p>1.15378E+11</text:p>
          </table:table-cell>
          <table:table-cell office:value-type="float" office:value="4.6659646949801603" table:style-name="ce1">
            <text:p>4.665964695</text:p>
          </table:table-cell>
          <table:table-cell office:value-type="float" office:value="67.728814143556306" table:style-name="ce1">
            <text:p>67.72881414</text:p>
          </table:table-cell>
          <table:table-cell office:value-type="float" office:value="92.001457144092001" table:style-name="ce1">
            <text:p>92.00145714</text:p>
          </table:table-cell>
          <table:table-cell office:value-type="float" office:value="106581000000" table:style-name="ce1">
            <text:p>1.06581E+11</text:p>
          </table:table-cell>
          <table:table-cell office:value-type="float" office:value="189.57" table:style-name="ce1">
            <text:p>189.57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5017" table:style-name="ce1">
            <text:p>5017</text:p>
          </table:table-cell>
          <table:table-cell table:number-columns-repeated="16368"/>
        </table:table-row>
        <table:table-row table:style-name="ro3">
          <table:table-cell office:value-type="float" office:value="1986" table:style-name="ce11">
            <text:p>1986</text:p>
          </table:table-cell>
          <table:table-cell office:value-type="float" office:value="53197" table:style-name="ce1">
            <text:p>53197</text:p>
          </table:table-cell>
          <table:table-cell office:value-type="float" office:value="226288" table:style-name="ce1">
            <text:p>226288</text:p>
          </table:table-cell>
          <table:table-cell office:value-type="float" office:value="38269844.855999999" table:style-name="ce1">
            <text:p>38269844.86</text:p>
          </table:table-cell>
          <table:table-cell office:value-type="float" office:value="43107" table:style-name="ce1">
            <text:p>43107</text:p>
          </table:table-cell>
          <table:table-cell office:value-type="float" office:value="56102" table:style-name="ce1">
            <text:p>56102</text:p>
          </table:table-cell>
          <table:table-cell office:value-type="float" office:value="26471.712" table:style-name="ce1">
            <text:p>26471.712</text:p>
          </table:table-cell>
          <table:table-cell office:value-type="float" office:value="11838000000" table:style-name="ce1">
            <text:p>11838000000</text:p>
          </table:table-cell>
          <table:table-cell office:value-type="float" office:value="125617000000" table:style-name="ce1">
            <text:p>1.25617E+11</text:p>
          </table:table-cell>
          <table:table-cell office:value-type="float" office:value="4.9828515302164798" table:style-name="ce1">
            <text:p>4.98285153</text:p>
          </table:table-cell>
          <table:table-cell office:value-type="float" office:value="62.668600760301302" table:style-name="ce1">
            <text:p>62.66860076</text:p>
          </table:table-cell>
          <table:table-cell office:value-type="float" office:value="85.4027944841947" table:style-name="ce1">
            <text:p>85.40279448</text:p>
          </table:table-cell>
          <table:table-cell office:value-type="float" office:value="114450000000" table:style-name="ce1">
            <text:p>1.1445E+11</text:p>
          </table:table-cell>
          <table:table-cell office:value-type="float" office:value="175.23" table:style-name="ce1">
            <text:p>175.23</text:p>
          </table:table-cell>
          <table:table-cell office:value-type="float" office:value="21" table:style-name="ce1">
            <text:p>21</text:p>
          </table:table-cell>
          <table:table-cell office:value-type="float" office:value="5500" table:style-name="ce1">
            <text:p>5500</text:p>
          </table:table-cell>
          <table:table-cell table:number-columns-repeated="16368"/>
        </table:table-row>
        <table:table-row table:style-name="ro3">
          <table:table-cell office:value-type="float" office:value="1989" table:style-name="ce11">
            <text:p>1989</text:p>
          </table:table-cell>
          <table:table-cell office:value-type="float" office:value="59567" table:style-name="ce1">
            <text:p>59567</text:p>
          </table:table-cell>
          <table:table-cell office:value-type="float" office:value="302674" table:style-name="ce1">
            <text:p>302674</text:p>
          </table:table-cell>
          <table:table-cell office:value-type="float" office:value="38578975.311999999" table:style-name="ce1">
            <text:p>38578975.31</text:p>
          </table:table-cell>
          <table:table-cell office:value-type="float" office:value="52766" table:style-name="ce1">
            <text:p>52766</text:p>
          </table:table-cell>
          <table:table-cell office:value-type="float" office:value="65334" table:style-name="ce1">
            <text:p>65334</text:p>
          </table:table-cell>
          <table:table-cell office:value-type="float" office:value="30256.781999999999" table:style-name="ce1">
            <text:p>30256.782</text:p>
          </table:table-cell>
          <table:table-cell office:value-type="float" office:value="13499000000" table:style-name="ce1">
            <text:p>13499000000</text:p>
          </table:table-cell>
          <table:table-cell office:value-type="float" office:value="138584000000" table:style-name="ce1">
            <text:p>1.38584E+11</text:p>
          </table:table-cell>
          <table:table-cell office:value-type="float" office:value="5.5030678850963399" table:style-name="ce1">
            <text:p>5.503067885</text:p>
          </table:table-cell>
          <table:table-cell office:value-type="float" office:value="62.207691745042197" table:style-name="ce1">
            <text:p>62.20769175</text:p>
          </table:table-cell>
          <table:table-cell office:value-type="float" office:value="79.298788938711098" table:style-name="ce1">
            <text:p>79.29878894</text:p>
          </table:table-cell>
          <table:table-cell office:value-type="float" office:value="124750000000" table:style-name="ce1">
            <text:p>1.2475E+11</text:p>
          </table:table-cell>
          <table:table-cell office:value-type="float" office:value="184.58" table:style-name="ce1">
            <text:p>184.58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7700" table:style-name="ce1">
            <text:p>7700</text:p>
          </table:table-cell>
          <table:table-cell table:number-columns-repeated="16368"/>
        </table:table-row>
        <table:table-row table:style-name="ro3">
          <table:table-cell office:value-type="float" office:value="1992" table:style-name="ce11">
            <text:p>1992</text:p>
          </table:table-cell>
          <table:table-cell office:value-type="float" office:value="66447" table:style-name="ce1">
            <text:p>66447</text:p>
          </table:table-cell>
          <table:table-cell office:value-type="float" office:value="443715" table:style-name="ce1">
            <text:p>443715</text:p>
          </table:table-cell>
          <table:table-cell office:value-type="float" office:value="38872268" table:style-name="ce1">
            <text:p>38872268</text:p>
          </table:table-cell>
          <table:table-cell office:value-type="float" office:value="58421" table:style-name="ce1">
            <text:p>58421</text:p>
          </table:table-cell>
          <table:table-cell office:value-type="float" office:value="75231" table:style-name="ce1">
            <text:p>75231</text:p>
          </table:table-cell>
          <table:table-cell office:value-type="float" office:value="34336.445" table:style-name="ce1">
            <text:p>34336.445</text:p>
          </table:table-cell>
          <table:table-cell office:value-type="float" office:value="14539000000" table:style-name="ce1">
            <text:p>14539000000</text:p>
          </table:table-cell>
          <table:table-cell office:value-type="float" office:value="154749000000" table:style-name="ce1">
            <text:p>1.54749E+11</text:p>
          </table:table-cell>
          <table:table-cell office:value-type="float" office:value="5.8717161758003398" table:style-name="ce1">
            <text:p>5.871716176</text:p>
          </table:table-cell>
          <table:table-cell office:value-type="float" office:value="63.251554224740197" table:style-name="ce1">
            <text:p>63.25155422</text:p>
          </table:table-cell>
          <table:table-cell office:value-type="float" office:value="77.953825410007298" table:style-name="ce1">
            <text:p>77.95382541</text:p>
          </table:table-cell>
          <table:table-cell office:value-type="float" office:value="140579000000" table:style-name="ce1">
            <text:p>1.40579E+11</text:p>
          </table:table-cell>
          <table:table-cell office:value-type="float" office:value="212.88" table:style-name="ce1">
            <text:p>212.8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9522" table:style-name="ce1">
            <text:p>9522</text:p>
          </table:table-cell>
          <table:table-cell table:number-columns-repeated="16368"/>
        </table:table-row>
        <table:table-row table:style-name="ro3">
          <table:table-cell office:value-type="float" office:value="1994" table:style-name="ce11">
            <text:p>1994</text:p>
          </table:table-cell>
          <table:table-cell office:value-type="float" office:value="68608" table:style-name="ce1">
            <text:p>68608</text:p>
          </table:table-cell>
          <table:table-cell office:value-type="float" office:value="425936" table:style-name="ce1">
            <text:p>425936</text:p>
          </table:table-cell>
          <table:table-cell office:value-type="float" office:value="39101760.952" table:style-name="ce1">
            <text:p>39101760.95</text:p>
          </table:table-cell>
          <table:table-cell office:value-type="float" office:value="64221" table:style-name="ce1">
            <text:p>64221</text:p>
          </table:table-cell>
          <table:table-cell office:value-type="float" office:value="82521" table:style-name="ce1">
            <text:p>82521</text:p>
          </table:table-cell>
          <table:table-cell office:value-type="float" office:value="32922.368000000002" table:style-name="ce1">
            <text:p>32922.368</text:p>
          </table:table-cell>
          <table:table-cell office:value-type="float" office:value="14848000000" table:style-name="ce1">
            <text:p>14848000000</text:p>
          </table:table-cell>
          <table:table-cell office:value-type="float" office:value="155439000000" table:style-name="ce1">
            <text:p>1.55439E+11</text:p>
          </table:table-cell>
          <table:table-cell office:value-type="float" office:value="6.2814445826633003" table:style-name="ce1">
            <text:p>6.281444583</text:p>
          </table:table-cell>
          <table:table-cell office:value-type="float" office:value="63.931189120798898" table:style-name="ce1">
            <text:p>63.93118912</text:p>
          </table:table-cell>
          <table:table-cell office:value-type="float" office:value="77.691318433304204" table:style-name="ce1">
            <text:p>77.69131843</text:p>
          </table:table-cell>
          <table:table-cell office:value-type="float" office:value="143217000000" table:style-name="ce1">
            <text:p>1.43217E+11</text:p>
          </table:table-cell>
          <table:table-cell office:value-type="float" office:value="210.14" table:style-name="ce1">
            <text:p>210.14</text:p>
          </table:table-cell>
          <table:table-cell office:value-type="float" office:value="22.4" table:style-name="ce1">
            <text:p>22.4</text:p>
          </table:table-cell>
          <table:table-cell office:value-type="float" office:value="9980" table:style-name="ce1">
            <text:p>9980</text:p>
          </table:table-cell>
          <table:table-cell table:number-columns-repeated="16368"/>
        </table:table-row>
        <table:table-row table:style-name="ro3">
          <table:table-cell office:value-type="float" office:value="1996" table:style-name="ce11">
            <text:p>1996</text:p>
          </table:table-cell>
          <table:table-cell office:value-type="float" office:value="72205" table:style-name="ce1">
            <text:p>72205</text:p>
          </table:table-cell>
          <table:table-cell office:value-type="float" office:value="456495" table:style-name="ce1">
            <text:p>456495</text:p>
          </table:table-cell>
          <table:table-cell office:value-type="float" office:value="39388359.776000001" table:style-name="ce1">
            <text:p>39388359.78</text:p>
          </table:table-cell>
          <table:table-cell office:value-type="float" office:value="69962.210000000006" table:style-name="ce1">
            <text:p>69962.21</text:p>
          </table:table-cell>
          <table:table-cell office:value-type="float" office:value="87142" table:style-name="ce1">
            <text:p>87142</text:p>
          </table:table-cell>
          <table:table-cell office:value-type="float" office:value="31511.632000000001" table:style-name="ce1">
            <text:p>31511.632</text:p>
          </table:table-cell>
          <table:table-cell office:value-type="float" office:value="15959000000" table:style-name="ce1">
            <text:p>15959000000</text:p>
          </table:table-cell>
          <table:table-cell office:value-type="float" office:value="165596000000" table:style-name="ce1">
            <text:p>1.65596E+11</text:p>
          </table:table-cell>
          <table:table-cell office:value-type="float" office:value="6.23675154120422" table:style-name="ce1">
            <text:p>6.236751541</text:p>
          </table:table-cell>
          <table:table-cell office:value-type="float" office:value="68.734999455594505" table:style-name="ce1">
            <text:p>68.73499946</text:p>
          </table:table-cell>
          <table:table-cell office:value-type="float" office:value="79.602167668520295" table:style-name="ce1">
            <text:p>79.60216767</text:p>
          </table:table-cell>
          <table:table-cell office:value-type="float" office:value="155612000000" table:style-name="ce1">
            <text:p>1.55612E+11</text:p>
          </table:table-cell>
          <table:table-cell office:value-type="float" office:value="232.69" table:style-name="ce1">
            <text:p>232.69</text:p>
          </table:table-cell>
          <table:table-cell office:value-type="float" office:value="22.7" table:style-name="ce1">
            <text:p>22.7</text:p>
          </table:table-cell>
          <table:table-cell office:value-type="float" office:value="11300" table:style-name="ce1">
            <text:p>11300</text:p>
          </table:table-cell>
          <table:table-cell table:number-columns-repeated="16368"/>
        </table:table-row>
        <table:table-row table:style-name="ro3">
          <table:table-cell office:value-type="float" office:value="1997" table:style-name="ce11">
            <text:p>1997</text:p>
          </table:table-cell>
          <table:table-cell office:value-type="float" office:value="76393" table:style-name="ce1">
            <text:p>76393</text:p>
          </table:table-cell>
          <table:table-cell office:value-type="float" office:value="490476" table:style-name="ce1">
            <text:p>490476</text:p>
          </table:table-cell>
          <table:table-cell office:value-type="float" office:value="39561092" table:style-name="ce1">
            <text:p>39561092</text:p>
          </table:table-cell>
          <table:table-cell office:value-type="float" office:value="78212" table:style-name="ce1">
            <text:p>78212</text:p>
          </table:table-cell>
          <table:table-cell office:value-type="float" office:value="94179" table:style-name="ce1">
            <text:p>94179</text:p>
          </table:table-cell>
          <table:table-cell office:value-type="float" office:value="32696.992999999999" table:style-name="ce1">
            <text:p>32696.993</text:p>
          </table:table-cell>
          <table:table-cell office:value-type="float" office:value="15597000000" table:style-name="ce1">
            <text:p>15597000000</text:p>
          </table:table-cell>
          <table:table-cell office:value-type="float" office:value="173365000000" table:style-name="ce1">
            <text:p>1.73365E+11</text:p>
          </table:table-cell>
          <table:table-cell office:value-type="float" office:value="6.6374252672458898" table:style-name="ce1">
            <text:p>6.637425267</text:p>
          </table:table-cell>
          <table:table-cell office:value-type="float" office:value="67.0784524160849" table:style-name="ce1">
            <text:p>67.07845242</text:p>
          </table:table-cell>
          <table:table-cell office:value-type="float" office:value="77.857633129815198" table:style-name="ce1">
            <text:p>77.85763313</text:p>
          </table:table-cell>
          <table:table-cell office:value-type="float" office:value="159916000000" table:style-name="ce1">
            <text:p>1.59916E+11</text:p>
          </table:table-cell>
          <table:table-cell office:value-type="float" office:value="222.37" table:style-name="ce1">
            <text:p>222.37</text:p>
          </table:table-cell>
          <table:table-cell office:value-type="float" office:value="22" table:style-name="ce1">
            <text:p>22</text:p>
          </table:table-cell>
          <table:table-cell office:value-type="float" office:value="11950" table:style-name="ce1">
            <text:p>11950</text:p>
          </table:table-cell>
          <table:table-cell table:number-columns-repeated="16368"/>
        </table:table-row>
        <table:table-row table:style-name="ro3">
          <table:table-cell office:value-type="float" office:value="1998" table:style-name="ce11">
            <text:p>1998</text:p>
          </table:table-cell>
          <table:table-cell office:value-type="float" office:value="81176" table:style-name="ce1">
            <text:p>81176</text:p>
          </table:table-cell>
          <table:table-cell office:value-type="float" office:value="505438" table:style-name="ce1">
            <text:p>505438</text:p>
          </table:table-cell>
          <table:table-cell office:value-type="float" office:value="39757722.424000002" table:style-name="ce1">
            <text:p>39757722.42</text:p>
          </table:table-cell>
          <table:table-cell office:value-type="float" office:value="93419" table:style-name="ce1">
            <text:p>93419</text:p>
          </table:table-cell>
          <table:table-cell office:value-type="float" office:value="109468" table:style-name="ce1">
            <text:p>109468</text:p>
          </table:table-cell>
          <table:table-cell office:value-type="float" office:value="31695" table:style-name="ce1">
            <text:p>31695</text:p>
          </table:table-cell>
          <table:table-cell office:value-type="float" office:value="14098000000" table:style-name="ce1">
            <text:p>14098000000</text:p>
          </table:table-cell>
          <table:table-cell office:value-type="float" office:value="189147000000" table:style-name="ce1">
            <text:p>1.89147E+11</text:p>
          </table:table-cell>
          <table:table-cell office:value-type="float" office:value="6.6268542343875998" table:style-name="ce1">
            <text:p>6.626854234</text:p>
          </table:table-cell>
          <table:table-cell office:value-type="float" office:value="69.982939285738098" table:style-name="ce1">
            <text:p>69.98293929</text:p>
          </table:table-cell>
          <table:table-cell office:value-type="float" office:value="80.071261894313594" table:style-name="ce1">
            <text:p>80.07126189</text:p>
          </table:table-cell>
          <table:table-cell office:value-type="float" office:value="173225000000" table:style-name="ce1">
            <text:p>1.73225E+11</text:p>
          </table:table-cell>
          <table:table-cell office:value-type="float" office:value="240.69" table:style-name="ce1">
            <text:p>240.69</text:p>
          </table:table-cell>
          <table:table-cell office:value-type="float" office:value="20.6" table:style-name="ce1">
            <text:p>20.6</text:p>
          </table:table-cell>
          <table:table-cell office:value-type="float" office:value="12300" table:style-name="ce1">
            <text:p>12300</text:p>
          </table:table-cell>
          <table:table-cell table:number-columns-repeated="16368"/>
        </table:table-row>
        <table:table-row table:style-name="ro3">
          <table:table-cell office:value-type="float" office:value="2000" table:style-name="ce11">
            <text:p>2000</text:p>
          </table:table-cell>
          <table:table-cell office:value-type="float" office:value="89038" table:style-name="ce1">
            <text:p>89038</text:p>
          </table:table-cell>
          <table:table-cell office:value-type="float" office:value="579942" table:style-name="ce1">
            <text:p>579942</text:p>
          </table:table-cell>
          <table:table-cell office:value-type="float" office:value="40235506.847999997" table:style-name="ce1">
            <text:p>40235506.85</text:p>
          </table:table-cell>
          <table:table-cell office:value-type="float" office:value="104788" table:style-name="ce1">
            <text:p>104788</text:p>
          </table:table-cell>
          <table:table-cell office:value-type="float" office:value="139093" table:style-name="ce1">
            <text:p>139093</text:p>
          </table:table-cell>
          <table:table-cell office:value-type="float" office:value="30657.88" table:style-name="ce1">
            <text:p>30657.88</text:p>
          </table:table-cell>
          <table:table-cell office:value-type="float" office:value="19478000000" table:style-name="ce1">
            <text:p>19478000000</text:p>
          </table:table-cell>
          <table:table-cell office:value-type="float" office:value="205837000000" table:style-name="ce1">
            <text:p>2.05837E+11</text:p>
          </table:table-cell>
          <table:table-cell office:value-type="float" office:value="6.8098794374737803" table:style-name="ce1">
            <text:p>6.809879437</text:p>
          </table:table-cell>
          <table:table-cell office:value-type="float" office:value="73.623788369760703" table:style-name="ce1">
            <text:p>73.62378837</text:p>
          </table:table-cell>
          <table:table-cell office:value-type="float" office:value="80.975962021410297" table:style-name="ce1">
            <text:p>80.97596202</text:p>
          </table:table-cell>
          <table:table-cell office:value-type="float" office:value="194692000000" table:style-name="ce1">
            <text:p>1.94692E+11</text:p>
          </table:table-cell>
          <table:table-cell office:value-type="float" office:value="268.43" table:style-name="ce1">
            <text:p>268.43</text:p>
          </table:table-cell>
          <table:table-cell office:value-type="float" office:value="15.6" table:style-name="ce1">
            <text:p>15.6</text:p>
          </table:table-cell>
          <table:table-cell office:value-type="float" office:value="15670" table:style-name="ce1">
            <text:p>15670</text:p>
          </table:table-cell>
          <table:table-cell table:number-columns-repeated="16368"/>
        </table:table-row>
        <table:table-row table:style-name="ro3">
          <table:table-cell office:value-type="float" office:value="2001" table:style-name="ce11">
            <text:p>2001</text:p>
          </table:table-cell>
          <table:table-cell office:value-type="float" office:value="93286" table:style-name="ce1">
            <text:p>93286</text:p>
          </table:table-cell>
          <table:table-cell office:value-type="float" office:value="629907" table:style-name="ce1">
            <text:p>629907</text:p>
          </table:table-cell>
          <table:table-cell office:value-type="float" office:value="40523075.336000003" table:style-name="ce1">
            <text:p>40523075.34</text:p>
          </table:table-cell>
          <table:table-cell office:value-type="float" office:value="124177" table:style-name="ce1">
            <text:p>124177</text:p>
          </table:table-cell>
          <table:table-cell office:value-type="float" office:value="169468" table:style-name="ce1">
            <text:p>169468</text:p>
          </table:table-cell>
          <table:table-cell office:value-type="float" office:value="31560.548999999999" table:style-name="ce1">
            <text:p>31560.549</text:p>
          </table:table-cell>
          <table:table-cell office:value-type="float" office:value="19266000000" table:style-name="ce1">
            <text:p>19266000000</text:p>
          </table:table-cell>
          <table:table-cell office:value-type="float" office:value="220921000000" table:style-name="ce1">
            <text:p>2.20921E+11</text:p>
          </table:table-cell>
          <table:table-cell office:value-type="float" office:value="7.0416902986799199" table:style-name="ce1">
            <text:p>7.041690299</text:p>
          </table:table-cell>
          <table:table-cell office:value-type="float" office:value="74.100231983534897" table:style-name="ce1">
            <text:p>74.10023198</text:p>
          </table:table-cell>
          <table:table-cell office:value-type="float" office:value="80.634990045216597" table:style-name="ce1">
            <text:p>80.63499005</text:p>
          </table:table-cell>
          <table:table-cell office:value-type="float" office:value="209647000000" table:style-name="ce1">
            <text:p>2.09647E+11</text:p>
          </table:table-cell>
          <table:table-cell office:value-type="float" office:value="283.91000000000003" table:style-name="ce1">
            <text:p>283.91</text:p>
          </table:table-cell>
          <table:table-cell office:value-type="float" office:value="13.9" table:style-name="ce1">
            <text:p>13.9</text:p>
          </table:table-cell>
          <table:table-cell office:value-type="float" office:value="16767" table:style-name="ce1">
            <text:p>16767</text:p>
          </table:table-cell>
          <table:table-cell table:number-columns-repeated="16368"/>
        </table:table-row>
        <table:table-row table:style-name="ro3">
          <table:table-cell office:value-type="float" office:value="2003" table:style-name="ce11">
            <text:p>2003</text:p>
          </table:table-cell>
          <table:table-cell office:value-type="float" office:value="99597" table:style-name="ce1">
            <text:p>99597</text:p>
          </table:table-cell>
          <table:table-cell office:value-type="float" office:value="729258" table:style-name="ce1">
            <text:p>729258</text:p>
          </table:table-cell>
          <table:table-cell office:value-type="float" office:value="41211601.083999999" table:style-name="ce1">
            <text:p>41211601.08</text:p>
          </table:table-cell>
          <table:table-cell office:value-type="float" office:value="133267" table:style-name="ce1">
            <text:p>133267</text:p>
          </table:table-cell>
          <table:table-cell office:value-type="float" office:value="175267" table:style-name="ce1">
            <text:p>175267</text:p>
          </table:table-cell>
          <table:table-cell office:value-type="float" office:value="31652.197" table:style-name="ce1">
            <text:p>31652.197</text:p>
          </table:table-cell>
          <table:table-cell office:value-type="float" office:value="19247000000" table:style-name="ce1">
            <text:p>19247000000</text:p>
          </table:table-cell>
          <table:table-cell office:value-type="float" office:value="239917000000" table:style-name="ce1">
            <text:p>2.39917E+11</text:p>
          </table:table-cell>
          <table:table-cell office:value-type="float" office:value="7.7227201685024696" table:style-name="ce1">
            <text:p>7.722720169</text:p>
          </table:table-cell>
          <table:table-cell office:value-type="float" office:value="75.417106247938307" table:style-name="ce1">
            <text:p>75.41710625</text:p>
          </table:table-cell>
          <table:table-cell office:value-type="float" office:value="81.459736069344004" table:style-name="ce1">
            <text:p>81.45973607</text:p>
          </table:table-cell>
          <table:table-cell office:value-type="float" office:value="231045000000" table:style-name="ce1">
            <text:p>2.31045E+11</text:p>
          </table:table-cell>
          <table:table-cell office:value-type="float" office:value="301.70999999999998" table:style-name="ce1">
            <text:p>301.71</text:p>
          </table:table-cell>
          <table:table-cell office:value-type="float" office:value="11.4" table:style-name="ce1">
            <text:p>11.4</text:p>
          </table:table-cell>
          <table:table-cell office:value-type="float" office:value="19124" table:style-name="ce1">
            <text:p>19124</text:p>
          </table:table-cell>
          <table:table-cell table:number-columns-repeated="16368"/>
        </table:table-row>
        <table:table-row table:style-name="ro3">
          <table:table-cell office:value-type="float" office:value="2005" table:style-name="ce11">
            <text:p>2005</text:p>
          </table:table-cell>
          <table:table-cell office:value-type="float" office:value="105988" table:style-name="ce1">
            <text:p>105988</text:p>
          </table:table-cell>
          <table:table-cell office:value-type="float" office:value="841294" table:style-name="ce1">
            <text:p>841294</text:p>
          </table:table-cell>
          <table:table-cell office:value-type="float" office:value="42072693.487999998" table:style-name="ce1">
            <text:p>42072693.49</text:p>
          </table:table-cell>
          <table:table-cell office:value-type="float" office:value="146924" table:style-name="ce1">
            <text:p>146924</text:p>
          </table:table-cell>
          <table:table-cell office:value-type="float" office:value="208410" table:style-name="ce1">
            <text:p>208410</text:p>
          </table:table-cell>
          <table:table-cell office:value-type="float" office:value="32537.106" table:style-name="ce1">
            <text:p>32537.106</text:p>
          </table:table-cell>
          <table:table-cell office:value-type="float" office:value="24070000000" table:style-name="ce1">
            <text:p>24070000000</text:p>
          </table:table-cell>
          <table:table-cell office:value-type="float" office:value="276652000000" table:style-name="ce1">
            <text:p>2.76652E+11</text:p>
          </table:table-cell>
          <table:table-cell office:value-type="float" office:value="7.9703621438001697" table:style-name="ce1">
            <text:p>7.970362144</text:p>
          </table:table-cell>
          <table:table-cell office:value-type="float" office:value="76.597032786459806" table:style-name="ce1">
            <text:p>76.59703279</text:p>
          </table:table-cell>
          <table:table-cell office:value-type="float" office:value="81.835576122972" table:style-name="ce1">
            <text:p>81.83557612</text:p>
          </table:table-cell>
          <table:table-cell office:value-type="float" office:value="252909000000" table:style-name="ce1">
            <text:p>2.52909E+11</text:p>
          </table:table-cell>
          <table:table-cell office:value-type="float" office:value="327.25" table:style-name="ce1">
            <text:p>327.25</text:p>
          </table:table-cell>
          <table:table-cell office:value-type="float" office:value="11" table:style-name="ce1">
            <text:p>11</text:p>
          </table:table-cell>
          <table:table-cell office:value-type="float" office:value="22030" table:style-name="ce1">
            <text:p>22030</text:p>
          </table:table-cell>
          <table:table-cell table:number-columns-repeated="16368"/>
        </table:table-row>
        <table:table-row table:style-name="ro3">
          <table:table-cell office:value-type="float" office:value="2006" table:style-name="ce11">
            <text:p>2006</text:p>
          </table:table-cell>
          <table:table-cell office:value-type="float" office:value="104143" table:style-name="ce1">
            <text:p>104143</text:p>
          </table:table-cell>
          <table:table-cell office:value-type="float" office:value="909298" table:style-name="ce1">
            <text:p>909298</text:p>
          </table:table-cell>
          <table:table-cell office:value-type="float" office:value="42575970.295999996" table:style-name="ce1">
            <text:p>42575970.3</text:p>
          </table:table-cell>
          <table:table-cell office:value-type="float" office:value="155004" table:style-name="ce1">
            <text:p>155004</text:p>
          </table:table-cell>
          <table:table-cell office:value-type="float" office:value="232954" table:style-name="ce1">
            <text:p>232954</text:p>
          </table:table-cell>
          <table:table-cell office:value-type="float" office:value="30159.439999999999" table:style-name="ce1">
            <text:p>30159.44</text:p>
          </table:table-cell>
          <table:table-cell office:value-type="float" office:value="25960000000" table:style-name="ce1">
            <text:p>25960000000</text:p>
          </table:table-cell>
          <table:table-cell office:value-type="float" office:value="289445000000" table:style-name="ce1">
            <text:p>2.89445E+11</text:p>
          </table:table-cell>
          <table:table-cell office:value-type="float" office:value="8.37662532951936" table:style-name="ce1">
            <text:p>8.37662533</text:p>
          </table:table-cell>
          <table:table-cell office:value-type="float" office:value="78.748147818424101" table:style-name="ce1">
            <text:p>78.74814782</text:p>
          </table:table-cell>
          <table:table-cell office:value-type="float" office:value="83.464559732825407" table:style-name="ce1">
            <text:p>83.46455973</text:p>
          </table:table-cell>
          <table:table-cell office:value-type="float" office:value="266774000000" table:style-name="ce1">
            <text:p>2.66774E+11</text:p>
          </table:table-cell>
          <table:table-cell office:value-type="float" office:value="339.44" table:style-name="ce1">
            <text:p>339.44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3216" table:style-name="ce1">
            <text:p>23216</text:p>
          </table:table-cell>
          <table:table-cell table:number-columns-repeated="16368"/>
        </table:table-row>
        <table:table-row table:style-name="ro3">
          <table:table-cell office:value-type="float" office:value="2008" table:style-name="ce11">
            <text:p>2008</text:p>
          </table:table-cell>
          <table:table-cell office:value-type="float" office:value="103274" table:style-name="ce1">
            <text:p>103274</text:p>
          </table:table-cell>
          <table:table-cell office:value-type="float" office:value="1053161" table:style-name="ce1">
            <text:p>1053161</text:p>
          </table:table-cell>
          <table:table-cell office:value-type="float" office:value="43744021.343999997" table:style-name="ce1">
            <text:p>43744021.34</text:p>
          </table:table-cell>
          <table:table-cell office:value-type="float" office:value="185023" table:style-name="ce1">
            <text:p>185023</text:p>
          </table:table-cell>
          <table:table-cell office:value-type="float" office:value="285038" table:style-name="ce1">
            <text:p>285038</text:p>
          </table:table-cell>
          <table:table-cell office:value-type="float" office:value="30289.025000000001" table:style-name="ce1">
            <text:p>30289.025</text:p>
          </table:table-cell>
          <table:table-cell office:value-type="float" office:value="25481000000" table:style-name="ce1">
            <text:p>25481000000</text:p>
          </table:table-cell>
          <table:table-cell office:value-type="float" office:value="301839000000" table:style-name="ce1">
            <text:p>3.01839E+11</text:p>
          </table:table-cell>
          <table:table-cell office:value-type="float" office:value="10.050764098189401" table:style-name="ce1">
            <text:p>10.0507641</text:p>
          </table:table-cell>
          <table:table-cell office:value-type="float" office:value="78.9419292109434" table:style-name="ce1">
            <text:p>78.94192921</text:p>
          </table:table-cell>
          <table:table-cell office:value-type="float" office:value="83.187731680562493" table:style-name="ce1">
            <text:p>83.18773168</text:p>
          </table:table-cell>
          <table:table-cell office:value-type="float" office:value="273820000000" table:style-name="ce1">
            <text:p>2.7382E+11</text:p>
          </table:table-cell>
          <table:table-cell office:value-type="float" office:value="343.71" table:style-name="ce1">
            <text:p>343.7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726" table:style-name="ce1">
            <text:p>25726</text:p>
          </table:table-cell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Data.A2:Data.P32" table:name="__Anonymous_Sheet_DB__1" table:contains-header="false">
          <table:sort>
            <table:sort-by table:field-number="0"/>
          </table:sort>
        </table:database-range>
        <table:database-range table:target-range-address="Data_Normalized.A2:Data_Normalized.P32" table:name="__Anonymous_Sheet_DB__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9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meta:initial-creator>portatil</meta:initial-creator>
    <dc:creator>Microsoft Office User</dc:creator>
    <meta:creation-date>2013-11-02T13:30:14Z</meta:creation-date>
    <dc:date>2019-10-25T16:01:02Z</dc:date>
    <meta:editing-cycles>18</meta:editing-cycles>
    <meta:editing-duration>PT27094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